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2719b" draw:stroke-linejoin="miter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79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35cm" svg:stroke-color="#42719b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35cm" svg:stroke-color="#ba8c00" draw:stroke-linejoin="miter" draw:fill="solid" draw:fill-color="#ffe699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79cm" svg:stroke-color="#ba8c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35cm" svg:stroke-color="#ad5b24" draw:stroke-linejoin="miter" draw:fill="solid" draw:fill-color="#f8cbad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79cm" svg:stroke-color="#ad5b24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42719b" draw:stroke-linejoin="miter" draw:fill="solid" draw:fill-color="#b2b2b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" style:family="graphic" style:parent-style-name="standard">
      <style:graphic-properties draw:stroke="dash" draw:stroke-dash="Dot" svg:stroke-width="0.035cm" svg:stroke-color="#a6a6a6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35cm" svg:stroke-color="#527e34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solid" svg:stroke-width="0.079cm" svg:stroke-color="#527e34" draw:stroke-linejoin="miter" draw:fill="solid" draw:fill-color="#70ad4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4472c4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5" style:family="graphic" style:parent-style-name="standard">
      <style:graphic-properties draw:stroke="none" draw:fill-color="#ffc000" draw:textarea-horizontal-align="justify" draw:textarea-vertical-align="middle" draw:auto-grow-height="false" fo:min-height="0.189cm" fo:min-width="0.149cm" fo:wrap-option="wrap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.898cm" fo:min-width="0.898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548235" draw:marker-start-width="0.321cm" draw:marker-end-width="0.321cm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svg:stroke-color="#548235" draw:marker-start-width="0.322cm" draw:marker-end-width="0.322cm" draw:textarea-vertical-align="middle" fo:padding-top="0.166cm" fo:padding-bottom="0.166cm" fo:padding-left="0.291cm" fo:padding-right="0.291cm"/>
    </style:style>
    <style:style style:name="gr53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1.072cm" fo:min-width="2.185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width="0.081cm" svg:stroke-color="#bf9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85cm"/>
      <style:paragraph-properties style:writing-mode="lr-tb"/>
    </style:style>
    <style:style style:name="gr60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614cm" fo:min-width="0.364cm" fo:padding-top="0.04cm" fo:padding-bottom="0.04cm" fo:padding-left="0.07cm" fo:padding-right="0.07cm"/>
      <style:paragraph-properties style:writing-mode="lr-tb"/>
    </style:style>
    <style:style style:name="gr61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9cm"/>
      <style:paragraph-properties style:writing-mode="lr-tb"/>
    </style:style>
    <style:style style:name="gr66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8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3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7cm"/>
      <style:paragraph-properties style:writing-mode="lr-tb"/>
    </style:style>
    <style:style style:name="gr71" style:family="graphic" style:parent-style-name="objectwithoutfill">
      <style:graphic-properties svg:stroke-width="0.081cm" draw:marker-start-width="0.321cm" draw:marker-end-width="0.321cm" draw:fill="none" draw:textarea-vertical-align="middle" fo:padding-top="0.17cm" fo:padding-bottom="0.17cm" fo:padding-left="0.19cm" fo:padding-right="0.19cm"/>
    </style:style>
    <style:style style:name="gr72" style:family="graphic" style:parent-style-name="objectwithoutfill">
      <style:graphic-properties draw:stroke="dash" draw:stroke-dash="Long_20_Dash" svg:stroke-width="0.081cm" svg:stroke-color="#bf9000" draw:marker-start-width="0.321cm" draw:marker-end-width="0.321cm" svg:stroke-linecap="butt" draw:fill="none" draw:textarea-vertical-align="middle" fo:padding-top="0.17cm" fo:padding-bottom="0.17cm" fo:padding-left="0.19cm" fo:padding-right="0.19cm"/>
    </style:style>
    <style:style style:name="gr73" style:family="graphic" style:parent-style-name="standard">
      <style:graphic-properties draw:stroke="solid" svg:stroke-width="0.035cm" svg:stroke-color="#5b9bd5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4" style:family="graphic" style:parent-style-name="standard">
      <style:graphic-properties draw:stroke="solid" svg:stroke-width="0.035cm" svg:stroke-color="#787878" draw:stroke-linejoin="miter" draw:fill="solid" draw:fill-color="#a5a5a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8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18cm" svg:stroke-color="#c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80" style:family="graphic" style:parent-style-name="standard">
      <style:graphic-properties draw:stroke="solid" svg:stroke-width="0.035cm" svg:stroke-color="#c55a11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1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4" style:family="graphic" style:parent-style-name="standard">
      <style:graphic-properties draw:stroke="dash" draw:stroke-dash="Dot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7" style:family="graphic" style:parent-style-name="standard">
      <style:graphic-properties draw:stroke="solid" svg:stroke-width="0.035cm" svg:stroke-color="#7030a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6" style:family="graphic" style:parent-style-name="standard">
      <style:graphic-properties draw:stroke="solid" svg:stroke-width="0.035cm" svg:stroke-color="#787878" draw:stroke-linejoin="miter" draw:fill="solid" draw:fill-color="#76717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8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9" style:family="graphic" style:parent-style-name="standard">
      <style:graphic-properties draw:stroke="solid" svg:stroke-width="0.079cm" svg:stroke-color="#5b9bd5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0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2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3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4" style:family="graphic" style:parent-style-name="standard">
      <style:graphic-properties draw:stroke="dash" draw:stroke-dash="Dash" svg:stroke-width="0.035cm" svg:stroke-color="#787878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05" style:family="graphic" style:parent-style-name="standard">
      <style:graphic-properties draw:stroke="dash" draw:stroke-dash="Dash" svg:stroke-width="0.035cm" svg:stroke-color="#787878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0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7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9" style:family="graphic" style:parent-style-name="standard">
      <style:graphic-properties draw:stroke="solid" svg:stroke-width="0.079cm" svg:stroke-color="#ba8c00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3" style:family="graphic" style:parent-style-name="standard">
      <style:graphic-properties draw:stroke="solid" svg:stroke-width="0.079cm" svg:stroke-color="#ad5b24" draw:marker-end="msArrowEnd_20_5" draw:marker-end-width="0.237cm" draw:marker-end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6" style:family="graphic" style:parent-style-name="standard">
      <style:graphic-properties draw:stroke="dash" draw:stroke-dash="Dot" svg:stroke-width="0.035cm" svg:stroke-color="#a6a6a6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7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8" style:family="graphic" style:parent-style-name="standard">
      <style:graphic-properties draw:stroke="none" svg:stroke-width="0.035cm" draw:stroke-linejoin="miter" draw:fill="solid" draw:fill-color="#ff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0" style:family="graphic" style:parent-style-name="standard">
      <style:graphic-properties draw:stroke="solid" svg:stroke-width="0.079cm" svg:stroke-color="#ad5b24" draw:marker-start="msArrowEnd_20_5" draw:marker-start-width="0.237cm" draw:marker-start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079cm" svg:stroke-color="#ed7d31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2" style:family="graphic" style:parent-style-name="standard">
      <style:graphic-properties draw:stroke="solid" svg:stroke-width="0.035cm" svg:stroke-color="#9dc3e6" draw:stroke-linejoin="miter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3" style:family="graphic" style:parent-style-name="standard">
      <style:graphic-properties draw:stroke="solid" svg:stroke-width="0.079cm" svg:stroke-color="#9dc3e6" draw:stroke-linejoin="miter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4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6" style:family="graphic" style:parent-style-name="standard">
      <style:graphic-properties draw:stroke="solid" svg:stroke-width="0.079cm" svg:stroke-color="#f4b18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7" style:family="graphic" style:parent-style-name="standard">
      <style:graphic-properties draw:stroke="dash" draw:stroke-dash="Dot" svg:stroke-width="0.079cm" svg:stroke-color="#0000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8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9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40" style:family="graphic" style:parent-style-name="standard">
      <style:graphic-properties draw:stroke="dash" draw:stroke-dash="Long_20_Dash" svg:stroke-width="0cm" svg:stroke-color="#c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1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2" style:family="graphic" style:parent-style-name="standard">
      <style:graphic-properties draw:stroke="solid" svg:stroke-width="0.035cm" svg:stroke-color="#9dc3e6" draw:stroke-linejoin="miter" svg:stroke-linecap="butt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3" style:family="graphic" style:parent-style-name="standard">
      <style:graphic-properties draw:stroke="dash" draw:stroke-dash="Dot" svg:stroke-width="0.035cm" svg:stroke-color="#a6a6a6" draw:stroke-linejoin="miter" svg:stroke-linecap="butt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4" style:family="graphic" style:parent-style-name="standard">
      <style:graphic-properties draw:stroke="solid" svg:stroke-width="0.079cm" svg:stroke-color="#f4b18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5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6" style:family="graphic" style:parent-style-name="standard">
      <style:graphic-properties draw:stroke="solid" svg:stroke-width="0.079cm" svg:stroke-color="#bf9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9" style:family="graphic" style:parent-style-name="standard">
      <style:graphic-properties draw:stroke="solid" svg:stroke-width="0.035cm" svg:stroke-color="#42719b" draw:stroke-linejoin="miter" svg:stroke-linecap="butt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0" style:family="graphic" style:parent-style-name="standard">
      <style:graphic-properties draw:stroke="solid" svg:stroke-width="0.035cm" svg:stroke-color="#42719b" draw:stroke-linejoin="miter" svg:stroke-linecap="butt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1" style:family="graphic" style:parent-style-name="standard">
      <style:graphic-properties draw:stroke="solid" svg:stroke-width="0.079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3" style:family="graphic" style:parent-style-name="standard">
      <style:graphic-properties draw:stroke="solid" svg:stroke-width="0.079cm" svg:stroke-color="#ed7d31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6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7" style:family="graphic" style:parent-style-name="standard">
      <style:graphic-properties draw:stroke="solid" svg:stroke-width="0.053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8" style:family="graphic" style:parent-style-name="standard">
      <style:graphic-properties draw:stroke="solid" svg:stroke-width="0.079cm" svg:stroke-color="#548235" draw:stroke-linejoin="miter" svg:stroke-linecap="butt" draw:fill="solid" draw:fill-color="#a9d18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4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0" style:family="graphic" style:parent-style-name="standard">
      <style:graphic-properties draw:stroke="solid" svg:stroke-width="0.079cm" svg:stroke-color="#9dc3e6" draw:stroke-linejoin="miter" svg:stroke-linecap="butt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1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2" style:family="graphic" style:parent-style-name="standard">
      <style:graphic-properties draw:stroke="solid" svg:stroke-width="0.035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3" style:family="graphic" style:parent-style-name="standard">
      <style:graphic-properties draw:stroke="solid" svg:stroke-width="0.079cm" svg:stroke-color="#54823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7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1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7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1" style:family="graphic" style:parent-style-name="standard">
      <style:graphic-properties draw:stroke="none" svg:stroke-width="0.035cm" draw:stroke-linejoin="miter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3" style:family="graphic" style:parent-style-name="standard">
      <style:graphic-properties draw:stroke="solid" svg:stroke-width="0.035cm" svg:stroke-color="#70ad47" draw:stroke-linejoin="miter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4" style:family="graphic" style:parent-style-name="standard">
      <style:graphic-properties draw:stroke="solid" svg:stroke-width="0.035cm" svg:stroke-color="#548235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0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8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9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0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1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2" style:family="graphic" style:parent-style-name="standard">
      <style:graphic-properties draw:stroke="solid" svg:stroke-width="0.123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4" style:family="graphic" style:parent-style-name="standard">
      <style:graphic-properties draw:stroke="solid" svg:stroke-width="0.123cm" svg:stroke-color="#5b9bd5" draw:marker-end="msArrowEnd_20_5" draw:marker-end-width="0.369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15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6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7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1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1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2" style:family="graphic" style:parent-style-name="standard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4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6" style:family="graphic" style:parent-style-name="standard">
      <style:graphic-properties draw:stroke="solid" svg:stroke-width="0.035cm" svg:stroke-color="#70ad47" draw:stroke-linejoin="miter" svg:stroke-linecap="butt" draw:fill="solid" draw:fill-color="#c5e0b4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8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4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8" style:family="graphic" style:parent-style-name="standard">
      <style:graphic-properties draw:stroke="solid" svg:stroke-width="0.035cm" svg:stroke-color="#ad5b24" draw:stroke-linejoin="miter" draw:fill="solid" draw:fill-color="#ed7d3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2" style:family="graphic" style:parent-style-name="standard">
      <style:graphic-properties draw:stroke="solid" svg:stroke-width="0.123cm" svg:stroke-color="#53535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43" style:family="graphic" style:parent-style-name="standard">
      <style:graphic-properties draw:stroke="solid" svg:stroke-width="0.035cm" svg:stroke-color="#42719b" draw:stroke-linejoin="miter" svg:stroke-linecap="butt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44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5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6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7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8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9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0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1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2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3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4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5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6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7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8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9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0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1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2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3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4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5" style:family="graphic" style:parent-style-name="standard">
      <style:graphic-properties draw:stroke="solid" svg:stroke-width="0.035cm" svg:stroke-color="#42719b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66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6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8" style:family="graphic" style:parent-style-name="standard">
      <style:graphic-properties draw:stroke="solid" svg:stroke-width="0.035cm" svg:stroke-color="#5b9bd5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7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6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297" style:family="graphic" style:parent-style-name="standard">
      <style:graphic-properties draw:stroke="solid" svg:stroke-width="0.035cm" svg:stroke-color="#535353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8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99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0" style:family="graphic" style:parent-style-name="standard">
      <style:graphic-properties draw:stroke="dash" draw:stroke-dash="Dash_20_Dot_20_4" svg:stroke-width="0.106cm" svg:stroke-color="#535353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1" style:family="graphic" style:parent-style-name="standard">
      <style:graphic-properties draw:stroke="dash" draw:stroke-dash="Dash_20_Dot_20_4" svg:stroke-width="0.106cm" svg:stroke-color="#535353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02" style:family="graphic" style:parent-style-name="standard">
      <style:graphic-properties draw:stroke="dash" draw:stroke-dash="Dash_20_Dot_20_4" svg:stroke-width="0.106cm" svg:stroke-color="#497caa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3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4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5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6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7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8" style:family="graphic" style:parent-style-name="standard">
      <style:graphic-properties draw:stroke="none" svg:stroke-width="0.035cm" draw:stroke-linejoin="miter" svg:stroke-linecap="butt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9" style:family="graphic" style:parent-style-name="standard">
      <style:graphic-properties draw:stroke="solid" svg:stroke-width="0.106cm" svg:stroke-color="#497caa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0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top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1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2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3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4" style:family="graphic" style:parent-style-name="standard">
      <style:graphic-properties draw:stroke="solid" svg:stroke-width="0.106cm" svg:stroke-color="#53535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15" style:family="graphic" style:parent-style-name="standard">
      <style:graphic-properties draw:stroke="solid" svg:stroke-width="0.035cm" svg:stroke-color="#535353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16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7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8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9" style:family="graphic" style:parent-style-name="standard">
      <style:graphic-properties draw:stroke="solid" svg:stroke-width="0.141cm" svg:stroke-color="#535353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20" style:family="graphic" style:parent-style-name="standard">
      <style:graphic-properties draw:stroke="solid" svg:stroke-width="0.035cm" svg:stroke-color="#497caa" draw:stroke-linejoin="miter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21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2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3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7" style:family="graphic" style:parent-style-name="standard">
      <style:graphic-properties draw:stroke="solid" svg:stroke-width="0.035cm" svg:stroke-color="#5b9bd5" draw:stroke-linejoin="miter" svg:stroke-linecap="butt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2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3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4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5" style:family="graphic" style:parent-style-name="standard">
      <style:graphic-properties draw:stroke="solid" svg:stroke-width="0.035cm" svg:stroke-color="#535353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36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7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8" style:family="graphic" style:parent-style-name="standard">
      <style:graphic-properties draw:stroke="solid" svg:stroke-width="0.071cm" svg:stroke-color="#bc8e00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notes">
      <style:graphic-properties draw:fill-color="#ffffff" fo:min-height="13.364cm" fo:min-width="16.499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 fo:min-width="16.499cm"/>
      <style:paragraph-properties style:writing-mode="lr-tb"/>
    </style:style>
    <style:style style:name="pr3" style:family="presentation" style:parent-style-name="Blank-notes">
      <style:graphic-properties draw:fill-color="#ffffff" fo:min-height="13.364cm" fo:min-width="16.499cm"/>
      <style:paragraph-properties style:writing-mode="lr-tb"/>
    </style:style>
    <style:style style:name="P1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0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9dc3e6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fe699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8cbad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3" style:family="paragraph">
      <loext:graphic-properties draw:fill="solid" draw:fill-color="#b2b2b2"/>
      <style:paragraph-properties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a9d18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70ad47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c000"/>
      <style:paragraph-properties fo:text-align="center"/>
    </style:style>
    <style:style style:name="P18" style:family="paragraph">
      <style:paragraph-properties fo:text-align="center" style:writing-mode="lr-tb"/>
      <style:text-properties fo:font-size="18pt" style:font-size-asian="14pt" style:font-size-complex="14pt"/>
    </style:style>
    <style:style style:name="P19" style:family="paragraph">
      <loext:graphic-properties draw:fill="solid" draw:fill-color="#a9d18e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style:writing-mode="lr-tb"/>
      <style:text-properties fo:color="#548235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3465a4" loext:opacity="100%" fo:background-color="#5983b0"/>
    </style:style>
    <style:style style:name="P31" style:family="paragraph"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9dc3e6"/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color="#ba8c00" loext:opacity="100%"/>
    </style:style>
    <style:style style:name="P34" style:family="paragraph">
      <loext:graphic-properties draw:fill="solid" draw:fill-color="#a5a5a5"/>
      <style:paragraph-properties fo:text-align="center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767171"/>
      <style:paragraph-properties fo:text-align="center" style:font-independent-line-spacing="true"/>
      <style:text-properties fo:font-size="18pt"/>
    </style:style>
    <style:style style:name="P4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1" style:family="paragraph">
      <loext:graphic-properties draw:fill="solid" draw:fill-color="#70ad47"/>
      <style:paragraph-properties fo:text-align="center" style:font-independent-line-spacing="true"/>
      <style:text-properties fo:font-size="18pt"/>
    </style:style>
    <style:style style:name="P42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43" style:family="paragraph">
      <loext:graphic-properties draw:fill="solid" draw:fill-color="#deebf7"/>
      <style:paragraph-properties fo:text-align="center" style:font-independent-line-spacing="true"/>
      <style:text-properties fo:font-size="18pt"/>
    </style:style>
    <style:style style:name="P44" style:family="paragraph">
      <loext:graphic-properties draw:fill="solid" draw:fill-color="#deebf7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a9d18e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49" style:family="paragraph">
      <loext:graphic-properties draw:fill="solid" draw:fill-color="#c00000"/>
      <style:paragraph-properties fo:text-align="center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pt" fo:hyphenate="false"/>
    </style:style>
    <style:style style:name="P54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5" style:family="paragraph">
      <loext:graphic-properties draw:fill="solid" draw:fill-color="#c5e0b4"/>
      <style:paragraph-properties fo:text-align="center" style:font-independent-line-spacing="true"/>
      <style:text-properties fo:font-size="18pt"/>
    </style:style>
    <style:style style:name="P56" style:family="paragraph">
      <loext:graphic-properties draw:fill="solid" draw:fill-color="#ed7d31"/>
      <style:paragraph-properties fo:text-align="center" style:font-independent-line-spacing="true"/>
      <style:text-properties fo:font-size="18pt"/>
    </style:style>
    <style:style style:name="P57" style:family="paragraph">
      <loext:graphic-properties draw:fill="solid" draw:fill-color="#535353"/>
      <style:paragraph-properties fo:text-align="center" style:font-independent-line-spacing="true"/>
      <style:text-properties fo:font-size="18pt"/>
    </style:style>
    <style:style style:name="P58" style:family="paragraph">
      <loext:graphic-properties draw:fill="solid" draw:fill-color="#535353"/>
      <style:paragraph-properties fo:text-align="start" style:font-independent-line-spacing="true"/>
      <style:text-properties fo:font-size="18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48235" loext:opacity="100%" fo:font-size="18pt"/>
    </style:style>
    <style:style style:name="P60" style:family="paragraph">
      <loext:graphic-properties draw:fill="none" draw:fill-color="#ffffff"/>
      <style:paragraph-properties style:writing-mode="lr-tb"/>
      <style:text-properties fo:color="#3465a4" loext:opacity="100%" fo:font-size="18pt"/>
    </style:style>
    <style:style style:name="P61" style:family="paragraph">
      <loext:graphic-properties draw:fill-color="#ffffff"/>
      <style:paragraph-properties style:writing-mode="lr-tb"/>
      <style:text-properties fo:font-size="20pt"/>
    </style:style>
    <style:style style:name="P62" style:family="paragraph">
      <loext:graphic-properties draw:fill="solid" draw:fill-color="#497caa"/>
      <style:paragraph-properties fo:text-align="center" style:font-independent-line-spacing="true"/>
      <style:text-properties fo:font-size="18pt"/>
    </style:style>
    <style:style style:name="P63" style:family="paragraph">
      <loext:graphic-properties draw:fill="solid" draw:fill-color="#497caa"/>
      <style:paragraph-properties fo:text-align="start" style:font-independent-line-spacing="true"/>
      <style:text-properties fo:font-size="18pt"/>
    </style:style>
    <style:style style:name="P6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hyphenate="false"/>
    </style:style>
    <style:style style:name="P66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sana Math1" fo:font-size="12pt" fo:letter-spacing="normal" fo:font-style="normal" style:text-underline-style="none" fo:font-weight="normal" fo:background-color="transparent" style:font-name-asian="Asana Math1" style:font-size-asian="12pt" style:font-style-asian="normal" style:font-weight-asian="normal" style:font-name-complex="Asana Math1" style:font-size-complex="12pt" style:font-style-complex="normal" style:font-weight-complex="normal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color="#548235" loext:opacity="100%"/>
    </style:style>
    <style:style style:name="T7" style:family="text">
      <style:text-properties fo:color="#3465a4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a8c00" loext:opacity="100%"/>
    </style:style>
    <style:style style:name="T10" style:family="text">
      <style:text-properties fo:font-variant="normal" fo:text-transform="none" fo:color="#548235" loext:opacity="10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8pt" fo:letter-spacing="normal" fo:font-style="italic" style:text-underline-style="none" fo:font-weight="normal" fo:background-color="transparent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normal" fo:background-color="transparent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4" style:family="text">
      <style:text-properties fo:font-variant="normal" fo:text-transform="none" fo:color="#548235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7" style:family="text">
      <style:text-properties fo:font-variant="normal" fo:text-transform="none" fo:color="#80808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8" style:family="text">
      <style:text-properties fo:font-variant="normal" fo:text-transform="none" fo:color="#80808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Arial" fo:font-size="8pt" fo:letter-spacing="normal" fo:font-style="italic" style:text-underline-style="none" fo:font-weight="normal" fo:background-color="transparent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ed7d31" loext:opacity="100%" style:text-line-through-style="none" style:text-line-through-type="none" style:text-position="0% 100%" style:font-name="Arial" fo:font-size="8pt" fo:letter-spacing="normal" fo:font-style="italic" style:text-underline-style="none" fo:font-weight="normal" fo:background-color="transparent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eX Gyre Schola" fo:font-size="18pt" fo:letter-spacing="normal" fo:font-style="normal" style:text-underline-style="none" fo:font-weight="normal" fo:background-color="transparent" style:font-name-asian="TeX Gyre Schola" style:font-size-asian="18pt" style:font-style-asian="normal" style:font-weight-asian="normal" style:font-name-complex="TeX Gyre Schola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535353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9" style:family="text">
      <style:text-properties fo:color="#548235" loext:opacity="100%" fo:font-size="18pt"/>
    </style:style>
    <style:style style:name="T30" style:family="text">
      <style:text-properties fo:color="#3465a4" loext:opacity="100%" fo:font-size="18pt"/>
    </style:style>
    <style:style style:name="T31" style:family="text">
      <style:text-properties fo:font-variant="normal" fo:text-transform="none" fo:color="#497caa" loext:opacity="100%" style:text-line-through-style="none" style:text-line-through-type="none" style:text-position="0% 100%" style:font-name="Arial" fo:font-size="11pt" fo:letter-spacing="normal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2" style:family="text">
      <style:text-properties fo:font-variant="normal" fo:text-transform="none" fo:color="#535353" loext:opacity="100%" style:text-line-through-style="none" style:text-line-through-type="none" style:text-position="0% 100%" style:font-name="Arial" fo:font-size="11pt" fo:letter-spacing="normal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3" style:family="text">
      <style:text-properties fo:font-variant="normal" fo:text-transform="none" fo:color="#535353" loext:opacity="100%" style:text-line-through-style="none" style:text-line-through-type="none" style:text-position="30% 58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4" style:family="text">
      <style:text-properties fo:font-variant="normal" fo:text-transform="none" fo:color="#535353" loext:opacity="100%" style:text-line-through-style="none" style:text-line-through-type="none" style:text-position="-25% 58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5" style:family="text">
      <style:text-properties fo:font-variant="normal" fo:text-transform="none" fo:color="#535353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30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0" style:family="text">
      <style:text-properties fo:font-variant="normal" fo:text-transform="none" fo:color="#c55a11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variant="normal" fo:text-transform="none" fo:color="#c55a11" loext:opacity="100%" style:text-line-through-style="none" style:text-line-through-type="none" style:text-position="30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fo:font-variant="normal" fo:text-transform="none" fo:color="#c55a11" loext:opacity="100%" style:text-line-through-style="none" style:text-line-through-type="none" style:text-position="-25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97c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55a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3" draw:style-name="gr1" draw:text-style-name="P1" draw:layer="layout" svg:width="0.586cm" svg:height="0.586cm" svg:x="5.463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" draw:text-style-name="P1" draw:layer="layout" svg:width="0.586cm" svg:height="0.586cm" svg:x="7.851cm" svg:y="5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2" draw:text-style-name="P2" draw:layer="layout" svg:x1="8.438cm" svg:y1="5.349cm" svg:x2="9.237cm" svg:y2="5.349cm">
          <text:p/>
        </draw:line>
        <draw:custom-shape draw:name="Oval 10" draw:style-name="gr1" draw:text-style-name="P1" draw:layer="layout" svg:width="0.586cm" svg:height="0.586cm" svg:x="11.287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2" draw:text-style-name="P2" draw:layer="layout" svg:x1="11.853cm" svg:y1="5.33cm" svg:x2="12.652cm" svg:y2="5.33cm">
          <text:p/>
        </draw:line>
        <draw:line draw:name="Straight Connector 12" draw:style-name="gr2" draw:text-style-name="P2" draw:layer="layout" svg:x1="10.488cm" svg:y1="5.328cm" svg:x2="11.287cm" svg:y2="5.328cm">
          <text:p/>
        </draw:line>
        <draw:custom-shape draw:name="Oval 13" draw:style-name="gr1" draw:text-style-name="P1" draw:layer="layout" svg:width="0.586cm" svg:height="0.586cm" svg:x="14.621cm" svg:y="5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15.111cm" svg:y1="5.134cm" svg:x2="15.642cm" svg:y2="4.469cm">
          <text:p/>
        </draw:line>
        <draw:line draw:name="Straight Connector 15" draw:style-name="gr2" draw:text-style-name="P2" draw:layer="layout" svg:x1="13.821cm" svg:y1="5.33cm" svg:x2="14.62cm" svg:y2="5.33cm">
          <text:p/>
        </draw:line>
        <draw:line draw:name="Straight Connector 16" draw:style-name="gr2" draw:text-style-name="P2" draw:layer="layout" svg:x1="15.06cm" svg:y1="5.573cm" svg:x2="15.568cm" svg:y2="6.244cm">
          <text:p/>
        </draw:line>
        <draw:custom-shape draw:name="Text Box 17" draw:style-name="gr3" draw:text-style-name="P4" draw:layer="layout" svg:width="0.689cm" svg:height="0.672cm" svg:x="4.77cm" svg:y="3.937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" draw:text-style-name="P4" draw:layer="layout" svg:width="0.689cm" svg:height="0.672cm" svg:x="7.24cm" svg:y="3.937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4" draw:layer="layout" svg:width="0.672cm" svg:height="0.672cm" svg:x="9.858cm" svg:y="3.937cm">
          <text:p text:style-name="P3"><text:span text:style-name="T1">(</text:span><text:span text:style-name="T1">c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1" draw:style-name="gr7" draw:text-style-name="P4" draw:layer="layout" svg:width="0.689cm" svg:height="0.672cm" svg:x="13.149cm" svg:y="3.937cm">
          <text:p text:style-name="P3"><text:span text:style-name="T1">(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Oval 13" draw:style-name="gr9" draw:text-style-name="P6" draw:layer="layout" svg:width="0.849cm" svg:height="0.849cm" svg:x="5.145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5.808cm" svg:y1="5.97cm" svg:x2="6.282cm" svg:y2="5.344cm">
          <text:p/>
        </draw:line>
        <draw:line draw:name="Straight Connector 15" draw:style-name="gr2" draw:text-style-name="P2" draw:layer="layout" svg:x1="4.346cm" svg:y1="6.312cm" svg:x2="5.145cm" svg:y2="6.312cm">
          <text:p/>
        </draw:line>
        <draw:line draw:name="Straight Connector 16" draw:style-name="gr2" draw:text-style-name="P2" draw:layer="layout" svg:x1="5.82cm" svg:y1="6.635cm" svg:x2="6.335cm" svg:y2="7.235cm">
          <text:p/>
        </draw:line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858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1" draw:text-style-name="P8" draw:layer="layout" svg:x1="7.059cm" svg:y1="5.051cm" svg:x2="7.858cm" svg:y2="5.051cm">
          <text:p/>
        </draw:line>
        <draw:custom-shape draw:name="Oval 8" draw:style-name="gr12" draw:text-style-name="P9" draw:layer="layout" svg:width="0.849cm" svg:height="0.849cm" svg:x="7.938cm" svg:y="7.0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3" draw:text-style-name="P10" draw:layer="layout" svg:x1="7.138cm" svg:y1="7.452cm" svg:x2="7.937cm" svg:y2="7.453cm">
          <text:p/>
        </draw:line>
        <draw:line draw:name="Straight Connector 24" draw:style-name="gr11" draw:text-style-name="P8" draw:layer="layout" svg:x1="8.708cm" svg:y1="5.03cm" svg:x2="9.507cm" svg:y2="5.03cm">
          <text:p/>
        </draw:line>
        <draw:custom-shape draw:name="Text Box 25" draw:style-name="gr14" draw:text-style-name="P12" draw:layer="layout" svg:width="0.541cm" svg:height="0.756cm" svg:x="5.33cm" svg:y="5.923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5" draw:text-style-name="P12" draw:layer="layout" svg:width="0.541cm" svg:height="0.756cm" svg:x="8.035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6" draw:text-style-name="P12" draw:layer="layout" svg:width="0.562cm" svg:height="0.756cm" svg:x="8.093cm" svg:y="7.077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ched Right Arrow 32" draw:style-name="gr17" draw:text-style-name="P13" draw:layer="layout" svg:width="0.602cm" svg:height="0.602cm" svg:x="10.388cm" svg:y="5.888cm">
          <text:p/>
          <draw:enhanced-geometry draw:mirror-horizontal="false" draw:mirror-vertical="false" svg:viewBox="0 0 0 0" drawooo:sub-view-size="21600 21600" draw:text-areas="0 0 ?f2 ?f3" draw:type="ooxml-non-primitive" draw:enhanced-path="M 0 5400 L 10800 5400 10800 0 21600 10800 10800 21600 10800 16200 0 16200 5400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33" draw:style-name="gr9" draw:text-style-name="P6" draw:layer="layout" svg:width="0.849cm" svg:height="0.849cm" svg:x="4.81cm" svg:y="13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5.473cm" svg:y1="13.626cm" svg:x2="5.947cm" svg:y2="12.999cm">
          <text:p/>
        </draw:line>
        <draw:line draw:name="Straight Connector 35" draw:style-name="gr2" draw:text-style-name="P2" draw:layer="layout" svg:x1="4.011cm" svg:y1="13.968cm" svg:x2="4.81cm" svg:y2="13.968cm">
          <text:p/>
        </draw:line>
        <draw:line draw:name="Straight Connector 36" draw:style-name="gr2" draw:text-style-name="P2" draw:layer="layout" svg:x1="5.485cm" svg:y1="14.291cm" svg:x2="6cm" svg:y2="14.89cm">
          <text:p/>
        </draw:line>
        <draw:custom-shape draw:name="Oval 37" draw:style-name="gr10" draw:text-style-name="P7" draw:layer="layout" svg:width="0.849cm" svg:height="0.849cm" svg:x="7.523cm" svg:y="12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11" draw:text-style-name="P8" draw:layer="layout" svg:x1="6.723cm" svg:y1="12.707cm" svg:x2="7.522cm" svg:y2="12.707cm">
          <text:p/>
        </draw:line>
        <draw:custom-shape draw:name="Oval 39" draw:style-name="gr12" draw:text-style-name="P9" draw:layer="layout" svg:width="0.849cm" svg:height="0.849cm" svg:x="7.602cm" svg:y="14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13" draw:text-style-name="P10" draw:layer="layout" svg:x1="6.803cm" svg:y1="14.927cm" svg:x2="7.602cm" svg:y2="14.927cm">
          <text:p/>
        </draw:line>
        <draw:line draw:name="Straight Connector 41" draw:style-name="gr11" draw:text-style-name="P8" draw:layer="layout" svg:x1="8.373cm" svg:y1="12.685cm" svg:x2="9.172cm" svg:y2="12.685cm">
          <text:p/>
        </draw:line>
        <draw:custom-shape draw:name="Text Box 42" draw:style-name="gr18" draw:text-style-name="P12" draw:layer="layout" svg:width="0.541cm" svg:height="0.756cm" svg:x="4.994cm" svg:y="13.578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9" draw:text-style-name="P12" draw:layer="layout" svg:width="0.541cm" svg:height="0.756cm" svg:x="7.7cm" svg:y="12.331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20" draw:text-style-name="P12" draw:layer="layout" svg:width="0.562cm" svg:height="0.756cm" svg:x="7.758cm" svg:y="14.552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21" draw:text-style-name="P14" draw:layer="layout" svg:width="0.754cm" svg:height="0.276cm" svg:x="6.306cm" svg:y="5.048cm">
          <text:p/>
          <draw:enhanced-geometry draw:mirror-horizontal="false" draw:mirror-vertical="false" svg:viewBox="0 0 0 0" drawooo:sub-view-size="21600 20472" draw:text-areas="0 0 ?f2 ?f3" draw:type="ooxml-non-primitive" draw:enhanced-path="M 0 20472 C 1464 16959 4189 6939 8529 2906 12869 -1128 19178 303 21600 43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Freeform 61" draw:style-name="gr21" draw:text-style-name="P14" draw:layer="layout" svg:width="0.735cm" svg:height="0.228cm" svg:x="6.355cm" svg:y="7.246cm">
          <text:p/>
          <draw:enhanced-geometry draw:mirror-horizontal="false" draw:mirror-vertical="false" svg:viewBox="0 0 0 0" drawooo:sub-view-size="21600 19909" draw:text-areas="0 0 ?f2 ?f3" draw:type="ooxml-non-primitive" draw:enhanced-path="M 0 0 C 1243 3523 3315 13940 7614 17770 11914 21600 18958 19149 21600 18996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62" draw:style-name="gr22" draw:text-style-name="P15" draw:layer="layout" svg:width="0.849cm" svg:height="0.849cm" svg:x="12.903cm" svg:y="5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23" draw:text-style-name="P16" draw:layer="layout" svg:x1="12.103cm" svg:y1="6.182cm" svg:x2="12.902cm" svg:y2="6.183cm">
          <text:p/>
        </draw:line>
        <draw:line draw:name="Straight Connector 64" draw:style-name="gr23" draw:text-style-name="P16" draw:layer="layout" svg:x1="13.753cm" svg:y1="6.161cm" svg:x2="14.552cm" svg:y2="6.161cm">
          <text:p/>
        </draw:line>
        <draw:custom-shape draw:name="Text Box 2" draw:style-name="gr24" draw:text-style-name="P12" draw:layer="layout" svg:width="0.507cm" svg:height="0.756cm" svg:x="4.484cm" svg:y="5.57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5" draw:text-style-name="P12" draw:layer="layout" svg:width="0.473cm" svg:height="0.756cm" svg:x="5.738cm" svg:y="4.928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2" draw:layer="layout" svg:width="0.498cm" svg:height="0.756cm" svg:x="5.678cm" svg:y="6.576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7" draw:text-style-name="P12" draw:layer="layout" svg:width="0.507cm" svg:height="0.756cm" svg:x="12.233cm" svg:y="5.42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8" draw:text-style-name="P12" draw:layer="layout" svg:width="0.469cm" svg:height="0.756cm" svg:x="13.938cm" svg:y="5.39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9" draw:text-style-name="P12" draw:layer="layout" svg:width="0.469cm" svg:height="0.756cm" svg:x="8.89cm" svg:y="4.28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30" draw:text-style-name="P12" draw:layer="layout" svg:width="0.473cm" svg:height="0.756cm" svg:x="7.255cm" svg:y="4.254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1" draw:text-style-name="P12" draw:layer="layout" svg:width="0.498cm" svg:height="0.756cm" svg:x="7.267cm" svg:y="6.627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2" draw:text-style-name="P12" draw:layer="layout" svg:width="0.562cm" svg:height="0.756cm" svg:x="13.076cm" svg:y="5.805cm">
          <text:p text:style-name="P11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4" draw:text-style-name="P8" draw:layer="layout" svg:x1="10.78cm" svg:y1="7.667cm" svg:x2="11.579cm" svg:y2="7.667cm">
          <text:p/>
        </draw:line>
        <draw:line draw:name="Straight Connector 41" draw:style-name="gr34" draw:text-style-name="P8" draw:layer="layout" svg:x1="12.43cm" svg:y1="7.646cm" svg:x2="13.229cm" svg:y2="7.647cm">
          <text:p/>
        </draw:line>
        <draw:custom-shape draw:name="Text Box 43" draw:style-name="gr35" draw:text-style-name="P12" draw:layer="layout" svg:width="0.541cm" svg:height="0.756cm" svg:x="11.752cm" svg:y="7.274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6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7" draw:text-style-name="P12" draw:layer="layout" svg:width="0.473cm" svg:height="0.756cm" svg:x="12.506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9" draw:text-style-name="P6" draw:layer="layout" svg:width="0.849cm" svg:height="0.849cm" svg:x="7.174cm" svg:y="7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38" draw:text-style-name="P2" draw:layer="layout" svg:x1="7.836cm" svg:y1="7.321cm" svg:x2="8.311cm" svg:y2="6.695cm">
          <text:p/>
        </draw:line>
        <draw:line draw:name="Straight Connector 31" draw:style-name="gr38" draw:text-style-name="P2" draw:layer="layout" svg:x1="7.849cm" svg:y1="7.986cm" svg:x2="8.364cm" svg:y2="8.586cm">
          <text:p/>
        </draw:line>
        <draw:custom-shape draw:name="Text Box 45" draw:style-name="gr39" draw:text-style-name="P12" draw:layer="layout" svg:width="0.541cm" svg:height="0.756cm" svg:x="7.358cm" svg:y="7.274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40" draw:text-style-name="P12" draw:layer="layout" svg:width="0.507cm" svg:height="0.756cm" svg:x="6.513cm" svg:y="6.80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41" draw:text-style-name="P12" draw:layer="layout" svg:width="0.473cm" svg:height="0.756cm" svg:x="7.56cm" svg:y="6.343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42" draw:text-style-name="P12" draw:layer="layout" svg:width="0.498cm" svg:height="0.756cm" svg:x="7.595cm" svg:y="7.879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38" draw:text-style-name="P2" draw:layer="layout" svg:x1="6.374cm" svg:y1="7.664cm" svg:x2="7.173cm" svg:y2="7.665cm">
          <text:p/>
        </draw:line>
        <draw:custom-shape draw:name="Text Box 51" draw:style-name="gr43" draw:text-style-name="P4" draw:layer="layout" svg:width="0.689cm" svg:height="0.672cm" svg:x="5.46cm" svg:y="6.385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44" draw:text-style-name="P4" draw:layer="layout" svg:width="0.689cm" svg:height="0.672cm" svg:x="9.593cm" svg:y="6.385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style-name="gr45" draw:text-style-name="P17" xml:id="id13" draw:id="id13" draw:layer="layout" svg:width="0.635cm" svg:height="0.635cm" svg:x="9.187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2" draw:id="id12" draw:layer="layout" svg:width="0.635cm" svg:height="0.635cm" svg:x="10.853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1" draw:id="id11" draw:layer="layout" svg:width="0.635cm" svg:height="0.635cm" svg:x="10.853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4" draw:id="id14" draw:layer="layout" svg:width="0.635cm" svg:height="0.635cm" svg:x="9.187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7" draw:style-name="gr46" draw:text-style-name="P12" draw:layer="layout" svg:width="0.541cm" svg:height="0.756cm" svg:x="-20.39cm" svg:y="9.6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8" draw:style-name="gr47" draw:text-style-name="P19" xml:id="id2" draw:id="id2" draw:layer="layout" svg:width="1.27cm" svg:height="1.27cm" svg:x="5.869cm" svg:y="0.317cm">
          <text:p text:style-name="P18"><text:span text:style-name="T4">b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47" draw:text-style-name="P19" xml:id="id5" draw:id="id5" draw:layer="layout" svg:width="1.27cm" svg:height="1.27cm" svg:x="1.424cm" svg:y="5.07cm">
          <text:p text:style-name="P18"><text:span text:style-name="T4">b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47" draw:text-style-name="P19" xml:id="id4" draw:id="id4" draw:layer="layout" svg:width="1.27cm" svg:height="1.27cm" svg:x="5.869cm" svg:y="9.823cm">
          <text:p text:style-name="P18"><text:span text:style-name="T4">b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4.599cm" svg:y1="3.165cm" svg:x2="5.869cm" svg:y2="0.952cm" draw:start-shape="id1" draw:start-glue-point="4" draw:end-shape="id2" draw:end-glue-point="3" svg:d="M4599 3165c0-1476 423-2213 1270-2213" svg:viewBox="0 0 1271 2214">
          <text:p/>
        </draw:connector>
        <draw:connector draw:style-name="gr48" draw:text-style-name="P20" draw:layer="layout" draw:type="curve" svg:x1="7.774cm" svg:y1="6.975cm" svg:x2="7.139cm" svg:y2="0.952cm" draw:start-shape="id3" draw:start-glue-point="4" draw:end-shape="id2" draw:end-glue-point="1" svg:d="M7774 6975c0-4016-211-6023-635-6023" svg:viewBox="0 0 636 6024">
          <text:p/>
        </draw:connector>
        <draw:connector draw:style-name="gr48" draw:text-style-name="P20" draw:layer="layout" draw:type="curve" svg:x1="4.599cm" svg:y1="4.435cm" svg:x2="5.869cm" svg:y2="10.458cm" draw:start-shape="id1" draw:start-glue-point="8" draw:end-shape="id4" draw:end-glue-point="3" svg:d="M4599 4435c0 4016 423 6023 1270 6023" svg:viewBox="0 0 1271 6024">
          <text:p/>
        </draw:connector>
        <draw:connector draw:style-name="gr48" draw:text-style-name="P20" draw:layer="layout" draw:type="curve" svg:x1="7.774cm" svg:y1="8.245cm" svg:x2="7.139cm" svg:y2="10.458cm" draw:start-shape="id3" draw:start-glue-point="8" draw:end-shape="id4" draw:end-glue-point="1" svg:d="M7774 8245c0 1476-211 2213-635 2213" svg:viewBox="0 0 636 2214">
          <text:p/>
        </draw:connector>
        <draw:connector draw:style-name="gr48" draw:text-style-name="P21" draw:layer="layout" draw:type="curve" svg:x1="2.059cm" svg:y1="5.07cm" svg:x2="3.964cm" svg:y2="3.8cm" draw:start-shape="id5" draw:start-glue-point="0" draw:end-shape="id1" draw:end-glue-point="6" svg:d="M2059 5070c0-847 635-1270 1905-1270" svg:viewBox="0 0 1906 1271">
          <text:p/>
        </draw:connector>
        <draw:connector draw:style-name="gr48" draw:text-style-name="P20" draw:layer="layout" draw:type="curve" svg:x1="2.059cm" svg:y1="6.34cm" svg:x2="7.139cm" svg:y2="7.61cm" draw:start-shape="id5" draw:start-glue-point="2" draw:end-shape="id3" draw:end-glue-point="6" svg:d="M2059 6340c0 847 1693 1270 5080 1270" svg:viewBox="0 0 5081 1271">
          <text:p/>
        </draw:connector>
        <draw:custom-shape draw:name="Oval 27" draw:style-name="gr47" draw:text-style-name="P19" xml:id="id7" draw:id="id7" draw:layer="layout" svg:width="1.27cm" svg:height="1.27cm" svg:x="13.91cm" svg:y="0.317cm">
          <text:p text:style-name="P18"><text:span text:style-name="T4">b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47" draw:text-style-name="P19" xml:id="id9" draw:id="id9" draw:layer="layout" svg:width="1.27cm" svg:height="1.27cm" svg:x="13.91cm" svg:y="9.823cm">
          <text:p text:style-name="P18"><text:span text:style-name="T4">b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275cm" svg:y1="3.165cm" svg:x2="13.91cm" svg:y2="0.952cm" draw:start-shape="id6" draw:start-glue-point="4" draw:end-shape="id7" draw:end-glue-point="3" svg:d="M13275 3165c0-1476 211-2213 635-2213" svg:viewBox="0 0 636 2214">
          <text:p/>
        </draw:connector>
        <draw:connector draw:style-name="gr48" draw:text-style-name="P20" draw:layer="layout" draw:type="curve" svg:x1="15.18cm" svg:y1="0.952cm" svg:x2="15.815cm" svg:y2="6.975cm" draw:start-shape="id7" draw:start-glue-point="1" draw:end-shape="id8" draw:end-glue-point="4" svg:d="M15180 952c424 0 635 2007 635 6023" svg:viewBox="0 0 636 6024">
          <text:p/>
        </draw:connector>
        <draw:connector draw:style-name="gr48" draw:text-style-name="P20" draw:layer="layout" draw:type="curve" svg:x1="15.815cm" svg:y1="8.245cm" svg:x2="15.18cm" svg:y2="10.458cm" draw:start-shape="id8" draw:end-shape="id9" draw:end-glue-point="1" svg:d="M15815 8245c0 1476-211 2213-635 2213" svg:viewBox="0 0 636 2214">
          <text:p/>
        </draw:connector>
        <draw:connector draw:style-name="gr48" draw:text-style-name="P20" draw:layer="layout" draw:type="curve" svg:x1="13.91cm" svg:y1="10.458cm" svg:x2="13.275cm" svg:y2="4.435cm" draw:start-shape="id9" draw:start-glue-point="3" svg:d="M13910 10458c-864 0-547-6023-635-6023" svg:viewBox="0 0 636 6024">
          <text:p/>
        </draw:connector>
        <draw:custom-shape draw:name="Oval 30" draw:style-name="gr47" draw:text-style-name="P19" xml:id="id10" draw:id="id10" draw:layer="layout" svg:width="1.27cm" svg:height="1.27cm" svg:x="17.934cm" svg:y="5.07cm">
          <text:p text:style-name="P18"><text:span text:style-name="T4">b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91cm" svg:y1="3.8cm" svg:x2="18.569cm" svg:y2="5.07cm" draw:start-shape="id6" draw:start-glue-point="10" draw:end-shape="id10" draw:end-glue-point="0" svg:d="M13910 3800c3106 0 4659 423 4659 1270" svg:viewBox="0 0 4660 1271">
          <text:p/>
        </draw:connector>
        <draw:connector draw:style-name="gr48" draw:text-style-name="P20" draw:layer="layout" draw:type="curve" svg:x1="18.569cm" svg:y1="6.34cm" svg:x2="16.45cm" svg:y2="7.61cm" draw:start-shape="id10" draw:start-glue-point="2" draw:end-shape="id8" draw:end-glue-point="10" svg:d="M18569 6340c0 847-706 1270-2119 1270" svg:viewBox="0 0 2120 1271">
          <text:p/>
        </draw:connector>
        <draw:connector draw:style-name="gr49" draw:text-style-name="P22" draw:layer="layout" svg:x1="5.234cm" svg:y1="3.8cm" svg:x2="12.64cm" svg:y2="3.8cm" draw:start-shape="id1" draw:start-glue-point="10" draw:end-shape="id6" draw:end-glue-point="6" svg:d="M5234 3800h7406" svg:viewBox="0 0 7407 1">
          <text:p/>
        </draw:connector>
        <draw:connector draw:style-name="gr50" draw:text-style-name="P23" draw:layer="layout" svg:x1="8.409cm" svg:y1="7.61cm" svg:x2="15.18cm" svg:y2="7.61cm" draw:start-shape="id3" draw:start-glue-point="10" draw:end-shape="id8" draw:end-glue-point="6" svg:d="M8409 7610h6771" svg:viewBox="0 0 6772 1">
          <text:p/>
        </draw:connector>
        <draw:connector draw:style-name="gr51" draw:text-style-name="P24" draw:layer="layout" svg:x1="2.059cm" svg:y1="5.07cm" svg:x2="5.869cm" svg:y2="0.952cm" draw:start-shape="id5" draw:start-glue-point="0" draw:end-shape="id2" draw:end-glue-point="3" svg:d="M2059 5070v-4118h3810" svg:viewBox="0 0 3811 4119">
          <text:p/>
        </draw:connector>
        <draw:connector draw:style-name="gr51" draw:text-style-name="P23" draw:layer="layout" svg:x1="2.059cm" svg:y1="6.34cm" svg:x2="5.869cm" svg:y2="10.458cm" draw:start-shape="id5" draw:start-glue-point="2" draw:end-shape="id4" draw:end-glue-point="3" svg:d="M2059 6340v4118h3810" svg:viewBox="0 0 3811 4119">
          <text:p/>
        </draw:connector>
        <draw:connector draw:style-name="gr51" draw:text-style-name="P22" draw:layer="layout" svg:x1="7.139cm" svg:y1="10.458cm" svg:x2="13.91cm" svg:y2="10.458cm" draw:start-shape="id4" draw:start-glue-point="1" draw:end-shape="id9" draw:end-glue-point="3" svg:d="M7139 10458h6771" svg:viewBox="0 0 6772 1">
          <text:p/>
        </draw:connector>
        <draw:connector draw:style-name="gr52" draw:text-style-name="P23" draw:layer="layout" svg:x1="15.18cm" svg:y1="10.458cm" svg:x2="18.569cm" svg:y2="6.34cm" draw:start-shape="id9" draw:start-glue-point="1" draw:end-shape="id10" draw:end-glue-point="2" svg:d="M15180 10458h3389v-4118" svg:viewBox="0 0 3390 4119">
          <text:p/>
        </draw:connector>
        <draw:connector draw:style-name="gr51" draw:text-style-name="P23" draw:layer="layout" svg:x1="18.569cm" svg:y1="5.07cm" svg:x2="15.18cm" svg:y2="0.952cm" draw:start-shape="id10" draw:start-glue-point="0" draw:end-shape="id7" draw:end-glue-point="1" svg:d="M18569 5070v-4118h-3389" svg:viewBox="0 0 3390 4119">
          <text:p/>
        </draw:connector>
        <draw:connector draw:style-name="gr51" draw:text-style-name="P23" draw:layer="layout" svg:x1="7.139cm" svg:y1="0.952cm" svg:x2="13.91cm" svg:y2="0.952cm" draw:start-shape="id2" draw:start-glue-point="1" draw:end-shape="id7" draw:end-glue-point="3" svg:d="M7139 952h6771" svg:viewBox="0 0 6772 1">
          <text:p/>
        </draw:connector>
        <draw:custom-shape draw:name="Rounded Rectangle 1" draw:style-name="gr53" draw:text-style-name="P26" draw:layer="layout" svg:width="2.301cm" svg:height="1.188cm" svg:x="9.187cm" svg:y="4.904cm">
          <text:p text:style-name="P25"><text:span text:style-name="T5">o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54" draw:text-style-name="P20" draw:layer="layout" draw:type="curve" svg:x1="12.826cm" svg:y1="4.249cm" svg:x2="11.171cm" svg:y2="4.904cm" draw:start-shape="id6" draw:start-glue-point="7" draw:end-shape="id11" draw:end-glue-point="4" svg:d="M12826 4249c-1104 0-1655 218-1655 655" svg:viewBox="0 0 1656 656">
          <text:p/>
        </draw:connector>
        <draw:connector draw:style-name="gr54" draw:text-style-name="P20" draw:layer="layout" draw:type="curve" svg:x1="15.366cm" svg:y1="7.161cm" svg:x2="11.171cm" svg:y2="6.092cm" draw:start-shape="id8" draw:start-glue-point="5" draw:end-shape="id12" draw:end-glue-point="8" svg:d="M15366 7161c-2797 0-4195-356-4195-1069" svg:viewBox="0 0 4196 1070">
          <text:p/>
        </draw:connector>
        <draw:connector draw:style-name="gr54" draw:text-style-name="P20" draw:layer="layout" draw:type="curve" svg:x1="8.223cm" svg:y1="7.161cm" svg:x2="9.505cm" svg:y2="6.092cm" draw:start-shape="id3" draw:start-glue-point="11" draw:end-shape="id13" draw:end-glue-point="8" svg:d="M8223 7161c855 0 1282-356 1282-1069" svg:viewBox="0 0 1283 1070">
          <text:p/>
        </draw:connector>
        <draw:frame draw:style-name="gr55" draw:text-style-name="P28" draw:layer="layout" svg:width="2.059cm" svg:height="0.972cm" svg:x="0cm" svg:y="0.923cm">
          <draw:text-box>
            <text:p text:style-name="P27"><text:span text:style-name="T6">b1-b2</text:span></text:p>
          </draw:text-box>
        </draw:frame>
        <draw:frame draw:style-name="gr55" draw:text-style-name="P28" draw:layer="layout" svg:width="2.059cm" svg:height="0.972cm" svg:x="0cm" svg:y="9.515cm">
          <draw:text-box>
            <text:p text:style-name="P27"><text:span text:style-name="T6">b0-b1</text:span></text:p>
          </draw:text-box>
        </draw:frame>
        <draw:frame draw:style-name="gr55" draw:text-style-name="P28" draw:layer="layout" svg:width="2.059cm" svg:height="0.972cm" svg:x="18.569cm" svg:y="0.952cm">
          <draw:text-box>
            <text:p text:style-name="P27"><text:span text:style-name="T6">b3-b4</text:span></text:p>
          </draw:text-box>
        </draw:frame>
        <draw:frame draw:style-name="gr55" draw:text-style-name="P28" draw:layer="layout" svg:width="2.059cm" svg:height="0.972cm" svg:x="18.569cm" svg:y="9.496cm">
          <draw:text-box>
            <text:p text:style-name="P27"><text:span text:style-name="T6">b5-b5</text:span></text:p>
          </draw:text-box>
        </draw:frame>
        <draw:frame draw:style-name="gr55" draw:text-style-name="P28" draw:layer="layout" svg:width="2.059cm" svg:height="0.972cm" svg:x="9.325cm" svg:y="10.458cm">
          <draw:text-box>
            <text:p text:style-name="P27"><text:span text:style-name="T6">b0-b5</text:span></text:p>
          </draw:text-box>
        </draw:frame>
        <draw:frame draw:style-name="gr55" draw:text-style-name="P28" draw:layer="layout" svg:width="2.059cm" svg:height="0.972cm" svg:x="9.325cm" svg:y="-0.01cm">
          <draw:text-box>
            <text:p text:style-name="P27"><text:span text:style-name="T6">b2-b3</text:span></text:p>
          </draw:text-box>
        </draw:frame>
        <draw:frame draw:style-name="gr56" draw:text-style-name="P29" draw:layer="layout" svg:width="1.885cm" svg:height="0.972cm" svg:x="3.084cm" svg:y="0.952cm">
          <draw:text-box>
            <text:p><text:span text:style-name="T7">b2-t0</text:span></text:p>
          </draw:text-box>
        </draw:frame>
        <draw:frame draw:style-name="gr57" draw:text-style-name="P29" draw:layer="layout" svg:width="2.131cm" svg:height="0.972cm" svg:x="16.45cm" svg:y="6.34cm">
          <draw:text-box>
            <text:p><text:span text:style-name="T7">b4-t1*</text:span></text:p>
          </draw:text-box>
        </draw:frame>
        <draw:frame draw:style-name="gr57" draw:text-style-name="P29" draw:layer="layout" svg:width="2.131cm" svg:height="0.972cm" svg:x="2.579cm" svg:y="6.34cm">
          <draw:text-box>
            <text:p><text:span text:style-name="T7">b1-t0*</text:span></text:p>
          </draw:text-box>
        </draw:frame>
        <draw:frame draw:style-name="gr57" draw:text-style-name="P29" draw:layer="layout" svg:width="2.131cm" svg:height="0.972cm" svg:x="7.548cm" svg:y="0.923cm">
          <draw:text-box>
            <text:p><text:span text:style-name="T7">b2-t0*</text:span></text:p>
          </draw:text-box>
        </draw:frame>
        <draw:frame draw:style-name="gr58" draw:text-style-name="P29" draw:layer="layout" svg:width="2.376cm" svg:height="0.972cm" svg:x="9.208cm" svg:y="7.61cm">
          <draw:text-box>
            <text:p><text:span text:style-name="T7">b0*-t1*</text:span></text:p>
          </draw:text-box>
        </draw:frame>
        <draw:frame draw:style-name="gr57" draw:text-style-name="P29" draw:layer="layout" svg:width="2.131cm" svg:height="0.972cm" svg:x="15.803cm" svg:y="0.952cm">
          <draw:text-box>
            <text:p><text:span text:style-name="T7">b3-t1*</text:span></text:p>
          </draw:text-box>
        </draw:frame>
        <draw:frame draw:style-name="gr56" draw:text-style-name="P29" draw:layer="layout" svg:width="1.885cm" svg:height="0.972cm" svg:x="11.584cm" svg:y="0.923cm">
          <draw:text-box>
            <text:p><text:span text:style-name="T7">b3-t1</text:span></text:p>
          </draw:text-box>
        </draw:frame>
        <draw:frame draw:style-name="gr56" draw:text-style-name="P29" draw:layer="layout" svg:width="1.885cm" svg:height="0.972cm" svg:x="9.188cm" svg:y="2.838cm">
          <draw:text-box>
            <text:p><text:span text:style-name="T7">b0-t1</text:span></text:p>
          </draw:text-box>
        </draw:frame>
        <draw:frame draw:style-name="gr56" draw:text-style-name="P29" draw:layer="layout" svg:width="1.885cm" svg:height="0.972cm" svg:x="16.401cm" svg:y="4.137cm">
          <draw:text-box>
            <text:p><text:span text:style-name="T7">b4-t1</text:span></text:p>
          </draw:text-box>
        </draw:frame>
        <draw:frame draw:style-name="gr57" draw:text-style-name="P29" draw:layer="layout" svg:width="2.131cm" svg:height="0.972cm" svg:x="15.803cm" svg:y="9.486cm">
          <draw:text-box>
            <text:p><text:span text:style-name="T7">b5-t1*</text:span></text:p>
          </draw:text-box>
        </draw:frame>
        <draw:frame draw:style-name="gr59" draw:text-style-name="P30" draw:layer="layout" svg:width="2.085cm" svg:height="0.972cm" svg:x="3.459cm" svg:y="9.515cm">
          <draw:text-box>
            <text:p><text:span text:style-name="T7">b0-t0</text:span></text:p>
          </draw:text-box>
        </draw:frame>
        <draw:frame draw:style-name="gr57" draw:text-style-name="P29" draw:layer="layout" svg:width="2.131cm" svg:height="0.972cm" svg:x="7.594cm" svg:y="9.515cm">
          <draw:text-box>
            <text:p><text:span text:style-name="T7">b0-t0*</text:span></text:p>
          </draw:text-box>
        </draw:frame>
        <draw:custom-shape draw:style-name="gr60" draw:text-style-name="P32" xml:id="id1" draw:id="id1" draw:layer="layout" svg:width="1.27cm" svg:height="1.27cm" svg:x="3.964cm" svg:y="3.165cm">
          <text:p text:style-name="P31"><text:span text:style-name="T8">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6" draw:id="id6" draw:layer="layout" svg:width="1.27cm" svg:height="1.27cm" svg:x="12.64cm" svg:y="3.165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8" draw:id="id8" draw:layer="layout" svg:width="1.27cm" svg:height="1.27cm" svg:x="15.18cm" svg:y="6.975cm">
          <text:p text:style-name="P31"><text:span text:style-name="T8">t1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3" draw:id="id3" draw:layer="layout" svg:width="1.27cm" svg:height="1.27cm" svg:x="7.139cm" svg:y="6.975cm">
          <text:p text:style-name="P31"><text:span text:style-name="T8">t0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curve" svg:x1="5.048cm" svg:y1="4.249cm" svg:x2="9.505cm" svg:y2="4.904cm" draw:start-shape="id1" draw:start-glue-point="9" draw:end-shape="id14" draw:end-glue-point="4" svg:d="M5048 4249c2972 0 4457 218 4457 655" svg:viewBox="0 0 4458 656">
          <text:p/>
        </draw:connector>
        <draw:frame draw:style-name="gr57" draw:text-style-name="P29" draw:layer="layout" svg:width="2.131cm" svg:height="0.972cm" svg:x="2.241cm" svg:y="4.079cm">
          <draw:text-box>
            <text:p><text:span text:style-name="T7">b1-t0</text:span></text:p>
          </draw:text-box>
        </draw:frame>
        <draw:frame draw:style-name="gr56" draw:text-style-name="P33" draw:layer="layout" svg:width="1.885cm" svg:height="0.972cm" svg:x="5.254cm" svg:y="4.249cm">
          <draw:text-box>
            <text:p><text:span text:style-name="T9">op-t0</text:span></text:p>
          </draw:text-box>
        </draw:frame>
        <draw:frame draw:style-name="gr64" draw:text-style-name="P33" draw:layer="layout" svg:width="2.54cm" svg:height="1.683cm" svg:x="9.044cm" svg:y="6.638cm">
          <draw:text-box>
            <text:p><text:span text:style-name="T9">op-t0* </text:span></text:p>
          </draw:text-box>
        </draw:frame>
        <draw:frame draw:style-name="gr56" draw:text-style-name="P33" draw:layer="layout" svg:width="1.885cm" svg:height="0.972cm" svg:x="9.699cm" svg:y="3.8cm">
          <draw:text-box>
            <text:p><text:span text:style-name="T9">op-t1</text:span></text:p>
          </draw:text-box>
        </draw:frame>
        <draw:frame draw:style-name="gr65" draw:text-style-name="P33" draw:layer="layout" svg:width="2.099cm" svg:height="1.683cm" svg:x="13.295cm" svg:y="6.189cm">
          <draw:text-box>
            <text:p><text:span text:style-name="T9">op-t1*</text:span></text:p>
          </draw:text-box>
        </draw:frame>
        <draw:custom-shape draw:style-name="gr66" draw:text-style-name="P32" draw:layer="layout" svg:width="1.27cm" svg:height="1.27cm" svg:x="12.641cm" svg:y="3.166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Text Box 1" draw:style-name="gr67" draw:text-style-name="P12" draw:layer="layout" svg:width="0.541cm" svg:height="0.756cm" svg:x="-20.39cm" svg:y="9.6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32" xml:id="id15" draw:id="id15" draw:layer="layout" svg:width="1.27cm" svg:height="1.27cm" svg:x="6.985cm" svg:y="6.985cm">
          <text:p text:style-name="P31"><text:span text:style-name="T8">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29" draw:layer="layout" svg:width="0.992cm" svg:height="0.972cm" svg:x="10.16cm" svg:y="7.097cm">
          <draw:text-box>
            <text:p><text:span text:style-name="T7">x+</text:span></text:p>
          </draw:text-box>
        </draw:frame>
        <draw:frame draw:style-name="gr70" draw:text-style-name="P33" draw:layer="layout" svg:width="1.64cm" svg:height="0.972cm" svg:x="9.79cm" svg:y="10.16cm">
          <draw:text-box>
            <text:p><text:span text:style-name="T9">phys</text:span></text:p>
          </draw:text-box>
        </draw:frame>
        <draw:line draw:style-name="gr71" draw:text-style-name="P20" draw:layer="layout" svg:x1="8.255cm" svg:y1="7.62cm" svg:x2="10.16cm" svg:y2="7.62cm">
          <text:p/>
        </draw:line>
        <draw:line draw:style-name="gr71" draw:text-style-name="P20" draw:layer="layout" svg:x1="7.62cm" svg:y1="6.985cm" svg:x2="7.62cm" svg:y2="5.08cm">
          <text:p/>
        </draw:line>
        <draw:line draw:style-name="gr71" draw:text-style-name="P20" draw:layer="layout" svg:x1="7.62cm" svg:y1="10.16cm" svg:x2="7.62cm" svg:y2="8.255cm">
          <text:p/>
        </draw:line>
        <draw:connector draw:style-name="gr72" draw:text-style-name="P20" draw:layer="layout" draw:type="line" svg:x1="8.069cm" svg:y1="8.069cm" svg:x2="10.205cm" svg:y2="10.111cm" draw:start-shape="id15" draw:start-glue-point="9" svg:d="M8069 8069l2136 2042" svg:viewBox="0 0 2137 2043">
          <text:p/>
        </draw:connector>
        <draw:frame draw:style-name="gr69" draw:text-style-name="P29" draw:layer="layout" svg:width="0.831cm" svg:height="0.972cm" svg:x="4.249cm" svg:y="6.985cm">
          <draw:text-box>
            <text:p><text:span text:style-name="T7">x-</text:span></text:p>
          </draw:text-box>
        </draw:frame>
        <draw:connector draw:style-name="gr71" draw:text-style-name="P20" draw:layer="layout" draw:type="line" svg:x1="6.985cm" svg:y1="7.62cm" svg:x2="5.103cm" svg:y2="7.584cm" draw:start-shape="id15" draw:start-glue-point="6" svg:d="M6985 7620l-1882-36" svg:viewBox="0 0 1883 37">
          <text:p/>
        </draw:connector>
        <draw:frame draw:style-name="gr69" draw:text-style-name="P29" draw:layer="layout" svg:width="0.992cm" svg:height="0.972cm" svg:x="7.263cm" svg:y="4.108cm">
          <draw:text-box>
            <text:p><text:span text:style-name="T7">y+</text:span></text:p>
          </draw:text-box>
        </draw:frame>
        <draw:frame draw:style-name="gr69" draw:text-style-name="P29" draw:layer="layout" svg:width="0.831cm" svg:height="0.972cm" svg:x="7.263cm" svg:y="10.111cm">
          <draw:text-box>
            <text:p><text:span text:style-name="T7">y-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draw:custom-shape draw:name="Snip Diagonal Corner Rectangle 1" draw:style-name="gr73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2" draw:style-name="gr74" draw:text-style-name="P34" draw:layer="layout" svg:width="1.444cm" svg:height="1.581cm" svg:x="11.215cm" svg:y="7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12" draw:layer="layout" svg:width="2.925cm" svg:height="0.756cm" svg:x="9.213cm" svg:y="6.727cm">
          <text:p text:style-name="P11"><text:span text:style-name="T10">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6" draw:text-style-name="P36" draw:layer="layout" svg:width="1.248cm" svg:height="0.587cm" svg:x="11.356cm" svg:y="8.179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77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78" draw:text-style-name="P36" draw:layer="layout" svg:width="1.049cm" svg:height="0.587cm" svg:x="8.715cm" svg:y="10.271cm">
          <text:p text:style-name="P35"><text:span text:style-name="T12">met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21" draw:style-name="gr79" draw:text-style-name="P2" draw:layer="layout" svg:x1="9.168cm" svg:y1="10.387cm" svg:x2="9.756cm" svg:y2="9.124cm">
          <text:p/>
        </draw:line>
        <draw:line draw:name="Straight Arrow Connector 22" draw:style-name="gr79" draw:text-style-name="P2" draw:layer="layout" svg:x1="12.458cm" svg:y1="10.302cm" svg:x2="11.895cm" svg:y2="9.401cm">
          <text:p/>
        </draw:line>
        <draw:custom-shape draw:name="Oval 23" draw:style-name="gr80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81" draw:text-style-name="P36" draw:layer="layout" svg:width="2.937cm" svg:height="0.587cm" svg:x="11.67cm" svg:y="10.262cm">
          <text:p text:style-name="P35"><text:span text:style-name="T12">data (store elem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draw:custom-shape draw:name="Snip Diagonal Corner Rectangle 1" draw:style-name="gr73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82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3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80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73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84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5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6" draw:text-style-name="P38" draw:layer="layout" svg:width="1.218cm" svg:height="1.263cm" svg:x="14.464cm" svg:y="7.788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87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74" draw:text-style-name="P34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88" draw:text-style-name="P36" draw:layer="layout" svg:width="1.248cm" svg:height="0.587cm" svg:x="13.01cm" svg:y="11.576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4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79" draw:text-style-name="P2" draw:layer="layout" svg:x1="16.711cm" svg:y1="9.041cm" svg:x2="14.019cm" svg:y2="11.327cm">
          <text:p/>
        </draw:line>
        <draw:line draw:name="Straight Arrow Connector 26" draw:style-name="gr79" draw:text-style-name="P2" draw:layer="layout" svg:x1="11.885cm" svg:y1="9.068cm" svg:x2="13.23cm" svg:y2="11.343cm">
          <text:p/>
        </draw:lin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draw:custom-shape draw:name="Snip Diagonal Corner Rectangle 1" draw:style-name="gr73" draw:text-style-name="P14" draw:layer="layout" svg:width="3.708cm" svg:height="2.23cm" svg:x="9.327cm" svg:y="7.373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89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90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80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73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84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91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2" draw:text-style-name="P38" draw:layer="layout" svg:width="1.218cm" svg:height="1.263cm" svg:x="14.464cm" svg:y="7.788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87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74" draw:text-style-name="P34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3" draw:text-style-name="P36" draw:layer="layout" svg:width="1.248cm" svg:height="0.587cm" svg:x="13.01cm" svg:y="11.576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4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79" draw:text-style-name="P2" draw:layer="layout" svg:x1="16.711cm" svg:y1="9.041cm" svg:x2="14.019cm" svg:y2="11.327cm">
          <text:p/>
        </draw:line>
        <draw:line draw:name="Straight Arrow Connector 26" draw:style-name="gr79" draw:text-style-name="P2" draw:layer="layout" svg:x1="11.885cm" svg:y1="9.068cm" svg:x2="13.23cm" svg:y2="11.343cm">
          <text:p/>
        </draw:line>
        <draw:custom-shape draw:name="Snip Diagonal Corner Rectangle 2" draw:style-name="gr73" draw:text-style-name="P14" draw:layer="layout" svg:width="3.708cm" svg:height="2.23cm" svg:x="20.078cm" svg:y="7.415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" draw:style-name="gr94" draw:text-style-name="P12" draw:layer="layout" svg:width="2.925cm" svg:height="0.756cm" svg:x="19.973cm" svg:y="6.777cm">
          <text:p text:style-name="P11"><text:span text:style-name="T10">Tensor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5" draw:text-style-name="P38" draw:layer="layout" svg:width="1.218cm" svg:height="1.263cm" svg:x="20.422cm" svg:y="7.812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87" draw:text-style-name="P14" draw:layer="layout" svg:width="1.308cm" svg:height="1.661cm" svg:x="20.272cm" svg:y="7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4" draw:style-name="gr96" draw:text-style-name="P39" draw:layer="layout" svg:width="1.444cm" svg:height="1.581cm" svg:x="21.983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97" draw:text-style-name="P36" draw:layer="layout" svg:width="1.248cm" svg:height="0.587cm" svg:x="22.124cm" svg:y="8.227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0" draw:style-name="gr1" draw:text-style-name="P1" draw:layer="layout" svg:width="0.687cm" svg:height="0.87cm" svg:x="18.568cm" svg:y="7.9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 Box 21" draw:style-name="gr98" draw:text-style-name="P36" draw:layer="layout" svg:width="1.815cm" svg:height="0.587cm" svg:x="18.063cm" svg:y="7.43cm">
          <text:p text:style-name="P35"><text:span text:style-name="T12">contiguou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99" draw:text-style-name="P8" draw:layer="layout" svg:x1="10.78cm" svg:y1="7.667cm" svg:x2="11.579cm" svg:y2="7.667cm">
          <text:p/>
        </draw:line>
        <draw:line draw:name="Straight Connector 41" draw:style-name="gr99" draw:text-style-name="P8" draw:layer="layout" svg:x1="12.43cm" svg:y1="7.655cm" svg:x2="13.229cm" svg:y2="7.656cm">
          <text:p/>
        </draw:line>
        <draw:custom-shape draw:name="Text Box 17" draw:style-name="gr100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1" draw:text-style-name="P12" draw:layer="layout" svg:width="0.473cm" svg:height="0.756cm" svg:x="12.871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2" draw:text-style-name="P36" draw:layer="layout" svg:width="0.998cm" svg:height="0.587cm" svg:x="13.294cm" svg:y="6.204cm">
          <text:p text:style-name="P35"><text:span text:style-name="T12">lab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7" draw:style-name="gr79" draw:text-style-name="P2" draw:layer="layout" svg:x1="13.576cm" svg:y1="6.75cm" svg:x2="13.229cm" svg:y2="7.198cm">
          <text:p/>
        </draw:line>
        <draw:line draw:name="Straight Arrow Connector 8" draw:style-name="gr79" draw:text-style-name="P2" draw:layer="layout" svg:x1="13.32cm" svg:y1="6.692cm" svg:x2="11.112cm" svg:y2="7.198cm">
          <text:p/>
        </draw:line>
        <draw:custom-shape draw:name="Text Box 9" draw:style-name="gr103" draw:text-style-name="P36" draw:layer="layout" svg:width="1.027cm" svg:height="0.587cm" svg:x="9.865cm" svg:y="8.535cm">
          <text:p text:style-name="P35"><text:span text:style-name="T12">b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0" draw:style-name="gr79" draw:text-style-name="P2" draw:layer="layout" svg:x1="10.551cm" svg:y1="8.588cm" svg:x2="11.221cm" svg:y2="7.785cm">
          <text:p/>
        </draw:line>
        <draw:line draw:name="Straight Arrow Connector 11" draw:style-name="gr79" draw:text-style-name="P2" draw:layer="layout" svg:x1="10.895cm" svg:y1="8.72cm" svg:x2="12.871cm" svg:y2="7.785cm">
          <text:p/>
        </draw:line>
        <draw:g draw:name="Line Callout 3 13">
          <draw:custom-shape draw:name="矩形" draw:style-name="gr104" draw:text-style-name="P40" draw:layer="layout" svg:width="1.507cm" svg:height="1.295cm" svg:x="9.82cm" svg:y="5.2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線條" draw:style-name="gr105" draw:text-style-name="P14" draw:layer="layout" svg:width="0.477cm" svg:height="1.638cm" svg:x="11.448cm" svg:y="5.932cm">
            <text:p/>
            <draw:enhanced-geometry draw:mirror-horizontal="false" draw:mirror-vertical="false" svg:viewBox="0 0 0 0" drawooo:sub-view-size="21600 21600" draw:text-areas="0 0 ?f2 ?f3" draw:type="ooxml-non-primitive" draw:enhanced-path="M 0 0 L 9883 2883 11079 18252 21600 21600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Text Box 14" draw:style-name="gr106" draw:text-style-name="P38" draw:layer="layout" svg:width="1.739cm" svg:height="1.265cm" svg:x="9.807cm" svg:y="5.251cm">
          <text:p text:style-name="P37"><text:span text:style-name="T13">0 10 2 3 7 ... ... </text:span></text:p>
          <text:p text:style-name="P37"><text:span text:style-name="T13">5 <text:s/>... ... ... ... ...</text:span></text:p>
          <text:p text:style-name="P37"><text:span text:style-name="T13">... ... ... ...</text:span></text:p>
          <text:p text:style-name="P37"><text:span text:style-name="T1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07" draw:text-style-name="P36" draw:layer="layout" svg:width="1.286cm" svg:height="0.587cm" svg:x="9.722cm" svg:y="4.695cm">
          <text:p text:style-name="P35"><text:span text:style-name="T12">Block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8" draw:text-style-name="P38" draw:layer="layout" svg:width="3.106cm" svg:height="1.011cm" svg:x="12.577cm" svg:y="4.621cm">
          <text:p text:style-name="P37"><text:span text:style-name="T14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779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09" draw:text-style-name="P8" draw:layer="layout" svg:x1="6.979cm" svg:y1="5.051cm" svg:x2="7.778cm" svg:y2="5.051cm">
          <text:p/>
        </draw:line>
        <draw:line draw:name="Straight Connector 24" draw:style-name="gr109" draw:text-style-name="P8" draw:layer="layout" svg:x1="8.628cm" svg:y1="5.03cm" svg:x2="9.427cm" svg:y2="5.03cm">
          <text:p/>
        </draw:line>
        <draw:custom-shape draw:name="Text Box 26" draw:style-name="gr110" draw:text-style-name="P12" draw:layer="layout" svg:width="0.541cm" svg:height="0.756cm" svg:x="7.956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1" draw:text-style-name="P12" draw:layer="layout" svg:width="0.469cm" svg:height="0.756cm" svg:x="8.696cm" svg:y="4.249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12" draw:text-style-name="P12" draw:layer="layout" svg:width="0.473cm" svg:height="0.756cm" svg:x="7.077cm" svg:y="4.205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2" draw:text-style-name="P9" draw:layer="layout" svg:width="0.849cm" svg:height="0.849cm" svg:x="11.026cm" svg:y="4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13" draw:text-style-name="P10" draw:layer="layout" svg:x1="10.227cm" svg:y1="5.018cm" svg:x2="11.026cm" svg:y2="5.019cm">
          <text:p/>
        </draw:line>
        <draw:custom-shape draw:name="Text Box 27" draw:style-name="gr114" draw:text-style-name="P12" draw:layer="layout" svg:width="0.562cm" svg:height="0.756cm" svg:x="11.181cm" svg:y="4.643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15" draw:text-style-name="P12" draw:layer="layout" svg:width="0.469cm" svg:height="0.756cm" svg:x="10.291cm" svg:y="4.232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116" draw:text-style-name="P8" draw:layer="layout" svg:x1="9.424cm" svg:y1="5.014cm" svg:x2="10.223cm" svg:y2="5.014cm">
          <text:p/>
        </draw:line>
        <draw:custom-shape draw:name="Donut 4" draw:style-name="gr117" draw:text-style-name="P41" draw:layer="layout" svg:width="0.687cm" svg:height="0.687cm" svg:x="9.454cm" svg:y="4.205cm">
          <text:p/>
          <draw:enhanced-geometry draw:mirror-horizontal="false" draw:mirror-vertical="false" svg:viewBox="0 0 0 0" drawooo:sub-view-size="21600 21600" draw:text-areas="0 0 ?f2 ?f3" draw:type="ooxml-non-primitive" draw:enhanced-path="M 0 10800 C 0 4835 4835 0 10800 0 16765 0 21600 4835 21600 10800 21600 16765 16765 21600 10800 21600 4835 21600 0 16765 0 10800 Z M 2892 10800 C 2892 15168 6432 18708 10800 18708 15168 18708 18708 15168 18708 10800 18708 6432 15168 2892 10800 2892 6432 2892 2892 6432 2892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Cross 12" draw:style-name="gr118" draw:text-style-name="P42" draw:layer="layout" svg:width="0.689cm" svg:height="0.689cm" draw:transform="rotate (-0.785398163397448) translate (9.798cm 6.533cm)">
          <text:p/>
          <draw:enhanced-geometry draw:mirror-horizontal="false" draw:mirror-vertical="false" svg:viewBox="0 0 0 0" draw:text-areas="?f6 ?f8 ?f7 ?f9" draw:type="ooxml-plus" draw:modifiers="42451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Oval 13" draw:style-name="gr10" draw:text-style-name="P7" draw:layer="layout" svg:width="0.849cm" svg:height="0.849cm" svg:x="7.754cm" svg:y="7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109" draw:text-style-name="P8" draw:layer="layout" svg:x1="6.955cm" svg:y1="7.508cm" svg:x2="7.754cm" svg:y2="7.508cm">
          <text:p/>
        </draw:line>
        <draw:line draw:name="Straight Connector 15" draw:style-name="gr109" draw:text-style-name="P8" draw:layer="layout" svg:x1="8.604cm" svg:y1="7.487cm" svg:x2="9.403cm" svg:y2="7.488cm">
          <text:p/>
        </draw:line>
        <draw:custom-shape draw:name="Text Box 16" draw:style-name="gr119" draw:text-style-name="P12" draw:layer="layout" svg:width="0.541cm" svg:height="0.756cm" svg:x="7.931cm" svg:y="7.133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12" draw:text-style-name="P9" draw:layer="layout" svg:width="0.849cm" svg:height="0.849cm" svg:x="11.001cm" svg:y="7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120" draw:text-style-name="P10" draw:layer="layout" svg:x1="10.202cm" svg:y1="7.475cm" svg:x2="11.001cm" svg:y2="7.475cm">
          <text:p/>
        </draw:line>
        <draw:custom-shape draw:name="Text Box 23" draw:style-name="gr121" draw:text-style-name="P12" draw:layer="layout" svg:width="0.562cm" svg:height="0.756cm" svg:x="11.157cm" svg:y="7.1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16" draw:text-style-name="P8" draw:layer="layout" svg:x1="9.399cm" svg:y1="7.471cm" svg:x2="10.198cm" svg:y2="7.471cm">
          <text:p/>
        </draw:line>
        <draw:custom-shape draw:name="Text Box 32" draw:style-name="gr122" draw:text-style-name="P12" draw:layer="layout" svg:width="0.469cm" svg:height="0.756cm" svg:x="8.684cm" svg:y="6.685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23" draw:text-style-name="P12" draw:layer="layout" svg:width="0.473cm" svg:height="0.756cm" svg:x="7.064cm" svg:y="6.641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24" draw:text-style-name="P12" draw:layer="layout" svg:width="0.469cm" svg:height="0.756cm" svg:x="10.55cm" svg:y="6.668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5" draw:text-style-name="P4" draw:layer="layout" svg:width="0.689cm" svg:height="0.672cm" svg:x="6.333cm" svg:y="3.551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6" draw:text-style-name="P4" draw:layer="layout" svg:width="0.689cm" svg:height="0.672cm" svg:x="6.333cm" svg:y="6.098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28" draw:style-name="gr9" draw:text-style-name="P6" draw:layer="layout" svg:width="0.585cm" svg:height="0.585cm" svg:x="7.156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1" draw:style-name="gr2" draw:text-style-name="P2" draw:layer="layout" svg:x1="7.45cm" svg:y1="6.857cm" svg:x2="7.447cm" svg:y2="7.387cm">
          <text:p/>
        </draw:line>
        <draw:custom-shape draw:name="Text Box 45" draw:style-name="gr127" draw:text-style-name="P38" draw:layer="layout" svg:width="0.668cm" svg:height="0.73cm" svg:x="7.102cm" svg:y="7.341cm">
          <text:p text:style-name="P37"><text:span text:style-name="T15">Γ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8" draw:text-style-name="P38" draw:layer="layout" svg:width="0.655cm" svg:height="0.73cm" svg:x="8.417cm" svg:y="6.869cm">
          <text:p text:style-name="P37"><text:span text:style-name="T15">λ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" draw:style-name="gr1" draw:text-style-name="P1" draw:layer="layout" svg:width="0.387cm" svg:height="0.387cm" svg:x="8.573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0" draw:style-name="gr129" draw:text-style-name="P2" draw:layer="layout" svg:x1="7.156cm" svg:y1="7.676cm" svg:x2="6.865cm" svg:y2="7.672cm">
          <text:p/>
        </draw:line>
        <draw:line draw:name="Straight Connector 25" draw:style-name="gr116" draw:text-style-name="P8" draw:layer="layout" svg:x1="8.043cm" svg:y1="7.669cm" svg:x2="8.27cm" svg:y2="7.672cm">
          <text:p/>
        </draw:line>
        <draw:line draw:name="Straight Connector 63" draw:style-name="gr129" draw:text-style-name="P2" draw:layer="layout" svg:x1="8.032cm" svg:y1="7.672cm" svg:x2="7.741cm" svg:y2="7.669cm">
          <text:p/>
        </draw:line>
        <draw:line draw:name="Straight Connector 64" draw:style-name="gr129" draw:text-style-name="P2" draw:layer="layout" svg:x1="8.572cm" svg:y1="7.669cm" svg:x2="8.281cm" svg:y2="7.665cm">
          <text:p/>
        </draw:line>
        <draw:line draw:name="Straight Connector 65" draw:style-name="gr116" draw:text-style-name="P8" draw:layer="layout" svg:x1="9.256cm" svg:y1="7.672cm" svg:x2="9.484cm" svg:y2="7.676cm">
          <text:p/>
        </draw:line>
        <draw:line draw:name="Straight Connector 66" draw:style-name="gr129" draw:text-style-name="P2" draw:layer="layout" svg:x1="9.246cm" svg:y1="7.676cm" svg:x2="8.955cm" svg:y2="7.672cm">
          <text:p/>
        </draw:line>
        <draw:custom-shape draw:name="Oval 68" draw:style-name="gr9" draw:text-style-name="P6" draw:layer="layout" svg:width="0.585cm" svg:height="0.585cm" svg:x="9.797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0.091cm" svg:y1="6.857cm" svg:x2="10.087cm" svg:y2="7.387cm">
          <text:p/>
        </draw:line>
        <draw:line draw:name="Straight Connector 70" draw:style-name="gr129" draw:text-style-name="P2" draw:layer="layout" svg:x1="9.796cm" svg:y1="7.676cm" svg:x2="9.505cm" svg:y2="7.672cm">
          <text:p/>
        </draw:line>
        <draw:custom-shape draw:name="Text Box 71" draw:style-name="gr130" draw:text-style-name="P38" draw:layer="layout" svg:width="0.668cm" svg:height="0.73cm" svg:x="9.742cm" svg:y="7.361cm">
          <text:p text:style-name="P37"><text:span text:style-name="T15">Γ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31" draw:text-style-name="P38" draw:layer="layout" svg:width="0.655cm" svg:height="0.73cm" svg:x="11.06cm" svg:y="6.874cm">
          <text:p text:style-name="P37"><text:span text:style-name="T15">λ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78" draw:style-name="gr1" draw:text-style-name="P1" draw:layer="layout" svg:width="0.387cm" svg:height="0.387cm" svg:x="11.215cm" svg:y="7.491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79" draw:style-name="gr116" draw:text-style-name="P8" draw:layer="layout" svg:x1="10.685cm" svg:y1="7.674cm" svg:x2="10.913cm" svg:y2="7.678cm">
          <text:p/>
        </draw:line>
        <draw:line draw:name="Straight Connector 80" draw:style-name="gr129" draw:text-style-name="P2" draw:layer="layout" svg:x1="10.675cm" svg:y1="7.678cm" svg:x2="10.384cm" svg:y2="7.674cm">
          <text:p/>
        </draw:line>
        <draw:line draw:name="Straight Connector 81" draw:style-name="gr129" draw:text-style-name="P2" draw:layer="layout" svg:x1="11.214cm" svg:y1="7.674cm" svg:x2="10.923cm" svg:y2="7.671cm">
          <text:p/>
        </draw:line>
        <draw:line draw:name="Straight Connector 82" draw:style-name="gr129" draw:text-style-name="P2" draw:layer="layout" svg:x1="11.888cm" svg:y1="7.681cm" svg:x2="11.597cm" svg:y2="7.678cm">
          <text:p/>
        </draw:line>
        <draw:custom-shape draw:name="Oval 85" draw:style-name="gr132" draw:text-style-name="P43" draw:layer="layout" svg:width="0.585cm" svg:height="0.585cm" svg:x="12.439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133" draw:text-style-name="P44" draw:layer="layout" svg:x1="12.733cm" svg:y1="6.857cm" svg:x2="12.729cm" svg:y2="7.387cm">
          <text:p/>
        </draw:line>
        <draw:custom-shape draw:name="Text Box 87" draw:style-name="gr134" draw:text-style-name="P38" draw:layer="layout" svg:width="0.668cm" svg:height="0.73cm" svg:x="12.385cm" svg:y="7.37cm">
          <text:p text:style-name="P37"><text:span text:style-name="T17">Γ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135" draw:text-style-name="P38" draw:layer="layout" svg:width="0.655cm" svg:height="0.73cm" svg:x="13.732cm" svg:y="6.909cm">
          <text:p text:style-name="P37"><text:span text:style-name="T17">λ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9" draw:style-name="gr132" draw:text-style-name="P43" draw:layer="layout" svg:width="0.387cm" svg:height="0.387cm" svg:x="13.855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90" draw:style-name="gr136" draw:text-style-name="P2" draw:layer="layout" svg:x1="12.438cm" svg:y1="7.676cm" svg:x2="12.147cm" svg:y2="7.672cm">
          <text:p/>
        </draw:line>
        <draw:line draw:name="Straight Connector 91" draw:style-name="gr116" draw:text-style-name="P8" draw:layer="layout" svg:x1="13.326cm" svg:y1="7.669cm" svg:x2="13.553cm" svg:y2="7.672cm">
          <text:p/>
        </draw:line>
        <draw:line draw:name="Straight Connector 92" draw:style-name="gr136" draw:text-style-name="P2" draw:layer="layout" svg:x1="13.315cm" svg:y1="7.672cm" svg:x2="13.024cm" svg:y2="7.669cm">
          <text:p/>
        </draw:line>
        <draw:line draw:name="Straight Connector 93" draw:style-name="gr136" draw:text-style-name="P2" draw:layer="layout" svg:x1="13.855cm" svg:y1="7.669cm" svg:x2="13.564cm" svg:y2="7.665cm">
          <text:p/>
        </draw:line>
        <draw:line draw:name="Straight Connector 94" draw:style-name="gr137" draw:text-style-name="P8" draw:layer="layout" svg:x1="14.717cm" svg:y1="7.681cm" svg:x2="15.167cm" svg:y2="7.678cm">
          <text:p/>
        </draw:line>
        <draw:line draw:name="Straight Connector 95" draw:style-name="gr136" draw:text-style-name="P2" draw:layer="layout" svg:x1="14.529cm" svg:y1="7.676cm" svg:x2="14.238cm" svg:y2="7.672cm">
          <text:p/>
        </draw:line>
        <draw:line draw:name="Straight Connector 114" draw:style-name="gr116" draw:text-style-name="P8" draw:layer="layout" svg:x1="6.623cm" svg:y1="7.669cm" svg:x2="6.85cm" svg:y2="7.672cm">
          <text:p/>
        </draw:line>
        <draw:custom-shape draw:name="Oval 126" draw:style-name="gr132" draw:text-style-name="P43" draw:layer="layout" svg:width="0.585cm" svg:height="0.585cm" svg:x="4.501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7" draw:style-name="gr133" draw:text-style-name="P44" draw:layer="layout" svg:x1="4.796cm" svg:y1="6.857cm" svg:x2="4.792cm" svg:y2="7.387cm">
          <text:p/>
        </draw:line>
        <draw:custom-shape draw:name="Text Box 128" draw:style-name="gr138" draw:text-style-name="P38" draw:layer="layout" svg:width="0.668cm" svg:height="0.73cm" svg:x="4.447cm" svg:y="7.37cm">
          <text:p text:style-name="P37"><text:span text:style-name="T17">Γ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9" draw:style-name="gr139" draw:text-style-name="P38" draw:layer="layout" svg:width="0.655cm" svg:height="0.73cm" svg:x="5.794cm" svg:y="6.909cm">
          <text:p text:style-name="P37"><text:span text:style-name="T17">λ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130" draw:style-name="gr132" draw:text-style-name="P43" draw:layer="layout" svg:width="0.387cm" svg:height="0.387cm" svg:x="5.918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31" draw:style-name="gr136" draw:text-style-name="P2" draw:layer="layout" svg:x1="4.501cm" svg:y1="7.676cm" svg:x2="4.21cm" svg:y2="7.672cm">
          <text:p/>
        </draw:line>
        <draw:line draw:name="Straight Connector 132" draw:style-name="gr116" draw:text-style-name="P8" draw:layer="layout" svg:x1="5.388cm" svg:y1="7.669cm" svg:x2="5.616cm" svg:y2="7.672cm">
          <text:p/>
        </draw:line>
        <draw:line draw:name="Straight Connector 133" draw:style-name="gr136" draw:text-style-name="P2" draw:layer="layout" svg:x1="5.378cm" svg:y1="7.672cm" svg:x2="5.087cm" svg:y2="7.669cm">
          <text:p/>
        </draw:line>
        <draw:line draw:name="Straight Connector 134" draw:style-name="gr136" draw:text-style-name="P2" draw:layer="layout" svg:x1="5.917cm" svg:y1="7.669cm" svg:x2="5.626cm" svg:y2="7.665cm">
          <text:p/>
        </draw:line>
        <draw:line draw:name="Straight Connector 135" draw:style-name="gr136" draw:text-style-name="P2" draw:layer="layout" svg:x1="6.591cm" svg:y1="7.676cm" svg:x2="6.3cm" svg:y2="7.672cm">
          <text:p/>
        </draw:line>
        <draw:line draw:name="Straight Connector 136" draw:style-name="gr116" draw:text-style-name="P8" draw:layer="layout" svg:x1="11.909cm" svg:y1="7.683cm" svg:x2="12.137cm" svg:y2="7.687cm">
          <text:p/>
        </draw:line>
        <draw:line draw:name="Straight Connector 137" draw:style-name="gr137" draw:text-style-name="P8" draw:layer="layout" svg:x1="3.57cm" svg:y1="7.674cm" svg:x2="4.019cm" svg:y2="7.671cm">
          <text:p/>
        </draw:line>
        <draw:custom-shape draw:name="Rectangle 138" draw:style-name="gr140" draw:text-style-name="P14" draw:layer="layout" svg:width="4.783cm" svg:height="1.759cm" svg:x="6.978cm" svg:y="6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g draw:name="Group 108">
          <draw:g draw:name="Group 53">
            <draw:custom-shape draw:name="Text Box 37" draw:style-name="gr141" draw:text-style-name="P38" draw:layer="layout" svg:width="0.655cm" svg:height="0.734cm" svg:x="19.72cm" svg:y="4.932cm">
              <text:p text:style-name="P37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38" draw:style-name="gr142" draw:text-style-name="P43" draw:layer="layout" svg:width="0.387cm" svg:height="0.387cm" svg:x="19.844cm" svg:y="5.509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39" draw:style-name="gr143" draw:text-style-name="P8" draw:layer="layout" svg:x1="19.314cm" svg:y1="5.692cm" svg:x2="19.542cm" svg:y2="5.695cm">
              <text:p/>
            </draw:line>
            <draw:line draw:name="Straight Connector 40" draw:style-name="gr144" draw:text-style-name="P2" draw:layer="layout" svg:x1="19.843cm" svg:y1="5.692cm" svg:x2="19.552cm" svg:y2="5.688cm">
              <text:p/>
            </draw:line>
          </draw:g>
          <draw:custom-shape draw:name="Rounded Rectangle 2" draw:style-name="gr145" draw:text-style-name="P45" draw:layer="layout" svg:width="2.301cm" svg:height="1.188cm" svg:x="20.523cm" svg:y="3.15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" draw:style-name="gr146" draw:text-style-name="P2" draw:layer="layout" svg:x1="20.813cm" svg:y1="2.629cm" svg:x2="20.81cm" svg:y2="3.159cm">
            <text:p/>
          </draw:line>
          <draw:line draw:name="Straight Connector 4" draw:style-name="gr146" draw:text-style-name="P2" draw:layer="layout" svg:x1="22.533cm" svg:y1="2.629cm" svg:x2="22.53cm" svg:y2="3.159cm">
            <text:p/>
          </draw:line>
          <draw:line draw:name="Straight Connector 6" draw:style-name="gr146" draw:text-style-name="P2" draw:layer="layout" svg:x1="20.817cm" svg:y1="4.363cm" svg:x2="20.813cm" svg:y2="4.893cm">
            <text:p/>
          </draw:line>
          <draw:line draw:name="Straight Connector 7" draw:style-name="gr146" draw:text-style-name="P2" draw:layer="layout" svg:x1="22.531cm" svg:y1="4.347cm" svg:x2="22.528cm" svg:y2="4.877cm">
            <text:p/>
          </draw:line>
          <draw:custom-shape draw:name="Text Box 9" draw:style-name="gr147" draw:text-style-name="P38" draw:layer="layout" svg:width="0.674cm" svg:height="0.734cm" svg:x="21.422cm" svg:y="3.466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8" draw:text-style-name="P38" draw:layer="layout" svg:width="0.655cm" svg:height="0.734cm" svg:x="21.333cm" svg:y="4.891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5" draw:style-name="gr149" draw:text-style-name="P1" draw:layer="layout" svg:width="0.387cm" svg:height="0.387cm" svg:x="21.482cm" svg:y="5.5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44">
            <draw:custom-shape draw:name="Oval 11" draw:style-name="gr150" draw:text-style-name="P6" draw:layer="layout" svg:width="0.585cm" svg:height="0.585cm" svg:x="20.523cm" svg:y="5.4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2" draw:style-name="gr151" draw:text-style-name="P2" draw:layer="layout" svg:x1="20.813cm" svg:y1="5.078cm" svg:x2="20.813cm" svg:y2="5.409cm">
              <text:p/>
            </draw:line>
            <draw:custom-shape draw:name="Text Box 13" draw:style-name="gr152" draw:text-style-name="P38" draw:layer="layout" svg:width="0.668cm" svg:height="0.734cm" svg:x="20.469cm" svg:y="5.385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6" draw:style-name="gr153" draw:text-style-name="P2" draw:layer="layout" svg:x1="20.522cm" svg:y1="5.699cm" svg:x2="20.231cm" svg:y2="5.695cm">
              <text:p/>
            </draw:line>
            <draw:line draw:name="Straight Connector 18" draw:style-name="gr153" draw:text-style-name="P2" draw:layer="layout" svg:x1="21.482cm" svg:y1="5.697cm" svg:x2="21.108cm" svg:y2="5.692cm">
              <text:p/>
            </draw:line>
          </draw:g>
          <draw:custom-shape draw:name="Text Box 29" draw:style-name="gr154" draw:text-style-name="P38" draw:layer="layout" svg:width="0.655cm" svg:height="0.734cm" svg:x="22.966cm" svg:y="4.928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30" draw:style-name="gr149" draw:text-style-name="P1" draw:layer="layout" svg:width="0.387cm" svg:height="0.387cm" svg:x="23.116cm" svg:y="5.502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35" draw:style-name="gr153" draw:text-style-name="P2" draw:layer="layout" svg:x1="23.789cm" svg:y1="5.692cm" svg:x2="23.498cm" svg:y2="5.688cm">
            <text:p/>
          </draw:line>
          <draw:line draw:name="Straight Connector 42" draw:style-name="gr143" draw:text-style-name="P8" draw:layer="layout" svg:x1="23.868cm" svg:y1="5.697cm" svg:x2="24.096cm" svg:y2="5.7cm">
            <text:p/>
          </draw:line>
          <draw:g draw:name="Group 46">
            <draw:custom-shape draw:name="Oval 47" draw:style-name="gr150" draw:text-style-name="P6" draw:layer="layout" svg:width="0.585cm" svg:height="0.585cm" svg:x="22.239cm" svg:y="5.4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48" draw:style-name="gr151" draw:text-style-name="P2" draw:layer="layout" svg:x1="22.53cm" svg:y1="5.074cm" svg:x2="22.53cm" svg:y2="5.406cm">
              <text:p/>
            </draw:line>
            <draw:custom-shape draw:name="Text Box 49" draw:style-name="gr155" draw:text-style-name="P38" draw:layer="layout" svg:width="0.668cm" svg:height="0.734cm" svg:x="22.185cm" svg:y="5.382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1" draw:style-name="gr153" draw:text-style-name="P2" draw:layer="layout" svg:x1="23.115cm" svg:y1="5.692cm" svg:x2="22.824cm" svg:y2="5.688cm">
              <text:p/>
            </draw:line>
          </draw:g>
          <draw:line draw:name="Straight Connector 52" draw:style-name="gr153" draw:text-style-name="P2" draw:layer="layout" svg:x1="22.244cm" svg:y1="5.697cm" svg:x2="21.87cm" svg:y2="5.692cm">
            <text:p/>
          </draw:line>
        </draw:g>
        <draw:g draw:name="Group 158">
          <draw:g draw:name="Group 110">
            <draw:custom-shape draw:name="Text Box 111" draw:style-name="gr156" draw:text-style-name="P38" draw:layer="layout" svg:width="0.655cm" svg:height="0.734cm" svg:x="23.07cm" svg:y="10.123cm">
              <text:p text:style-name="P37"><text:span text:style-name="T17">λ</text:span><text:span text:style-name="T1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12" draw:style-name="gr142" draw:text-style-name="P43" draw:layer="layout" svg:width="0.387cm" svg:height="0.387cm" svg:x="23.193cm" svg:y="10.7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13" draw:style-name="gr143" draw:text-style-name="P8" draw:layer="layout" svg:x1="23.935cm" svg:y1="10.913cm" svg:x2="24.163cm" svg:y2="10.916cm">
              <text:p/>
            </draw:line>
            <draw:line draw:name="Straight Connector 115" draw:style-name="gr144" draw:text-style-name="P2" draw:layer="layout" svg:x1="23.872cm" svg:y1="10.895cm" svg:x2="23.581cm" svg:y2="10.892cm">
              <text:p/>
            </draw:line>
          </draw:g>
          <draw:g draw:name="Group 153">
            <draw:custom-shape draw:name="Rounded Rectangle 116" draw:style-name="gr157" draw:text-style-name="P15" draw:layer="layout" svg:width="2.301cm" svg:height="1.188cm" svg:x="20.509cm" svg:y="8.37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117" draw:style-name="gr158" draw:text-style-name="P46" draw:layer="layout" svg:x1="20.799cm" svg:y1="7.842cm" svg:x2="20.796cm" svg:y2="8.371cm">
              <text:p/>
            </draw:line>
            <draw:line draw:name="Straight Connector 118" draw:style-name="gr158" draw:text-style-name="P46" draw:layer="layout" svg:x1="22.519cm" svg:y1="7.842cm" svg:x2="22.516cm" svg:y2="8.371cm">
              <text:p/>
            </draw:line>
            <draw:line draw:name="Straight Connector 119" draw:style-name="gr158" draw:text-style-name="P46" draw:layer="layout" svg:x1="20.803cm" svg:y1="9.576cm" svg:x2="20.799cm" svg:y2="10.105cm">
              <text:p/>
            </draw:line>
            <draw:line draw:name="Straight Connector 120" draw:style-name="gr158" draw:text-style-name="P46" draw:layer="layout" svg:x1="22.517cm" svg:y1="9.56cm" svg:x2="22.514cm" svg:y2="10.089cm">
              <text:p/>
            </draw:line>
            <draw:custom-shape draw:name="Text Box 121" draw:style-name="gr159" draw:text-style-name="P38" draw:layer="layout" svg:width="0.68cm" svg:height="0.734cm" svg:x="21.405cm" svg:y="8.678cm">
              <text:p text:style-name="P37"><text:span text:style-name="T15">U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22" draw:style-name="gr160" draw:text-style-name="P38" draw:layer="layout" svg:width="0.655cm" svg:height="0.734cm" svg:x="19.597cm" svg:y="10.112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23" draw:style-name="gr149" draw:text-style-name="P1" draw:layer="layout" svg:width="0.387cm" svg:height="0.387cm" svg:x="19.747cm" svg:y="10.724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24">
            <draw:custom-shape draw:name="Oval 125" draw:style-name="gr150" draw:text-style-name="P6" draw:layer="layout" svg:width="0.585cm" svg:height="0.585cm" svg:x="22.229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39" draw:style-name="gr151" draw:text-style-name="P2" draw:layer="layout" svg:x1="22.519cm" svg:y1="10.287cm" svg:x2="22.519cm" svg:y2="10.618cm">
              <text:p/>
            </draw:line>
            <draw:custom-shape draw:name="Text Box 140" draw:style-name="gr161" draw:text-style-name="P38" draw:layer="layout" svg:width="0.668cm" svg:height="0.734cm" svg:x="22.174cm" svg:y="10.594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43" draw:style-name="gr162" draw:text-style-name="P38" draw:layer="layout" svg:width="0.655cm" svg:height="0.734cm" svg:x="21.331cm" svg:y="10.141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44" draw:style-name="gr149" draw:text-style-name="P1" draw:layer="layout" svg:width="0.387cm" svg:height="0.387cm" svg:x="21.467cm" svg:y="10.7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47">
            <draw:custom-shape draw:name="Oval 148" draw:style-name="gr150" draw:text-style-name="P6" draw:layer="layout" svg:width="0.585cm" svg:height="0.585cm" svg:x="20.503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49" draw:style-name="gr151" draw:text-style-name="P2" draw:layer="layout" svg:x1="20.794cm" svg:y1="10.287cm" svg:x2="20.794cm" svg:y2="10.618cm">
              <text:p/>
            </draw:line>
            <draw:custom-shape draw:name="Text Box 150" draw:style-name="gr163" draw:text-style-name="P38" draw:layer="layout" svg:width="0.668cm" svg:height="0.734cm" svg:x="20.449cm" svg:y="10.594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51" draw:style-name="gr153" draw:text-style-name="P2" draw:layer="layout" svg:x1="21.464cm" svg:y1="10.899cm" svg:x2="21.089cm" svg:y2="10.9cm">
              <text:p/>
            </draw:line>
          </draw:g>
          <draw:line draw:name="Straight Connector 152" draw:style-name="gr153" draw:text-style-name="P2" draw:layer="layout" svg:x1="20.508cm" svg:y1="10.909cm" svg:x2="20.134cm" svg:y2="10.904cm">
            <text:p/>
          </draw:line>
          <draw:line draw:name="Straight Connector 155" draw:style-name="gr153" draw:text-style-name="P2" draw:layer="layout" svg:x1="22.23cm" svg:y1="10.893cm" svg:x2="21.854cm" svg:y2="10.895cm">
            <text:p/>
          </draw:line>
          <draw:line draw:name="Straight Connector 156" draw:style-name="gr153" draw:text-style-name="P2" draw:layer="layout" svg:x1="23.193cm" svg:y1="10.892cm" svg:x2="22.817cm" svg:y2="10.893cm">
            <text:p/>
          </draw:line>
          <draw:line draw:name="Straight Connector 157" draw:style-name="gr143" draw:text-style-name="P8" draw:layer="layout" svg:x1="19.46cm" svg:y1="10.911cm" svg:x2="19.688cm" svg:y2="10.914cm">
            <text:p/>
          </draw:line>
        </draw:g>
        <draw:g draw:name="Group 235">
          <draw:g draw:name="Group 160">
            <draw:custom-shape draw:name="Text Box 161" draw:style-name="gr164" draw:text-style-name="P38" draw:layer="layout" svg:width="0.655cm" svg:height="0.734cm" svg:x="12.859cm" svg:y="10.139cm">
              <text:p text:style-name="P37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62" draw:style-name="gr142" draw:text-style-name="P43" draw:layer="layout" svg:width="0.387cm" svg:height="0.387cm" svg:x="12.982cm" svg:y="10.716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63" draw:style-name="gr143" draw:text-style-name="P8" draw:layer="layout" svg:x1="12.453cm" svg:y1="10.899cm" svg:x2="12.68cm" svg:y2="10.902cm">
              <text:p/>
            </draw:line>
            <draw:line draw:name="Straight Connector 164" draw:style-name="gr144" draw:text-style-name="P2" draw:layer="layout" svg:x1="12.982cm" svg:y1="10.899cm" svg:x2="12.691cm" svg:y2="10.895cm">
              <text:p/>
            </draw:line>
          </draw:g>
          <draw:custom-shape draw:name="Rounded Rectangle 165" draw:style-name="gr145" draw:text-style-name="P45" draw:layer="layout" svg:width="2.301cm" svg:height="1.188cm" svg:x="13.661cm" svg:y="8.36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166" draw:style-name="gr146" draw:text-style-name="P2" draw:layer="layout" svg:x1="13.952cm" svg:y1="7.836cm" svg:x2="13.948cm" svg:y2="8.366cm">
            <text:p/>
          </draw:line>
          <draw:line draw:name="Straight Connector 167" draw:style-name="gr146" draw:text-style-name="P2" draw:layer="layout" svg:x1="15.672cm" svg:y1="7.836cm" svg:x2="15.668cm" svg:y2="8.366cm">
            <text:p/>
          </draw:line>
          <draw:line draw:name="Straight Connector 168" draw:style-name="gr146" draw:text-style-name="P2" draw:layer="layout" svg:x1="13.955cm" svg:y1="9.57cm" svg:x2="13.952cm" svg:y2="10.1cm">
            <text:p/>
          </draw:line>
          <draw:line draw:name="Straight Connector 169" draw:style-name="gr146" draw:text-style-name="P2" draw:layer="layout" svg:x1="15.67cm" svg:y1="9.554cm" svg:x2="15.666cm" svg:y2="10.084cm">
            <text:p/>
          </draw:line>
          <draw:custom-shape draw:name="Text Box 170" draw:style-name="gr165" draw:text-style-name="P38" draw:layer="layout" svg:width="0.674cm" svg:height="0.734cm" svg:x="14.561cm" svg:y="8.673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166" draw:text-style-name="P38" draw:layer="layout" svg:width="0.655cm" svg:height="0.734cm" svg:x="14.471cm" svg:y="10.098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72" draw:style-name="gr149" draw:text-style-name="P1" draw:layer="layout" svg:width="0.387cm" svg:height="0.387cm" svg:x="14.621cm" svg:y="10.71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73">
            <draw:custom-shape draw:name="Oval 174" draw:style-name="gr150" draw:text-style-name="P6" draw:layer="layout" svg:width="0.585cm" svg:height="0.585cm" svg:x="13.661cm" svg:y="10.6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75" draw:style-name="gr151" draw:text-style-name="P2" draw:layer="layout" svg:x1="13.952cm" svg:y1="10.285cm" svg:x2="13.953cm" svg:y2="10.616cm">
              <text:p/>
            </draw:line>
            <draw:custom-shape draw:name="Text Box 176" draw:style-name="gr167" draw:text-style-name="P38" draw:layer="layout" svg:width="0.668cm" svg:height="0.734cm" svg:x="13.607cm" svg:y="10.592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77" draw:style-name="gr153" draw:text-style-name="P2" draw:layer="layout" svg:x1="13.661cm" svg:y1="10.906cm" svg:x2="13.37cm" svg:y2="10.902cm">
              <text:p/>
            </draw:line>
            <draw:line draw:name="Straight Connector 178" draw:style-name="gr153" draw:text-style-name="P2" draw:layer="layout" svg:x1="14.62cm" svg:y1="10.904cm" svg:x2="14.246cm" svg:y2="10.899cm">
              <text:p/>
            </draw:line>
          </draw:g>
          <draw:custom-shape draw:name="Text Box 179" draw:style-name="gr168" draw:text-style-name="P38" draw:layer="layout" svg:width="0.655cm" svg:height="0.734cm" svg:x="16.173cm" svg:y="10.135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80" draw:style-name="gr149" draw:text-style-name="P1" draw:layer="layout" svg:width="0.387cm" svg:height="0.387cm" svg:x="16.344cm" svg:y="10.709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83">
            <draw:custom-shape draw:name="Oval 184" draw:style-name="gr150" draw:text-style-name="P6" draw:layer="layout" svg:width="0.585cm" svg:height="0.585cm" svg:x="15.378cm" svg:y="10.6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85" draw:style-name="gr151" draw:text-style-name="P2" draw:layer="layout" svg:x1="15.668cm" svg:y1="10.281cm" svg:x2="15.668cm" svg:y2="10.613cm">
              <text:p/>
            </draw:line>
            <draw:custom-shape draw:name="Text Box 186" draw:style-name="gr169" draw:text-style-name="P38" draw:layer="layout" svg:width="0.668cm" svg:height="0.734cm" svg:x="15.323cm" svg:y="10.589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188" draw:style-name="gr153" draw:text-style-name="P2" draw:layer="layout" svg:x1="15.382cm" svg:y1="10.904cm" svg:x2="15.008cm" svg:y2="10.899cm">
            <text:p/>
          </draw:line>
          <draw:custom-shape draw:name="Oval 195" draw:style-name="gr142" draw:text-style-name="P43" draw:layer="layout" svg:width="0.585cm" svg:height="0.585cm" svg:x="17.106cm" svg:y="10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6" draw:style-name="gr170" draw:text-style-name="P44" draw:layer="layout" svg:x1="17.397cm" svg:y1="10.271cm" svg:x2="17.397cm" svg:y2="10.613cm">
            <text:p/>
          </draw:line>
          <draw:custom-shape draw:name="Text Box 197" draw:style-name="gr171" draw:text-style-name="P38" draw:layer="layout" svg:width="0.668cm" svg:height="0.734cm" svg:x="17.047cm" svg:y="10.59cm">
            <text:p text:style-name="P37"><text:span text:style-name="T17">Γ</text:span><text:span text:style-name="T18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98" draw:style-name="gr144" draw:text-style-name="P2" draw:layer="layout" svg:x1="17.982cm" svg:y1="10.899cm" svg:x2="17.691cm" svg:y2="10.895cm">
            <text:p/>
          </draw:line>
          <draw:line draw:name="Straight Connector 199" draw:style-name="gr143" draw:text-style-name="P8" draw:layer="layout" svg:x1="17.995cm" svg:y1="10.904cm" svg:x2="18.222cm" svg:y2="10.907cm">
            <text:p/>
          </draw:line>
          <draw:custom-shape draw:name="Rounded Rectangle 200" draw:style-name="gr172" draw:text-style-name="P15" draw:layer="layout" svg:width="2.301cm" svg:height="1.188cm" svg:x="15.383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01" draw:style-name="gr173" draw:text-style-name="P2" draw:layer="layout" svg:x1="15.673cm" svg:y1="5.385cm" svg:x2="15.67cm" svg:y2="5.914cm">
            <text:p/>
          </draw:line>
          <draw:line draw:name="Straight Connector 202" draw:style-name="gr173" draw:text-style-name="P2" draw:layer="layout" svg:x1="17.393cm" svg:y1="5.385cm" svg:x2="17.39cm" svg:y2="5.914cm">
            <text:p/>
          </draw:line>
          <draw:line draw:name="Straight Connector 203" draw:style-name="gr173" draw:text-style-name="P2" draw:layer="layout" svg:x1="15.677cm" svg:y1="7.119cm" svg:x2="15.673cm" svg:y2="7.648cm">
            <text:p/>
          </draw:line>
          <draw:line draw:name="Straight Connector 204" draw:style-name="gr173" draw:text-style-name="P2" draw:layer="layout" svg:x1="17.391cm" svg:y1="7.103cm" svg:x2="17.388cm" svg:y2="7.632cm">
            <text:p/>
          </draw:line>
          <draw:custom-shape draw:name="Text Box 205" draw:style-name="gr174" draw:text-style-name="P38" draw:layer="layout" svg:width="0.68cm" svg:height="0.734cm" svg:x="16.23cm" svg:y="6.221cm">
            <text:p text:style-name="P37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6" draw:style-name="gr153" draw:text-style-name="P2" draw:layer="layout" svg:x1="16.347cm" svg:y1="10.907cm" svg:x2="15.973cm" svg:y2="10.902cm">
            <text:p/>
          </draw:line>
          <draw:line draw:name="Straight Connector 207" draw:style-name="gr153" draw:text-style-name="P2" draw:layer="layout" svg:x1="17.106cm" svg:y1="10.906cm" svg:x2="16.732cm" svg:y2="10.9cm">
            <text:p/>
          </draw:line>
          <draw:custom-shape draw:name="Text Box 213" draw:style-name="gr175" draw:text-style-name="P38" draw:layer="layout" svg:width="0.674cm" svg:height="0.734cm" svg:x="17.919cm" svg:y="8.726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214" draw:style-name="gr145" draw:text-style-name="P45" draw:layer="layout" svg:width="2.301cm" svg:height="1.188cm" svg:x="13.663cm" svg:y="3.50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15" draw:style-name="gr146" draw:text-style-name="P2" draw:layer="layout" svg:x1="13.954cm" svg:y1="2.977cm" svg:x2="13.95cm" svg:y2="3.506cm">
            <text:p/>
          </draw:line>
          <draw:line draw:name="Straight Connector 216" draw:style-name="gr146" draw:text-style-name="P2" draw:layer="layout" svg:x1="15.673cm" svg:y1="2.977cm" svg:x2="15.67cm" svg:y2="3.506cm">
            <text:p/>
          </draw:line>
          <draw:line draw:name="Straight Connector 217" draw:style-name="gr146" draw:text-style-name="P2" draw:layer="layout" svg:x1="13.957cm" svg:y1="4.711cm" svg:x2="13.954cm" svg:y2="5.24cm">
            <text:p/>
          </draw:line>
          <draw:line draw:name="Straight Connector 218" draw:style-name="gr146" draw:text-style-name="P2" draw:layer="layout" svg:x1="15.672cm" svg:y1="4.695cm" svg:x2="15.668cm" svg:y2="5.224cm">
            <text:p/>
          </draw:line>
          <draw:custom-shape draw:name="Text Box 219" draw:style-name="gr176" draw:text-style-name="P38" draw:layer="layout" svg:width="0.674cm" svg:height="0.734cm" svg:x="14.563cm" svg:y="3.814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9">
            <draw:custom-shape draw:name="Rounded Rectangle 208" draw:style-name="gr145" draw:text-style-name="P45" draw:layer="layout" svg:width="2.301cm" svg:height="1.188cm" svg:x="17.106cm" svg:y="8.419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209" draw:style-name="gr146" draw:text-style-name="P2" draw:layer="layout" svg:x1="17.397cm" svg:y1="7.889cm" svg:x2="17.393cm" svg:y2="8.419cm">
              <text:p/>
            </draw:line>
            <draw:line draw:name="Straight Connector 211" draw:style-name="gr146" draw:text-style-name="P2" draw:layer="layout" svg:x1="17.4cm" svg:y1="9.623cm" svg:x2="17.397cm" svg:y2="10.152cm">
              <text:p/>
            </draw:line>
            <draw:custom-shape draw:name="Rectangle 221" draw:style-name="gr177" draw:text-style-name="P40" draw:layer="layout" svg:width="1.904cm" svg:height="2.419cm" svg:x="17.685cm" svg:y="7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ounded Rectangle 222" draw:style-name="gr172" draw:text-style-name="P15" draw:layer="layout" svg:width="2.301cm" svg:height="1.188cm" svg:x="11.945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23" draw:style-name="gr173" draw:text-style-name="P2" draw:layer="layout" svg:x1="12.236cm" svg:y1="5.385cm" svg:x2="12.232cm" svg:y2="5.914cm">
            <text:p/>
          </draw:line>
          <draw:line draw:name="Straight Connector 224" draw:style-name="gr173" draw:text-style-name="P2" draw:layer="layout" svg:x1="13.955cm" svg:y1="5.385cm" svg:x2="13.952cm" svg:y2="5.914cm">
            <text:p/>
          </draw:line>
          <draw:line draw:name="Straight Connector 225" draw:style-name="gr173" draw:text-style-name="P2" draw:layer="layout" svg:x1="12.239cm" svg:y1="7.119cm" svg:x2="12.236cm" svg:y2="7.648cm">
            <text:p/>
          </draw:line>
          <draw:line draw:name="Straight Connector 226" draw:style-name="gr173" draw:text-style-name="P2" draw:layer="layout" svg:x1="13.954cm" svg:y1="7.103cm" svg:x2="13.95cm" svg:y2="7.632cm">
            <text:p/>
          </draw:line>
          <draw:custom-shape draw:name="Text Box 227" draw:style-name="gr178" draw:text-style-name="P38" draw:layer="layout" svg:width="0.68cm" svg:height="0.734cm" svg:x="12.792cm" svg:y="6.221cm">
            <text:p text:style-name="P37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8" draw:style-name="gr177" draw:text-style-name="P40" draw:layer="layout" svg:width="1.904cm" svg:height="2.419cm" svg:x="11.684cm" svg:y="5.2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0">
            <draw:custom-shape draw:name="Rounded Rectangle 231" draw:style-name="gr145" draw:text-style-name="P45" draw:layer="layout" svg:width="2.301cm" svg:height="1.188cm" svg:x="17.106cm" svg:y="3.507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232" draw:style-name="gr146" draw:text-style-name="P2" draw:layer="layout" svg:x1="17.397cm" svg:y1="2.977cm" svg:x2="17.393cm" svg:y2="3.506cm">
              <text:p/>
            </draw:line>
            <draw:line draw:name="Straight Connector 233" draw:style-name="gr146" draw:text-style-name="P2" draw:layer="layout" svg:x1="17.4cm" svg:y1="4.711cm" svg:x2="17.397cm" svg:y2="5.24cm">
              <text:p/>
            </draw:line>
            <draw:custom-shape draw:name="Rectangle 234" draw:style-name="gr177" draw:text-style-name="P40" draw:layer="layout" svg:width="1.904cm" svg:height="2.419cm" svg:x="17.685cm" svg:y="2.9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Notched Right Arrow 236" draw:style-name="gr74" draw:text-style-name="P34" draw:layer="layout" svg:width="0.881cm" svg:height="0.846cm" draw:transform="rotate (-1.5707963267949) translate (22.1cm 6.509cm)">
          <text:p/>
          <draw:enhanced-geometry draw:mirror-horizontal="false" draw:mirror-vertical="false" svg:viewBox="0 0 0 0" drawooo:sub-view-size="21600 21600" draw:text-areas="0 0 ?f2 ?f3" draw:type="ooxml-non-primitive" draw:enhanced-path="M 0 5400 L 11232 5400 11232 0 21600 10800 11232 21600 11232 16200 0 16200 5184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38" draw:style-name="gr179" draw:text-style-name="P4" draw:layer="layout" svg:width="0.689cm" svg:height="0.672cm" svg:x="12.403cm" svg:y="2.455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9" draw:style-name="gr180" draw:text-style-name="P4" draw:layer="layout" svg:width="0.689cm" svg:height="0.672cm" svg:x="19.031cm" svg:y="2.425cm">
          <text:p text:style-name="P3"><text:span text:style-name="T1">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0" draw:style-name="gr181" draw:text-style-name="P4" draw:layer="layout" svg:width="0.689cm" svg:height="0.672cm" svg:x="19.031cm" svg:y="7.721cm">
          <text:p text:style-name="P3"><text:span text:style-name="T1">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g draw:name="Group 1">
          <draw:custom-shape draw:name="Oval 13" draw:style-name="gr149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51" draw:text-style-name="P2" draw:layer="layout" svg:x1="15.01cm" svg:y1="6.396cm" svg:x2="16.109cm" svg:y2="5.02cm">
            <text:p/>
          </draw:line>
          <draw:line draw:name="Straight Connector 15" draw:style-name="gr151" draw:text-style-name="P2" draw:layer="layout" svg:x1="12.34cm" svg:y1="6.802cm" svg:x2="13.994cm" svg:y2="6.802cm">
            <text:p/>
          </draw:line>
          <draw:line draw:name="Straight Connector 16" draw:style-name="gr151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82" draw:text-style-name="P38" draw:layer="layout" svg:width="0.998cm" svg:height="1.011cm" svg:x="14.116cm" svg:y="6.281cm">
          <text:p text:style-name="P37"><text:span text:style-name="T19">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83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84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5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g draw:name="Group 1">
          <draw:custom-shape draw:name="Oval 13" draw:style-name="gr149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51" draw:text-style-name="P2" draw:layer="layout" svg:x1="15.01cm" svg:y1="6.396cm" svg:x2="16.109cm" svg:y2="5.02cm">
            <text:p/>
          </draw:line>
          <draw:line draw:name="Straight Connector 15" draw:style-name="gr151" draw:text-style-name="P2" draw:layer="layout" svg:x1="12.34cm" svg:y1="6.802cm" svg:x2="13.994cm" svg:y2="6.802cm">
            <text:p/>
          </draw:line>
          <draw:line draw:name="Straight Connector 16" draw:style-name="gr151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86" draw:text-style-name="P48" draw:layer="layout" svg:width="1.108cm" svg:height="0.841cm" svg:x="14.052cm" svg:y="6.366cm">
          <text:p text:style-name="P47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87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88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9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90" draw:text-style-name="P36" draw:layer="layout" svg:width="2.063cm" svg:height="0.587cm" svg:x="11.592cm" svg:y="6.516cm">
          <text:p text:style-name="P35"><text:span text:style-name="T2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1" draw:text-style-name="P36" draw:layer="layout" svg:width="2.063cm" svg:height="0.587cm" svg:x="16.041cm" svg:y="4.531cm">
          <text:p text:style-name="P35"><text:span text:style-name="T21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2" draw:text-style-name="P36" draw:layer="layout" svg:width="2.063cm" svg:height="0.587cm" svg:x="15.901cm" svg:y="8.44cm">
          <text:p text:style-name="P35"><text:span text:style-name="T21">1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g draw:name="Group 1">
          <draw:custom-shape draw:name="Oval 13" draw:style-name="gr149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51" draw:text-style-name="P2" draw:layer="layout" svg:x1="15.01cm" svg:y1="6.396cm" svg:x2="16.109cm" svg:y2="5.02cm">
            <text:p/>
          </draw:line>
          <draw:line draw:name="Straight Connector 15" draw:style-name="gr151" draw:text-style-name="P2" draw:layer="layout" svg:x1="12.34cm" svg:y1="6.802cm" svg:x2="13.994cm" svg:y2="6.802cm">
            <text:p/>
          </draw:line>
          <draw:line draw:name="Straight Connector 16" draw:style-name="gr151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93" draw:text-style-name="P48" draw:layer="layout" svg:width="1.108cm" svg:height="0.841cm" svg:x="14.052cm" svg:y="6.366cm">
          <text:p text:style-name="P47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94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95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96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97" draw:text-style-name="P36" draw:layer="layout" svg:width="2.063cm" svg:height="0.587cm" svg:x="11.792cm" svg:y="6.516cm">
          <text:p text:style-name="P35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8" draw:text-style-name="P36" draw:layer="layout" svg:width="2.063cm" svg:height="0.587cm" svg:x="16.041cm" svg:y="4.531cm">
          <text:p text:style-name="P35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9" draw:text-style-name="P36" draw:layer="layout" svg:width="2.063cm" svg:height="0.587cm" svg:x="15.928cm" svg:y="8.467cm">
          <text:p text:style-name="P35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custom-shape draw:name="Rounded Rectangle 40" draw:style-name="gr1" draw:text-style-name="P1" draw:layer="layout" svg:width="1.636cm" svg:height="1.137cm" svg:x="19.634cm" svg:y="7.18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0" draw:style-name="gr6" draw:text-style-name="P2" draw:layer="layout" svg:x1="9.274cm" svg:y1="2.196cm" svg:x2="21.847cm" svg:y2="2.197cm">
          <text:p/>
        </draw:line>
        <draw:g draw:name="Group 10">
          <draw:line draw:name="Straight Connector 12" draw:style-name="gr151" draw:text-style-name="P2" draw:layer="layout" svg:x1="21.038cm" svg:y1="7.452cm" svg:x2="21.947cm" svg:y2="6.313cm">
            <text:p/>
          </draw:line>
          <draw:line draw:name="Straight Connector 17" draw:style-name="gr151" draw:text-style-name="P2" draw:layer="layout" svg:x1="18.521cm" svg:y1="7.723cm" svg:x2="19.888cm" svg:y2="7.723cm">
            <text:p/>
          </draw:line>
          <draw:line draw:name="Straight Connector 18" draw:style-name="gr151" draw:text-style-name="P2" draw:layer="layout" svg:x1="21.111cm" svg:y1="8.104cm" svg:x2="21.98cm" svg:y2="9.251cm">
            <text:p/>
          </draw:line>
        </draw:g>
        <draw:line draw:name="Straight Connector 27" draw:style-name="gr2" draw:text-style-name="P2" draw:layer="layout" svg:x1="7.341cm" svg:y1="7.696cm" svg:x2="8.708cm" svg:y2="7.696cm">
          <text:p/>
        </draw:line>
        <draw:custom-shape draw:name="Text Box 28" draw:style-name="gr200" draw:text-style-name="P48" draw:layer="layout" svg:width="2.714cm" svg:height="0.841cm" svg:x="7.128cm" svg:y="5.39cm">
          <text:p text:style-name="P47"><text:span text:style-name="T20">Bond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31" draw:style-name="gr201" draw:text-style-name="P49" draw:layer="layout" svg:width="0.322cm" svg:height="0.322cm" svg:x="9.647cm" svg:y="7.525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Text Box 32" draw:style-name="gr202" draw:text-style-name="P38" draw:layer="layout" svg:width="2.735cm" svg:height="1.514cm" svg:x="10.857cm" svg:y="5.378cm">
          <text:p text:style-name="P37"><text:span text:style-name="T20"><text:s/></text:span><text:span text:style-name="T20">Block(s) </text:span><text:span text:style-name="T20"><text:line-break/></text:span><text:span text:style-name="T22">(cytnx.Tens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201" draw:text-style-name="P49" draw:layer="layout" svg:width="0.296cm" svg:height="0.244cm" svg:x="17.04cm" svg:y="7.571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nip Diagonal Corner Rectangle 35" draw:style-name="gr203" draw:text-style-name="P40" draw:layer="layout" svg:width="1.636cm" svg:height="0.983cm" svg:x="11.194cm" svg:y="7.241cm">
          <text:p/>
          <draw:enhanced-geometry draw:mirror-horizontal="false" draw:mirror-vertical="false" svg:viewBox="0 0 0 0" drawooo:sub-view-size="21600 21600" draw:text-areas="0 0 ?f2 ?f3" draw:type="ooxml-non-primitive" draw:enhanced-path="M 0 0 L 19435 0 21600 3600 21600 21600 2165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Group 39">
          <draw:custom-shape draw:name="Snip Diagonal Corner Rectangle 36" draw:style-name="gr204" draw:text-style-name="P14" draw:layer="layout" svg:width="0.372cm" svg:height="0.323cm" svg:x="19.969cm" svg:y="7.325cm">
            <text:p/>
            <draw:enhanced-geometry draw:mirror-horizontal="false" draw:mirror-vertical="false" svg:viewBox="0 0 0 0" drawooo:sub-view-size="21600 21600" draw:text-areas="0 0 ?f2 ?f3" draw:type="ooxml-non-primitive" draw:enhanced-path="M 0 0 L 18473 0 21600 3600 21600 21600 3127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7" draw:style-name="gr204" draw:text-style-name="P14" draw:layer="layout" svg:width="0.213cm" svg:height="0.185cm" svg:x="20.366cm" svg:y="7.673cm">
            <text:p/>
            <draw:enhanced-geometry draw:mirror-horizontal="false" draw:mirror-vertical="false" svg:viewBox="0 0 0 0" drawooo:sub-view-size="21600 21600" draw:text-areas="0 0 ?f2 ?f3" draw:type="ooxml-non-primitive" draw:enhanced-path="M 0 0 L 18469 0 21600 3600 21600 21600 3131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8" draw:style-name="gr204" draw:text-style-name="P14" draw:layer="layout" svg:width="0.313cm" svg:height="0.273cm" svg:x="20.602cm" svg:y="7.881cm">
            <text:p/>
            <draw:enhanced-geometry draw:mirror-horizontal="false" draw:mirror-vertical="false" svg:viewBox="0 0 0 0" drawooo:sub-view-size="21600 21600" draw:text-areas="0 0 ?f2 ?f3" draw:type="ooxml-non-primitive" draw:enhanced-path="M 0 0 L 18460 0 21600 3600 21600 21600 3140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ctangle 41" draw:style-name="gr205" draw:text-style-name="P14" draw:layer="layout" svg:width="1.147cm" svg:height="0.892cm" svg:x="19.9cm" svg:y="7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206" draw:text-style-name="P48" draw:layer="layout" svg:width="5.144cm" svg:height="0.841cm" svg:x="19.159cm" svg:y="5.477cm">
          <text:p text:style-name="P47"><text:span text:style-name="T20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43" draw:style-name="gr201" draw:text-style-name="P49" draw:layer="layout" svg:width="0.322cm" svg:height="0.322cm" svg:x="13.72cm" svg:y="7.534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Text Box 44" draw:style-name="gr207" draw:text-style-name="P48" draw:layer="layout" svg:width="2.735cm" svg:height="0.841cm" svg:x="14.755cm" svg:y="5.378cm">
          <text:p text:style-name="P47"><text:span text:style-name="T20">label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208" draw:text-style-name="P38" draw:layer="layout" svg:width="0.697cm" svg:height="1.263cm" svg:x="15.111cm" svg:y="7.105cm">
          <text:p text:style-name="P37"><text:span text:style-name="T23">lbl1</text:span></text:p>
          <text:p text:style-name="P37"><text:span text:style-name="T23">lbl2</text:span></text:p>
          <text:p text:style-name="P37"><text:span text:style-name="T23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09" draw:text-style-name="P36" draw:layer="layout" svg:width="0.697cm" svg:height="0.587cm" svg:x="17.892cm" svg:y="7.426cm">
          <text:p text:style-name="P35"><text:span text:style-name="T23">lb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210" draw:text-style-name="P36" draw:layer="layout" svg:width="0.697cm" svg:height="0.587cm" svg:x="21.94cm" svg:y="5.876cm">
          <text:p text:style-name="P35"><text:span text:style-name="T23">lb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11" draw:text-style-name="P36" draw:layer="layout" svg:width="0.697cm" svg:height="0.587cm" svg:x="21.965cm" svg:y="8.998cm">
          <text:p text:style-name="P35"><text:span text:style-name="T23">lbl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line draw:name="Straight Connector 20" draw:style-name="gr6" draw:text-style-name="P2" draw:layer="layout" svg:x1="9.274cm" svg:y1="2.196cm" svg:x2="21.847cm" svg:y2="2.197cm">
          <text:p/>
        </draw:line>
        <draw:line draw:name="Straight Connector 27" draw:style-name="gr212" draw:text-style-name="P2" draw:layer="layout" svg:x1="11.327cm" svg:y1="7.096cm" svg:x2="12.694cm" svg:y2="7.096cm">
          <text:p/>
        </draw:line>
        <draw:custom-shape draw:name="Text Box 28" draw:style-name="gr213" draw:text-style-name="P51" draw:layer="layout" svg:width="2.714cm" svg:height="1.096cm" svg:x="6.433cm" svg:y="4.861cm">
          <text:p text:style-name="P50"><text:span text:style-name="T24">B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214" draw:text-style-name="P2" draw:layer="layout" svg:x1="15.165cm" svg:y1="8.68cm" svg:x2="16.633cm" svg:y2="8.68cm">
          <text:p/>
        </draw:line>
        <draw:custom-shape draw:name="Text Box 3" draw:style-name="gr215" draw:text-style-name="P53" draw:layer="layout" svg:width="4.372cm" svg:height="0.841cm" svg:x="6.828cm" svg:y="6.669cm">
          <text:list text:style-name="L8">
            <text:list-item>
              <text:p text:style-name="P52"><text:span text:style-name="T20">Undirection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6" draw:text-style-name="P53" draw:layer="layout" svg:width="4.723cm" svg:height="0.841cm" svg:x="6.846cm" svg:y="8.251cm">
          <text:list text:style-name="L8">
            <text:list-item>
              <text:p text:style-name="P52"><text:span text:style-name="T20">Directiona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17" draw:text-style-name="P2" draw:layer="layout" svg:x1="10.738cm" svg:y1="8.68cm" svg:x2="11.696cm" svg:y2="8.678cm">
          <text:p/>
        </draw:line>
        <draw:line draw:name="Straight Connector 7" draw:style-name="gr217" draw:text-style-name="P2" draw:layer="layout" svg:x1="10.997cm" svg:y1="10.073cm" svg:x2="11.717cm" svg:y2="10.073cm">
          <text:p/>
        </draw:line>
        <draw:line draw:name="Straight Connector 8" draw:style-name="gr217" draw:text-style-name="P2" draw:layer="layout" svg:x1="11.001cm" svg:y1="8.676cm" svg:x2="10.997cm" svg:y2="10.073cm">
          <text:p/>
        </draw:line>
        <draw:custom-shape draw:name="Text Box 9" draw:style-name="gr218" draw:text-style-name="P12" draw:layer="layout" svg:width="2.543cm" svg:height="0.756cm" svg:x="11.709cm" svg:y="8.294cm">
          <text:p text:style-name="P11"><text:span text:style-name="T2">Ket (in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19" draw:text-style-name="P12" draw:layer="layout" svg:width="2.827cm" svg:height="0.756cm" svg:x="11.731cm" svg:y="9.67cm">
          <text:p text:style-name="P11"><text:span text:style-name="T2">Bra (out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" draw:text-style-name="P1" draw:layer="layout" svg:width="0.74cm" svg:height="0.74cm" svg:x="16.633cm" svg:y="8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14" draw:text-style-name="P2" draw:layer="layout" svg:x1="15.843cm" svg:y1="10.052cm" svg:x2="17.31cm" svg:y2="10.052cm">
          <text:p/>
        </draw:line>
        <draw:custom-shape draw:name="Oval 15" draw:style-name="gr1" draw:text-style-name="P1" draw:layer="layout" svg:width="0.74cm" svg:height="0.74cm" svg:x="15.102cm" svg:y="9.6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line draw:name="Straight Connector 20" draw:style-name="gr6" draw:text-style-name="P2" draw:layer="layout" svg:x1="9.359cm" svg:y1="2.196cm" svg:x2="21.932cm" svg:y2="2.197cm">
          <text:p/>
        </draw:line>
        <draw:line draw:name="Straight Connector 25" draw:style-name="gr116" draw:text-style-name="P8" draw:layer="layout" svg:x1="12.954cm" svg:y1="6.803cm" svg:x2="13.181cm" svg:y2="6.806cm">
          <text:p/>
        </draw:line>
        <draw:custom-shape draw:name="Oval 68" draw:style-name="gr9" draw:text-style-name="P6" draw:layer="layout" svg:width="0.585cm" svg:height="0.585cm" svg:x="13.476cm" svg:y="6.5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3.768cm" svg:y1="6.242cm" svg:x2="13.768cm" svg:y2="6.512cm">
          <text:p/>
        </draw:line>
        <draw:line draw:name="Straight Connector 70" draw:style-name="gr129" draw:text-style-name="P2" draw:layer="layout" svg:x1="13.476cm" svg:y1="6.801cm" svg:x2="13.185cm" svg:y2="6.798cm">
          <text:p/>
        </draw:line>
        <draw:line draw:name="Straight Connector 79" draw:style-name="gr116" draw:text-style-name="P8" draw:layer="layout" svg:x1="14.365cm" svg:y1="6.799cm" svg:x2="14.592cm" svg:y2="6.803cm">
          <text:p/>
        </draw:line>
        <draw:line draw:name="Straight Connector 80" draw:style-name="gr129" draw:text-style-name="P2" draw:layer="layout" svg:x1="14.354cm" svg:y1="6.803cm" svg:x2="14.063cm" svg:y2="6.799cm">
          <text:p/>
        </draw:line>
        <draw:line draw:name="Straight Connector 21" draw:style-name="gr116" draw:text-style-name="P8" draw:layer="layout" svg:x1="14.62cm" svg:y1="6.798cm" svg:x2="14.848cm" svg:y2="6.801cm">
          <text:p/>
        </draw:line>
        <draw:custom-shape draw:name="Oval 22" draw:style-name="gr9" draw:text-style-name="P6" draw:layer="layout" svg:width="0.585cm" svg:height="0.585cm" svg:x="15.143cm" svg:y="6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2" draw:text-style-name="P2" draw:layer="layout" svg:x1="15.435cm" svg:y1="6.237cm" svg:x2="15.435cm" svg:y2="6.506cm">
          <text:p/>
        </draw:line>
        <draw:line draw:name="Straight Connector 24" draw:style-name="gr129" draw:text-style-name="P2" draw:layer="layout" svg:x1="15.142cm" svg:y1="6.796cm" svg:x2="14.851cm" svg:y2="6.792cm">
          <text:p/>
        </draw:line>
        <draw:line draw:name="Straight Connector 26" draw:style-name="gr116" draw:text-style-name="P8" draw:layer="layout" svg:x1="16.031cm" svg:y1="6.803cm" svg:x2="16.259cm" svg:y2="6.806cm">
          <text:p/>
        </draw:line>
        <draw:line draw:name="Straight Connector 29" draw:style-name="gr129" draw:text-style-name="P2" draw:layer="layout" svg:x1="16.021cm" svg:y1="6.798cm" svg:x2="15.73cm" svg:y2="6.794cm">
          <text:p/>
        </draw:line>
        <draw:line draw:name="Straight Connector 32" draw:style-name="gr116" draw:text-style-name="P8" draw:layer="layout" svg:x1="17.418cm" svg:y1="6.82cm" svg:x2="17.645cm" svg:y2="6.824cm">
          <text:p/>
        </draw:line>
        <draw:custom-shape draw:name="Oval 33" draw:style-name="gr9" draw:text-style-name="P6" draw:layer="layout" svg:width="0.585cm" svg:height="0.585cm" svg:x="17.941cm" svg:y="6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18.233cm" svg:y1="6.26cm" svg:x2="18.233cm" svg:y2="6.529cm">
          <text:p/>
        </draw:line>
        <draw:line draw:name="Straight Connector 35" draw:style-name="gr129" draw:text-style-name="P2" draw:layer="layout" svg:x1="17.94cm" svg:y1="6.819cm" svg:x2="17.649cm" svg:y2="6.815cm">
          <text:p/>
        </draw:line>
        <draw:line draw:name="Straight Connector 36" draw:style-name="gr116" draw:text-style-name="P8" draw:layer="layout" svg:x1="18.829cm" svg:y1="6.817cm" svg:x2="19.057cm" svg:y2="6.82cm">
          <text:p/>
        </draw:line>
        <draw:line draw:name="Straight Connector 37" draw:style-name="gr129" draw:text-style-name="P2" draw:layer="layout" svg:x1="18.818cm" svg:y1="6.82cm" svg:x2="18.527cm" svg:y2="6.817cm">
          <text:p/>
        </draw:line>
        <draw:custom-shape draw:name="Text Box 73" draw:style-name="gr220" draw:text-style-name="P38" draw:layer="layout" svg:width="0.968cm" svg:height="1.011cm" svg:x="16.373cm" svg:y="6.031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5">
          <draw:g draw:name="Group 84">
            <draw:line draw:name="Straight Connector 75" draw:style-name="gr221" draw:text-style-name="P2" draw:layer="layout" svg:x1="10.592cm" svg:y1="6.506cm" svg:x2="10.592cm" svg:y2="7.095cm">
              <text:p/>
            </draw:line>
            <draw:line draw:name="Straight Connector 76" draw:style-name="gr222" draw:text-style-name="P2" draw:layer="layout" svg:x1="11.134cm" svg:y1="6.501cm" svg:x2="11.371cm" svg:y2="6.798cm">
              <text:p/>
            </draw:line>
            <draw:line draw:name="Straight Connector 77" draw:style-name="gr222" draw:text-style-name="P2" draw:layer="layout" svg:x1="11.371cm" svg:y1="6.798cm" svg:x2="11.134cm" svg:y2="7.095cm">
              <text:p/>
            </draw:line>
            <draw:line draw:name="Straight Connector 81" draw:style-name="gr221" draw:text-style-name="P2" draw:layer="layout" svg:x1="11.131cm" svg:y1="6.501cm" svg:x2="11.368cm" svg:y2="6.798cm">
              <text:p/>
            </draw:line>
            <draw:line draw:name="Straight Connector 82" draw:style-name="gr221" draw:text-style-name="P2" draw:layer="layout" svg:x1="11.368cm" svg:y1="6.798cm" svg:x2="11.131cm" svg:y2="7.095cm">
              <text:p/>
            </draw:line>
          </draw:g>
          <draw:custom-shape draw:name="Text Box 83" draw:style-name="gr223" draw:text-style-name="P38" draw:layer="layout" svg:width="0.17cm" svg:height="1.015cm" svg:x="10.597cm" svg:y="6.257cm">
            <text:p text:style-name="P37"><text:span text:style-name="T25">Ψ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qual 86" draw:style-name="gr224" draw:text-style-name="P54" draw:layer="layout" svg:width="0.376cm" svg:height="0.227cm" svg:x="11.701cm" svg:y="6.672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2279 0 2279 Z M 0 19321 L 21600 19321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7" draw:style-name="gr225" draw:text-style-name="P38" draw:layer="layout" svg:width="1.62cm" svg:height="1.011cm" svg:x="10.663cm" svg:y="9.55cm">
          <text:p text:style-name="P37"><text:span text:style-name="T19">H <text:s/>=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ket 88" draw:style-name="gr205" draw:text-style-name="P14" draw:layer="layout" svg:width="0.491cm" svg:height="2.116cm" svg:x="12.405cm" svg:y="13.049cm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89" draw:style-name="gr217" draw:text-style-name="P2" draw:layer="layout" svg:x1="12.405cm" svg:y1="14.107cm" svg:x2="12.879cm" svg:y2="14.107cm">
          <text:p/>
        </draw:line>
        <draw:g draw:name="Group 94">
          <draw:custom-shape draw:name="Rounded Rectangle 91" draw:style-name="gr226" draw:text-style-name="P55" draw:layer="layout" svg:width="0.458cm" svg:height="0.458cm" svg:x="12.151cm" svg:y="13.87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92" draw:style-name="gr227" draw:text-style-name="P38" draw:layer="layout" svg:width="0.41cm" svg:height="0.591cm" svg:x="12.167cm" svg:y="13.809cm">
            <text:p text:style-name="P37"><text:span text:style-name="T11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6">
          <draw:g draw:name="Group 90">
            <draw:custom-shape draw:name="Rounded Rectangle 200" draw:style-name="gr172" draw:text-style-name="P15" draw:layer="layout" svg:width="0.793cm" svg:height="0.717cm" svg:x="13.252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2" draw:style-name="gr228" draw:text-style-name="P2" draw:layer="layout" svg:x1="13.649cm" svg:y1="13.747cm" svg:x2="13.649cm" svg:y2="13.461cm">
              <text:p/>
            </draw:line>
            <draw:line draw:name="Straight Connector 5" draw:style-name="gr228" draw:text-style-name="P2" draw:layer="layout" svg:x1="13.649cm" svg:y1="14.751cm" svg:x2="13.649cm" svg:y2="14.465cm">
              <text:p/>
            </draw:line>
            <draw:line draw:name="Straight Connector 12" draw:style-name="gr228" draw:text-style-name="P2" draw:layer="layout" svg:x1="12.971cm" svg:y1="14.109cm" svg:x2="13.251cm" svg:y2="14.107cm">
              <text:p/>
            </draw:line>
          </draw:g>
          <draw:custom-shape draw:name="Text Box 16" draw:style-name="gr229" draw:text-style-name="P38" draw:layer="layout" svg:width="0.743cm" svg:height="0.829cm" svg:x="13.346cm" svg:y="13.718cm">
            <text:p text:style-name="P37"><text:span text:style-name="T2">M</text:span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5" draw:style-name="gr228" draw:text-style-name="P2" draw:layer="layout" svg:x1="14.045cm" svg:y1="14.114cm" svg:x2="14.326cm" svg:y2="14.112cm">
            <text:p/>
          </draw:line>
        </draw:g>
        <draw:g draw:name="Group 97">
          <draw:g draw:name="Group 98">
            <draw:custom-shape draw:name="Rounded Rectangle 99" draw:style-name="gr172" draw:text-style-name="P15" draw:layer="layout" svg:width="0.793cm" svg:height="0.717cm" svg:x="14.704cm" svg:y="13.756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100" draw:style-name="gr228" draw:text-style-name="P2" draw:layer="layout" svg:x1="15.101cm" svg:y1="13.756cm" svg:x2="15.101cm" svg:y2="13.47cm">
              <text:p/>
            </draw:line>
            <draw:line draw:name="Straight Connector 101" draw:style-name="gr228" draw:text-style-name="P2" draw:layer="layout" svg:x1="15.101cm" svg:y1="14.76cm" svg:x2="15.101cm" svg:y2="14.474cm">
              <text:p/>
            </draw:line>
            <draw:line draw:name="Straight Connector 102" draw:style-name="gr228" draw:text-style-name="P2" draw:layer="layout" svg:x1="14.423cm" svg:y1="14.118cm" svg:x2="14.703cm" svg:y2="14.116cm">
              <text:p/>
            </draw:line>
          </draw:g>
          <draw:custom-shape draw:name="Text Box 103" draw:style-name="gr230" draw:text-style-name="P38" draw:layer="layout" svg:width="0.743cm" svg:height="0.829cm" svg:x="14.798cm" svg:y="13.727cm">
            <text:p text:style-name="P37"><text:span text:style-name="T2">M</text:span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4" draw:style-name="gr228" draw:text-style-name="P2" draw:layer="layout" svg:x1="15.497cm" svg:y1="14.123cm" svg:x2="15.777cm" svg:y2="14.121cm">
            <text:p/>
          </draw:line>
        </draw:g>
        <draw:custom-shape draw:name="Text Box 105" draw:style-name="gr231" draw:text-style-name="P38" draw:layer="layout" svg:width="0.968cm" svg:height="1.011cm" svg:x="15.904cm" svg:y="13.443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6">
          <draw:g draw:name="Group 107">
            <draw:custom-shape draw:name="Rounded Rectangle 108" draw:style-name="gr172" draw:text-style-name="P15" draw:layer="layout" svg:width="0.793cm" svg:height="0.717cm" svg:x="17.258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109" draw:style-name="gr228" draw:text-style-name="P2" draw:layer="layout" svg:x1="17.655cm" svg:y1="13.747cm" svg:x2="17.655cm" svg:y2="13.462cm">
              <text:p/>
            </draw:line>
            <draw:line draw:name="Straight Connector 110" draw:style-name="gr228" draw:text-style-name="P2" draw:layer="layout" svg:x1="17.655cm" svg:y1="14.751cm" svg:x2="17.655cm" svg:y2="14.465cm">
              <text:p/>
            </draw:line>
            <draw:line draw:name="Straight Connector 111" draw:style-name="gr228" draw:text-style-name="P2" draw:layer="layout" svg:x1="16.977cm" svg:y1="14.109cm" svg:x2="17.257cm" svg:y2="14.107cm">
              <text:p/>
            </draw:line>
          </draw:g>
          <draw:custom-shape draw:name="Text Box 112" draw:style-name="gr232" draw:text-style-name="P38" draw:layer="layout" svg:width="0.743cm" svg:height="0.829cm" svg:x="17.352cm" svg:y="13.718cm">
            <text:p text:style-name="P37"><text:span text:style-name="T2">M</text:span><text:span text:style-name="T26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3" draw:style-name="gr228" draw:text-style-name="P2" draw:layer="layout" svg:x1="18.051cm" svg:y1="14.114cm" svg:x2="18.332cm" svg:y2="14.112cm">
            <text:p/>
          </draw:line>
        </draw:g>
        <draw:custom-shape draw:name="Left Bracket 114" draw:style-name="gr205" draw:text-style-name="P14" draw:layer="layout" svg:width="0.491cm" svg:height="2.116cm" draw:transform="rotate (-3.14159265358979) translate (18.953cm 15.182cm)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15" draw:style-name="gr217" draw:text-style-name="P2" draw:layer="layout" svg:x1="18.935cm" svg:y1="14.126cm" svg:x2="18.46cm" svg:y2="14.126cm">
          <text:p/>
        </draw:line>
        <draw:g draw:name="Group 116">
          <draw:custom-shape draw:name="Rounded Rectangle 117" draw:style-name="gr226" draw:text-style-name="P55" draw:layer="layout" svg:width="0.458cm" svg:height="0.458cm" svg:x="18.741cm" svg:y="13.87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18" draw:style-name="gr233" draw:text-style-name="P38" draw:layer="layout" svg:width="0.41cm" svg:height="0.591cm" svg:x="18.757cm" svg:y="13.802cm">
            <text:p text:style-name="P37"><text:span text:style-name="T11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21" draw:style-name="gr234" draw:text-style-name="P15" draw:layer="layout" svg:width="5.952cm" svg:height="0.717cm" svg:x="12.575cm" svg:y="9.7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127" draw:style-name="gr217" draw:text-style-name="P2" draw:layer="layout" svg:x1="13.476cm" svg:y1="9.703cm" svg:x2="13.477cm" svg:y2="9.173cm">
          <text:p/>
        </draw:line>
        <draw:line draw:name="Straight Connector 128" draw:style-name="gr217" draw:text-style-name="P2" draw:layer="layout" svg:x1="14.243cm" svg:y1="9.703cm" svg:x2="14.244cm" svg:y2="9.173cm">
          <text:p/>
        </draw:line>
        <draw:line draw:name="Straight Connector 129" draw:style-name="gr217" draw:text-style-name="P2" draw:layer="layout" svg:x1="17.691cm" svg:y1="9.703cm" svg:x2="17.692cm" svg:y2="9.173cm">
          <text:p/>
        </draw:line>
        <draw:custom-shape draw:name="Text Box 130" draw:style-name="gr235" draw:text-style-name="P38" draw:layer="layout" svg:width="0.968cm" svg:height="1.011cm" svg:x="16.221cm" svg:y="8.68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217" draw:text-style-name="P2" draw:layer="layout" svg:x1="14.998cm" svg:y1="9.703cm" svg:x2="14.998cm" svg:y2="9.173cm">
          <text:p/>
        </draw:line>
        <draw:line draw:name="Straight Connector 132" draw:style-name="gr217" draw:text-style-name="P2" draw:layer="layout" svg:x1="15.8cm" svg:y1="9.703cm" svg:x2="15.8cm" svg:y2="9.173cm">
          <text:p/>
        </draw:line>
        <draw:line draw:name="Straight Connector 133" draw:style-name="gr217" draw:text-style-name="P2" draw:layer="layout" svg:x1="13.49cm" svg:y1="10.95cm" svg:x2="13.49cm" svg:y2="10.421cm">
          <text:p/>
        </draw:line>
        <draw:line draw:name="Straight Connector 134" draw:style-name="gr217" draw:text-style-name="P2" draw:layer="layout" svg:x1="14.257cm" svg:y1="10.95cm" svg:x2="14.257cm" svg:y2="10.421cm">
          <text:p/>
        </draw:line>
        <draw:line draw:name="Straight Connector 135" draw:style-name="gr217" draw:text-style-name="P2" draw:layer="layout" svg:x1="17.705cm" svg:y1="10.95cm" svg:x2="17.705cm" svg:y2="10.421cm">
          <text:p/>
        </draw:line>
        <draw:line draw:name="Straight Connector 136" draw:style-name="gr217" draw:text-style-name="P2" draw:layer="layout" svg:x1="15.012cm" svg:y1="10.95cm" svg:x2="15.012cm" svg:y2="10.421cm">
          <text:p/>
        </draw:line>
        <draw:line draw:name="Straight Connector 137" draw:style-name="gr217" draw:text-style-name="P2" draw:layer="layout" svg:x1="15.815cm" svg:y1="10.95cm" svg:x2="15.815cm" svg:y2="10.421cm">
          <text:p/>
        </draw:line>
        <draw:custom-shape draw:name="Text Box 138" draw:style-name="gr236" draw:text-style-name="P38" draw:layer="layout" svg:width="0.968cm" svg:height="1.011cm" svg:x="16.221cm" svg:y="10.139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9" draw:style-name="gr237" draw:text-style-name="P48" draw:layer="layout" svg:width="0.613cm" svg:height="0.841cm" svg:x="15.191cm" svg:y="9.673cm">
          <text:p text:style-name="P47"><text:span text:style-name="T2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40" draw:style-name="gr238" draw:text-style-name="P56" draw:layer="layout" svg:width="1.585cm" svg:height="0.81cm" svg:x="14.688cm" svg:y="11.665cm">
          <text:p/>
          <draw:enhanced-geometry draw:mirror-horizontal="false" draw:mirror-vertical="false" svg:viewBox="0 0 0 0" drawooo:sub-view-size="21600 21600" draw:text-areas="0 0 ?f2 ?f3" draw:type="ooxml-non-primitive" draw:enhanced-path="M 0 10800 L 5400 10800 5400 0 16200 0 16200 1080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141" draw:style-name="gr239" draw:text-style-name="P48" draw:layer="layout" svg:width="2.818cm" svg:height="0.841cm" svg:x="16.314cm" svg:y="11.624cm">
          <text:p text:style-name="P47"><text:span text:style-name="T20">de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2" draw:style-name="gr240" draw:text-style-name="P38" draw:layer="layout" svg:width="1.032cm" svg:height="1.011cm" svg:x="9.502cm" svg:y="5.237cm">
          <text:p text:style-name="P37"><text:span text:style-name="T19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3" draw:style-name="gr241" draw:text-style-name="P38" draw:layer="layout" svg:width="1.032cm" svg:height="1.011cm" svg:x="9.502cm" svg:y="8.68cm">
          <text:p text:style-name="P37"><text:span text:style-name="T19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presentation:presentation-page-layout-name="AL2T1">
        <draw:g draw:name="群組">
          <draw:line draw:name="Straight Connector 27" draw:style-name="gr242" draw:text-style-name="P2" draw:layer="layout" svg:x1="2.992cm" svg:y1="4.905cm" svg:x2="6.804cm" svg:y2="9.505cm">
            <text:p/>
          </draw:line>
          <draw:line draw:name="Straight Connector 27" draw:style-name="gr242" draw:text-style-name="P2" draw:layer="layout" svg:x1="2.642cm" svg:y1="8.592cm" svg:x2="7.154cm" svg:y2="5.818cm">
            <text:p/>
          </draw:line>
          <draw:line draw:name="Straight Connector 27" draw:style-name="gr242" draw:text-style-name="P2" draw:layer="layout" svg:x1="4.477cm" svg:y1="10.744cm" svg:x2="8.988cm" svg:y2="7.97cm">
            <text:p/>
          </draw:line>
          <draw:line draw:name="Straight Connector 27" draw:style-name="gr242" draw:text-style-name="P2" draw:layer="layout" svg:x1="1.242cm" svg:y1="6.123cm" svg:x2="5.754cm" svg:y2="3.349cm">
            <text:p/>
          </draw:line>
          <draw:line draw:name="Straight Connector 27" draw:style-name="gr242" draw:text-style-name="P2" draw:layer="layout" svg:x1="1.004cm" svg:y1="6.414cm" svg:x2="4.7cm" svg:y2="10.812cm">
            <text:p/>
          </draw:line>
          <draw:line draw:name="Straight Connector 27" draw:style-name="gr242" draw:text-style-name="P2" draw:layer="layout" svg:x1="5.123cm" svg:y1="3.612cm" svg:x2="8.977cm" svg:y2="7.995cm">
            <text:p/>
          </draw:line>
          <draw:custom-shape draw:name="Oval 13" draw:style-name="gr243" draw:text-style-name="P57" draw:layer="layout" svg:width="1.618cm" svg:height="1.625cm" svg:x="0.102cm" svg:y="5.2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3" draw:text-style-name="P57" draw:layer="layout" svg:width="1.618cm" svg:height="1.625cm" svg:x="2.325cm" svg:y="3.9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3" draw:text-style-name="P57" draw:layer="layout" svg:width="1.618cm" svg:height="1.625cm" svg:x="4.537cm" svg:y="2.7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3" draw:text-style-name="P57" draw:layer="layout" svg:width="1.618cm" svg:height="1.625cm" svg:x="1.69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3" draw:text-style-name="P57" draw:layer="layout" svg:width="1.618cm" svg:height="1.625cm" svg:x="4.089cm" svg:y="6.3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3" draw:text-style-name="P57" draw:layer="layout" svg:width="1.618cm" svg:height="1.625cm" svg:x="6.241cm" svg:y="4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3" draw:text-style-name="P57" draw:layer="layout" svg:width="1.618cm" svg:height="1.625cm" svg:x="3.595cm" svg:y="9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3" draw:text-style-name="P57" draw:layer="layout" svg:width="1.618cm" svg:height="1.625cm" svg:x="5.923cm" svg:y="8.5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3" draw:text-style-name="P57" draw:layer="layout" svg:width="1.618cm" svg:height="1.625cm" svg:x="8.075cm" svg:y="6.8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w" draw:style-name="gr244" draw:text-style-name="P38" draw:layer="layout" svg:width="0.46cm" svg:height="0.761cm" svg:x="4.668cm" svg:y="6.846cm">
            <text:p text:style-name="P37"><text:span text:style-name="T27">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1" draw:style-name="gr245" draw:text-style-name="P38" draw:layer="layout" svg:width="0.532cm" svg:height="0.761cm" svg:x="6.467cm" svg:y="8.998cm">
            <text:p text:style-name="P37"><text:span text:style-name="T27">t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2" draw:style-name="gr246" draw:text-style-name="P38" draw:layer="layout" svg:width="0.532cm" svg:height="0.761cm" svg:x="6.784cm" svg:y="5.444cm">
            <text:p text:style-name="P37"><text:span text:style-name="T27">t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4" draw:style-name="gr247" draw:text-style-name="P38" draw:layer="layout" svg:width="0.532cm" svg:height="0.761cm" svg:x="2.233cm" svg:y="8.078cm">
            <text:p text:style-name="P37"><text:span text:style-name="T27">t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3" draw:style-name="gr248" draw:text-style-name="P38" draw:layer="layout" svg:width="0.532cm" svg:height="0.761cm" svg:x="2.868cm" svg:y="4.376cm">
            <text:p text:style-name="P37"><text:span text:style-name="T27">t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3" draw:style-name="gr249" draw:text-style-name="P38" draw:layer="layout" svg:width="0.672cm" svg:height="0.761cm" svg:x="5.01cm" svg:y="3.247cm">
            <text:p text:style-name="P37"><text:span text:style-name="T27">c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4" draw:style-name="gr250" draw:text-style-name="P38" draw:layer="layout" svg:width="0.672cm" svg:height="0.761cm" svg:x="0.575cm" svg:y="5.752cm">
            <text:p text:style-name="P37"><text:span text:style-name="T27">c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1" draw:style-name="gr251" draw:text-style-name="P38" draw:layer="layout" svg:width="0.672cm" svg:height="0.761cm" svg:x="4.068cm" svg:y="10.444cm">
            <text:p text:style-name="P37"><text:span text:style-name="T27">c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2" draw:style-name="gr252" draw:text-style-name="P38" draw:layer="layout" svg:width="0.672cm" svg:height="0.761cm" svg:x="8.548cm" svg:y="7.34cm">
            <text:p text:style-name="P37"><text:span text:style-name="T27">c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0" draw:style-name="gr253" draw:text-style-name="P38" draw:layer="layout" svg:width="0.354cm" svg:height="0.761cm" svg:x="5.748cm" svg:y="10.444cm">
            <text:p text:style-name="P37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" draw:style-name="gr254" draw:text-style-name="P38" draw:layer="layout" svg:width="0.354cm" svg:height="0.761cm" svg:x="8.074cm" svg:y="8.998cm">
            <text:p text:style-name="P37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" draw:style-name="gr255" draw:text-style-name="P38" draw:layer="layout" svg:width="0.354cm" svg:height="0.761cm" svg:x="4.07cm" svg:y="8.825cm">
            <text:p text:style-name="P37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" draw:style-name="gr256" draw:text-style-name="P38" draw:layer="layout" svg:width="0.354cm" svg:height="0.761cm" svg:x="6.239cm" svg:y="7.456cm">
            <text:p text:style-name="P37"><text:span text:style-name="T28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" draw:style-name="gr257" draw:text-style-name="P38" draw:layer="layout" svg:width="0.354cm" svg:height="0.761cm" svg:x="8.331cm" svg:y="5.904cm">
            <text:p text:style-name="P37"><text:span text:style-name="T2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" draw:style-name="gr258" draw:text-style-name="P38" draw:layer="layout" svg:width="0.354cm" svg:height="0.761cm" svg:x="3.363cm" svg:y="7.14cm">
            <text:p text:style-name="P37"><text:span text:style-name="T2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" draw:style-name="gr259" draw:text-style-name="P38" draw:layer="layout" svg:width="0.354cm" svg:height="0.761cm" svg:x="5.748cm" svg:y="5.752cm">
            <text:p text:style-name="P37"><text:span text:style-name="T28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" draw:style-name="gr260" draw:text-style-name="P38" draw:layer="layout" svg:width="0.354cm" svg:height="0.761cm" svg:x="2.127cm" svg:y="6.532cm">
            <text:p text:style-name="P37"><text:span text:style-name="T28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" draw:style-name="gr261" draw:text-style-name="P38" draw:layer="layout" svg:width="0.354cm" svg:height="0.761cm" svg:x="4.341cm" svg:y="5.047cm">
            <text:p text:style-name="P37"><text:span text:style-name="T28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" draw:style-name="gr262" draw:text-style-name="P38" draw:layer="layout" svg:width="0.354cm" svg:height="0.761cm" svg:x="6.519cm" svg:y="3.718cm">
            <text:p text:style-name="P37"><text:span text:style-name="T28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" draw:style-name="gr263" draw:text-style-name="P38" draw:layer="layout" svg:width="0.706cm" svg:height="0.761cm" svg:x="1.48cm" svg:y="4.382cm">
            <text:p text:style-name="P37"><text:span text:style-name="T28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" draw:style-name="gr264" draw:text-style-name="P38" draw:layer="layout" svg:width="0.702cm" svg:height="0.761cm" svg:x="3.511cm" svg:y="3.006cm">
            <text:p text:style-name="P37"><text:span text:style-name="T28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3" draw:style-name="gr265" draw:text-style-name="P57" draw:layer="layout" svg:width="1.618cm" svg:height="1.625cm" svg:x="14.236cm" svg:y="6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65" draw:text-style-name="P57" draw:layer="layout" svg:width="1.618cm" svg:height="1.625cm" svg:x="21.995cm" svg:y="6.3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66" draw:text-style-name="P2" draw:layer="layout" svg:x1="12.102cm" svg:y1="7.149cm" svg:x2="13.757cm" svg:y2="7.149cm">
          <text:p/>
        </draw:line>
        <draw:line draw:name="線條" draw:style-name="gr266" draw:text-style-name="P2" draw:layer="layout" svg:x1="16.294cm" svg:y1="7.149cm" svg:x2="17.948cm" svg:y2="7.149cm">
          <text:p/>
        </draw:line>
        <draw:line draw:name="線條" draw:style-name="gr266" draw:text-style-name="P2" draw:layer="layout" svg:x1="15.046cm" svg:y1="4.441cm" svg:x2="15.046cm" svg:y2="6.103cm">
          <text:p/>
        </draw:line>
        <draw:line draw:name="線條" draw:style-name="gr266" draw:text-style-name="P2" draw:layer="layout" svg:x1="22.804cm" svg:y1="4.498cm" svg:x2="22.804cm" svg:y2="6.16cm">
          <text:p/>
        </draw:line>
        <draw:line draw:name="線條" draw:style-name="gr266" draw:text-style-name="P2" draw:layer="layout" svg:x1="24.149cm" svg:y1="7.205cm" svg:x2="25.803cm" svg:y2="7.205cm">
          <text:p/>
        </draw:line>
        <draw:custom-shape draw:name="Oval 13" draw:style-name="gr265" draw:text-style-name="P57" draw:layer="layout" svg:width="1.075cm" svg:height="1.089cm" svg:x="18.387cm" svg:y="6.6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65" draw:text-style-name="P57" draw:layer="layout" svg:width="1.075cm" svg:height="1.089cm" svg:x="26.339cm" svg:y="6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66" draw:text-style-name="P2" draw:layer="layout" svg:x1="19.901cm" svg:y1="7.205cm" svg:x2="21.556cm" svg:y2="7.205cm">
          <text:p/>
        </draw:line>
        <draw:custom-shape draw:name="1, -1" draw:style-name="gr267" draw:text-style-name="P38" draw:layer="layout" svg:width="1.273cm" svg:height="0.761cm" svg:x="12.293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68" draw:text-style-name="P38" draw:layer="layout" svg:width="1.273cm" svg:height="0.761cm" svg:x="15.496cm" svg:y="4.58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69" draw:text-style-name="P38" draw:layer="layout" svg:width="2.154cm" svg:height="0.761cm" svg:x="16.044cm" svg:y="5.92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70" draw:text-style-name="P38" draw:layer="layout" svg:width="2.154cm" svg:height="0.761cm" svg:x="19.652cm" svg:y="5.92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71" draw:text-style-name="P38" draw:layer="layout" svg:width="1.273cm" svg:height="0.761cm" svg:x="23.3cm" svg:y="4.58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72" draw:text-style-name="P38" draw:layer="layout" svg:width="1.273cm" svg:height="0.761cm" svg:x="24.34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6" draw:text-style-name="P2" draw:layer="layout" svg:x1="27.949cm" svg:y1="7.191cm" svg:x2="29.604cm" svg:y2="7.191cm">
          <text:p/>
        </draw:line>
        <draw:custom-shape draw:name="1, -1" draw:style-name="gr273" draw:text-style-name="P38" draw:layer="layout" svg:width="1.273cm" svg:height="0.761cm" svg:x="27.965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" draw:style-name="gr274" draw:text-style-name="P38" draw:layer="layout" svg:width="0.426cm" svg:height="0.761cm" svg:x="14.833cm" svg:y="8.195cm">
          <text:p text:style-name="P37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" draw:style-name="gr275" draw:text-style-name="P38" draw:layer="layout" svg:width="0.426cm" svg:height="0.761cm" svg:x="22.591cm" svg:y="8.252cm">
          <text:p text:style-name="P37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" draw:style-name="gr276" draw:text-style-name="P38" draw:layer="layout" svg:width="0.494cm" svg:height="0.761cm" svg:x="18.713cm" svg:y="8.252cm">
          <text:p text:style-name="P37"><text:span text:style-name="T19">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b" draw:style-name="gr277" draw:text-style-name="P38" draw:layer="layout" svg:width="0.494cm" svg:height="0.761cm" svg:x="26.629cm" svg:y="8.252cm">
          <text:p text:style-name="P37"><text:span text:style-name="T19">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8" draw:text-style-name="P58" draw:layer="layout" svg:width="9.427cm" svg:height="1.366cm" svg:x="14.211cm" svg:y="2.57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6" draw:text-style-name="P2" draw:layer="layout" svg:x1="15.088cm" svg:y1="0.632cm" svg:x2="15.088cm" svg:y2="2.294cm">
          <text:p/>
        </draw:line>
        <draw:line draw:name="線條" draw:style-name="gr266" draw:text-style-name="P2" draw:layer="layout" svg:x1="22.846cm" svg:y1="0.688cm" svg:x2="22.846cm" svg:y2="2.35cm">
          <text:p/>
        </draw:line>
        <draw:custom-shape draw:name="1, -1" draw:style-name="gr279" draw:text-style-name="P38" draw:layer="layout" svg:width="1.273cm" svg:height="0.761cm" svg:x="15.539cm" svg:y="0.77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80" draw:text-style-name="P38" draw:layer="layout" svg:width="1.273cm" svg:height="0.761cm" svg:x="23.342cm" svg:y="0.77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" draw:style-name="gr281" draw:text-style-name="P38" draw:layer="layout" svg:width="0.46cm" svg:height="0.761cm" svg:x="18.712cm" svg:y="1.574cm">
          <text:p text:style-name="P37"><text:span text:style-name="T1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8" draw:text-style-name="P58" draw:layer="layout" svg:width="1.598cm" svg:height="1.366cm" svg:x="15.066cm" svg:y="13.546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6" draw:text-style-name="P2" draw:layer="layout" svg:x1="17.239cm" svg:y1="14.303cm" svg:x2="18.894cm" svg:y2="14.303cm">
          <text:p/>
        </draw:line>
        <draw:custom-shape draw:name="2,0,0,-2" draw:style-name="gr282" draw:text-style-name="P38" draw:layer="layout" svg:width="2.154cm" svg:height="0.761cm" svg:x="16.989cm" svg:y="13.077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6" draw:text-style-name="P2" draw:layer="layout" svg:x1="12.836cm" svg:y1="14.289cm" svg:x2="14.49cm" svg:y2="14.289cm">
          <text:p/>
        </draw:line>
        <draw:custom-shape draw:name="2,0,0,-2" draw:style-name="gr283" draw:text-style-name="P38" draw:layer="layout" svg:width="2.154cm" svg:height="0.761cm" svg:x="12.586cm" svg:y="13.06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6" draw:text-style-name="P2" draw:layer="layout" svg:x1="15.846cm" svg:y1="15.406cm" svg:x2="15.846cm" svg:y2="17.067cm">
          <text:p/>
        </draw:line>
        <draw:custom-shape draw:name="1, -1" draw:style-name="gr284" draw:text-style-name="P38" draw:layer="layout" svg:width="1.273cm" svg:height="0.761cm" svg:x="16.342cm" svg:y="15.49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6" draw:text-style-name="P2" draw:layer="layout" svg:x1="15.846cm" svg:y1="11.455cm" svg:x2="15.846cm" svg:y2="13.116cm">
          <text:p/>
        </draw:line>
        <draw:custom-shape draw:name="1, -1" draw:style-name="gr285" draw:text-style-name="P38" draw:layer="layout" svg:width="1.273cm" svg:height="0.761cm" svg:x="16.342cm" svg:y="11.539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8" draw:text-style-name="P58" draw:layer="layout" svg:width="1.598cm" svg:height="1.366cm" svg:x="19.469cm" svg:y="13.58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6" draw:text-style-name="P2" draw:layer="layout" svg:x1="21.642cm" svg:y1="14.345cm" svg:x2="23.297cm" svg:y2="14.345cm">
          <text:p/>
        </draw:line>
        <draw:custom-shape draw:name="2,0,0,-2" draw:style-name="gr286" draw:text-style-name="P38" draw:layer="layout" svg:width="2.154cm" svg:height="0.761cm" svg:x="21.393cm" svg:y="13.12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6" draw:text-style-name="P2" draw:layer="layout" svg:x1="20.25cm" svg:y1="15.448cm" svg:x2="20.25cm" svg:y2="17.11cm">
          <text:p/>
        </draw:line>
        <draw:custom-shape draw:name="1, -1" draw:style-name="gr287" draw:text-style-name="P38" draw:layer="layout" svg:width="1.273cm" svg:height="0.761cm" svg:x="20.745cm" svg:y="15.53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6" draw:text-style-name="P2" draw:layer="layout" svg:x1="20.25cm" svg:y1="11.497cm" svg:x2="20.25cm" svg:y2="13.159cm">
          <text:p/>
        </draw:line>
        <draw:custom-shape draw:name="1, -1" draw:style-name="gr288" draw:text-style-name="P38" draw:layer="layout" svg:width="1.273cm" svg:height="0.761cm" svg:x="20.745cm" svg:y="11.582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8" draw:text-style-name="P58" draw:layer="layout" svg:width="1.598cm" svg:height="1.366cm" svg:x="23.852cm" svg:y="13.631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6" draw:text-style-name="P2" draw:layer="layout" svg:x1="26.192cm" svg:y1="14.387cm" svg:x2="27.847cm" svg:y2="14.387cm">
          <text:p/>
        </draw:line>
        <draw:custom-shape draw:name="2,0,0,-2" draw:style-name="gr289" draw:text-style-name="P38" draw:layer="layout" svg:width="2.154cm" svg:height="0.761cm" svg:x="25.775cm" svg:y="13.162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6" draw:text-style-name="P2" draw:layer="layout" svg:x1="24.632cm" svg:y1="15.49cm" svg:x2="24.632cm" svg:y2="17.152cm">
          <text:p/>
        </draw:line>
        <draw:custom-shape draw:name="1, -1" draw:style-name="gr290" draw:text-style-name="P38" draw:layer="layout" svg:width="1.273cm" svg:height="0.761cm" svg:x="25.128cm" svg:y="15.575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6" draw:text-style-name="P2" draw:layer="layout" svg:x1="24.632cm" svg:y1="11.539cm" svg:x2="24.632cm" svg:y2="13.201cm">
          <text:p/>
        </draw:line>
        <draw:custom-shape draw:name="1, -1" draw:style-name="gr291" draw:text-style-name="P38" draw:layer="layout" svg:width="1.273cm" svg:height="0.761cm" svg:x="25.128cm" svg:y="11.624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8" draw:text-style-name="P58" draw:layer="layout" svg:width="1.598cm" svg:height="5.858cm" svg:x="10.818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" draw:style-name="gr278" draw:text-style-name="P58" draw:layer="layout" svg:width="1.598cm" svg:height="5.858cm" svg:x="28.276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6" draw:text-style-name="P2" draw:layer="layout" svg:x1="12.836cm" svg:y1="11.669cm" svg:x2="14.2cm" svg:y2="10.304cm">
          <text:p/>
        </draw:line>
        <draw:line draw:name="線條" draw:style-name="gr266" draw:text-style-name="P2" draw:layer="layout" svg:x1="14.382cm" svg:y1="17.795cm" svg:x2="12.906cm" svg:y2="16.319cm">
          <text:p/>
        </draw:line>
        <draw:line draw:name="線條" draw:style-name="gr266" draw:text-style-name="P2" draw:layer="layout" svg:x1="26.386cm" svg:y1="10.441cm" svg:x2="27.69cm" svg:y2="11.745cm">
          <text:p/>
        </draw:line>
        <draw:line draw:name="線條" draw:style-name="gr266" draw:text-style-name="P2" draw:layer="layout" svg:x1="27.683cm" svg:y1="16.469cm" svg:x2="26.318cm" svg:y2="17.834cm">
          <text:p/>
        </draw:line>
        <draw:custom-shape draw:name="0" draw:style-name="gr292" draw:text-style-name="P38" draw:layer="layout" svg:width="0.354cm" svg:height="0.761cm" svg:x="13.321cm" svg:y="9.802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93" draw:text-style-name="P38" draw:layer="layout" svg:width="0.354cm" svg:height="0.761cm" svg:x="13.557cm" svg:y="15.877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94" draw:text-style-name="P38" draw:layer="layout" svg:width="0.354cm" svg:height="0.761cm" svg:x="27.16cm" svg:y="10.105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95" draw:text-style-name="P38" draw:layer="layout" svg:width="0.354cm" svg:height="0.761cm" svg:x="27.16cm" svg:y="15.533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2T1">
        <draw:custom-shape draw:name="Oval 20" draw:style-name="gr47" draw:text-style-name="P19" xml:id="id20" draw:id="id20" draw:layer="layout" svg:width="1.27cm" svg:height="1.27cm" svg:x="4.445cm" svg:y="0.337cm">
          <text:p text:style-name="P18"><text:span text:style-name="T4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7" draw:text-style-name="P19" xml:id="id22" draw:id="id22" draw:layer="layout" svg:width="1.27cm" svg:height="1.27cm" svg:x="1.27cm" svg:y="3.512cm">
          <text:p text:style-name="P18"><text:span text:style-name="T4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47" draw:text-style-name="P19" xml:id="id17" draw:id="id17" draw:layer="layout" svg:width="1.27cm" svg:height="1.27cm" svg:x="4.445cm" svg:y="6.687cm">
          <text:p text:style-name="P18"><text:span text:style-name="T4">t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47" draw:text-style-name="P19" xml:id="id18" draw:id="id18" draw:layer="layout" svg:width="1.27cm" svg:height="1.27cm" svg:x="7.62cm" svg:y="3.512cm">
          <text:p text:style-name="P18"><text:span text:style-name="T4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5" draw:text-style-name="P59" draw:layer="layout" svg:width="2.059cm" svg:height="0.972cm" svg:x="2.54cm" svg:y="7.322cm">
          <draw:text-box>
            <text:p text:style-name="P27"><text:span text:style-name="T29">t0-c0</text:span></text:p>
          </draw:text-box>
        </draw:frame>
        <draw:custom-shape draw:style-name="gr296" draw:text-style-name="P32" xml:id="id21" draw:id="id21" draw:layer="layout" svg:width="1.27cm" svg:height="1.27cm" svg:x="4.445cm" svg:y="3.512cm">
          <text:p text:style-name="P31"><text:span text:style-name="T8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60" draw:layer="layout" svg:width="2.131cm" svg:height="0.972cm" svg:x="5.08cm" svg:y="1.607cm">
          <draw:text-box>
            <text:p><text:span text:style-name="T30">w-t2</text:span></text:p>
          </draw:text-box>
        </draw:frame>
        <draw:custom-shape draw:name="Oval 31" draw:style-name="gr47" draw:text-style-name="P19" xml:id="id19" draw:id="id19" draw:layer="layout" svg:width="1.27cm" svg:height="1.27cm" svg:x="7.62cm" svg:y="6.687cm">
          <text:p text:style-name="P18"><text:span text:style-name="T4">c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47" draw:text-style-name="P19" xml:id="id16" draw:id="id16" draw:layer="layout" svg:width="1.27cm" svg:height="1.27cm" svg:x="1.27cm" svg:y="6.687cm">
          <text:p text:style-name="P18"><text:span text:style-name="T4">c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47" draw:text-style-name="P19" draw:layer="layout" svg:width="1.27cm" svg:height="1.27cm" svg:x="1.27cm" svg:y="0.337cm">
          <text:p text:style-name="P18"><text:span text:style-name="T4">c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47" draw:text-style-name="P19" draw:layer="layout" svg:width="1.27cm" svg:height="1.27cm" svg:x="7.62cm" svg:y="0.337cm">
          <text:p text:style-name="P18"><text:span text:style-name="T4">c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51" draw:text-style-name="P22" draw:layer="layout" svg:x1="2.54cm" svg:y1="7.322cm" svg:x2="4.445cm" svg:y2="7.322cm" draw:start-shape="id16" draw:start-glue-point="1" draw:end-shape="id17" draw:end-glue-point="3" svg:d="M2540 7322h1905" svg:viewBox="0 0 1906 1">
          <text:p/>
        </draw:connector>
        <draw:connector draw:style-name="gr51" draw:text-style-name="P22" draw:layer="layout" svg:x1="5.715cm" svg:y1="7.322cm" svg:x2="7.62cm" svg:y2="7.322cm" svg:d="M5715 7322h1905" svg:viewBox="0 0 1906 1">
          <text:p/>
        </draw:connector>
        <draw:connector draw:style-name="gr51" draw:text-style-name="P22" draw:layer="layout" svg:x1="2.54cm" svg:y1="0.972cm" svg:x2="4.445cm" svg:y2="0.972cm" svg:d="M2540 972h1905" svg:viewBox="0 0 1906 1">
          <text:p/>
        </draw:connector>
        <draw:connector draw:style-name="gr51" draw:text-style-name="P22" draw:layer="layout" svg:x1="5.715cm" svg:y1="0.972cm" svg:x2="7.62cm" svg:y2="0.972cm" svg:d="M5715 972h1905" svg:viewBox="0 0 1906 1">
          <text:p/>
        </draw:connector>
        <draw:connector draw:style-name="gr51" draw:text-style-name="P22" draw:layer="layout" svg:x1="8.255cm" svg:y1="4.782cm" svg:x2="8.255cm" svg:y2="6.687cm" draw:start-shape="id18" draw:start-glue-point="2" draw:end-shape="id19" draw:end-glue-point="0" svg:d="M8255 4782v1905" svg:viewBox="0 0 1 1906">
          <text:p/>
        </draw:connector>
        <draw:connector draw:style-name="gr51" draw:text-style-name="P22" draw:layer="layout" svg:x1="8.255cm" svg:y1="1.607cm" svg:x2="8.255cm" svg:y2="3.512cm" svg:d="M8255 1607v1905" svg:viewBox="0 0 1 1906">
          <text:p/>
        </draw:connector>
        <draw:connector draw:style-name="gr51" draw:text-style-name="P22" draw:layer="layout" svg:x1="1.905cm" svg:y1="4.782cm" svg:x2="1.905cm" svg:y2="6.687cm" svg:d="M1905 4782v1905" svg:viewBox="0 0 1 1906">
          <text:p/>
        </draw:connector>
        <draw:connector draw:style-name="gr51" draw:text-style-name="P22" draw:layer="layout" svg:x1="1.905cm" svg:y1="1.607cm" svg:x2="1.905cm" svg:y2="3.512cm" svg:d="M1905 1607v1905" svg:viewBox="0 0 1 1906">
          <text:p/>
        </draw:connector>
        <draw:connector draw:style-name="gr48" draw:text-style-name="P20" draw:layer="layout" draw:type="curve" svg:x1="5.08cm" svg:y1="1.607cm" svg:x2="5.08cm" svg:y2="3.512cm" draw:start-shape="id20" draw:start-glue-point="2" draw:end-shape="id21" draw:end-glue-point="4" svg:d="M5080 1607v1905" svg:viewBox="0 0 1 1906">
          <text:p/>
        </draw:connector>
        <draw:connector draw:style-name="gr48" draw:text-style-name="P20" draw:layer="layout" draw:type="curve" svg:x1="5.08cm" svg:y1="4.782cm" svg:x2="5.08cm" svg:y2="6.687cm" svg:d="M5080 4782v1905" svg:viewBox="0 0 1 1906">
          <text:p/>
        </draw:connector>
        <draw:connector draw:style-name="gr48" draw:text-style-name="P20" draw:layer="layout" draw:type="curve" svg:x1="7.62cm" svg:y1="4.147cm" svg:x2="5.715cm" svg:y2="4.147cm" draw:start-shape="id18" draw:start-glue-point="3" draw:end-shape="id21" draw:end-glue-point="10" svg:d="M7620 4147h-1905" svg:viewBox="0 0 1906 1">
          <text:p/>
        </draw:connector>
        <draw:connector draw:style-name="gr48" draw:text-style-name="P20" draw:layer="layout" draw:type="curve" svg:x1="2.54cm" svg:y1="4.147cm" svg:x2="4.445cm" svg:y2="4.147cm" draw:start-shape="id22" draw:start-glue-point="1" draw:end-shape="id21" draw:end-glue-point="6" svg:d="M2540 4147h1905" svg:viewBox="0 0 1906 1">
          <text:p/>
        </draw:connector>
        <draw:frame draw:style-name="gr57" draw:text-style-name="P60" draw:layer="layout" svg:width="2.131cm" svg:height="0.972cm" svg:x="5.884cm" svg:y="3.257cm">
          <draw:text-box>
            <text:p><text:span text:style-name="T30">w-t1</text:span></text:p>
          </draw:text-box>
        </draw:frame>
        <draw:frame draw:style-name="gr57" draw:text-style-name="P60" draw:layer="layout" svg:width="2.131cm" svg:height="0.972cm" svg:x="5.08cm" svg:y="5.119cm">
          <draw:text-box>
            <text:p><text:span text:style-name="T30">w-t0</text:span></text:p>
          </draw:text-box>
        </draw:frame>
        <draw:frame draw:style-name="gr57" draw:text-style-name="P60" draw:layer="layout" svg:width="2.131cm" svg:height="0.972cm" svg:x="2.709cm" svg:y="3.223cm">
          <draw:text-box>
            <text:p><text:span text:style-name="T30">w-t3</text:span></text:p>
          </draw:text-box>
        </draw:frame>
        <draw:frame draw:style-name="gr55" draw:text-style-name="P59" draw:layer="layout" svg:width="2.059cm" svg:height="0.972cm" svg:x="5.715cm" svg:y="7.322cm">
          <draw:text-box>
            <text:p text:style-name="P27"><text:span text:style-name="T29">t0-c1</text:span></text:p>
          </draw:text-box>
        </draw:frame>
        <draw:frame draw:style-name="gr55" draw:text-style-name="P59" draw:layer="layout" svg:width="2.059cm" svg:height="0.972cm" svg:x="8.255cm" svg:y="5.08cm">
          <draw:text-box>
            <text:p text:style-name="P27"><text:span text:style-name="T29">t1-c1</text:span></text:p>
          </draw:text-box>
        </draw:frame>
        <draw:frame draw:style-name="gr55" draw:text-style-name="P59" draw:layer="layout" svg:width="2.059cm" svg:height="0.972cm" svg:x="8.255cm" svg:y="1.905cm">
          <draw:text-box>
            <text:p text:style-name="P27"><text:span text:style-name="T29">t1-c2</text:span></text:p>
          </draw:text-box>
        </draw:frame>
        <draw:frame draw:style-name="gr55" draw:text-style-name="P59" draw:layer="layout" svg:width="2.059cm" svg:height="0.972cm" svg:x="2.541cm" svg:y="7.322cm">
          <draw:text-box>
            <text:p text:style-name="P27"><text:span text:style-name="T29">t0-c0</text:span></text:p>
          </draw:text-box>
        </draw:frame>
        <draw:frame draw:style-name="gr55" draw:text-style-name="P59" draw:layer="layout" svg:width="2.059cm" svg:height="0.972cm" svg:x="5.715cm" svg:y="0cm">
          <draw:text-box>
            <text:p text:style-name="P27"><text:span text:style-name="T29">t2-c2</text:span></text:p>
          </draw:text-box>
        </draw:frame>
        <draw:frame draw:style-name="gr55" draw:text-style-name="P59" draw:layer="layout" svg:width="2.059cm" svg:height="0.972cm" svg:x="2.54cm" svg:y="0cm">
          <draw:text-box>
            <text:p text:style-name="P27"><text:span text:style-name="T29">t2-c3</text:span></text:p>
          </draw:text-box>
        </draw:frame>
        <draw:frame draw:style-name="gr55" draw:text-style-name="P59" draw:layer="layout" svg:width="2.059cm" svg:height="0.972cm" svg:x="0cm" svg:y="2.242cm">
          <draw:text-box>
            <text:p text:style-name="P27"><text:span text:style-name="T29">t3-c3</text:span></text:p>
          </draw:text-box>
        </draw:frame>
        <draw:frame draw:style-name="gr55" draw:text-style-name="P59" draw:layer="layout" svg:width="2.059cm" svg:height="0.972cm" svg:x="0cm" svg:y="5.08cm">
          <draw:text-box>
            <text:p text:style-name="P27"><text:span text:style-name="T29">t3-c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3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presentation:presentation-page-layout-name="AL2T1">
        <draw:custom-shape draw:name="Rounded Rectangle 40" draw:style-name="gr297" draw:text-style-name="P57" draw:layer="layout" svg:width="1.331cm" svg:height="1.296cm" svg:x="8.735cm" svg:y="14.8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qual 33" draw:style-name="gr201" draw:text-style-name="P49" draw:layer="layout" svg:width="0.694cm" svg:height="0.465cm" svg:x="12.382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線條" draw:style-name="gr298" draw:text-style-name="P2" draw:layer="layout" svg:x1="13.657cm" svg:y1="15.408cm" svg:x2="15.312cm" svg:y2="15.408cm">
          <text:p/>
        </draw:line>
        <draw:line draw:name="線條" draw:style-name="gr298" draw:text-style-name="P2" draw:layer="layout" svg:x1="17.169cm" svg:y1="15.408cm" svg:x2="18.824cm" svg:y2="15.408cm">
          <text:p/>
        </draw:line>
        <draw:g draw:name="群組">
          <draw:line draw:name="線條" draw:style-name="gr299" draw:text-style-name="P2" draw:layer="layout" svg:x1="6.792cm" svg:y1="14.822cm" svg:x2="8.447cm" svg:y2="14.823cm">
            <text:p/>
          </draw:line>
          <draw:line draw:name="線條" draw:style-name="gr299" draw:text-style-name="P2" draw:layer="layout" svg:x1="6.778cm" svg:y1="16.154cm" svg:x2="8.433cm" svg:y2="16.154cm">
            <text:p/>
          </draw:line>
          <draw:line draw:name="Straight Connector 27" draw:style-name="gr300" draw:text-style-name="P2" draw:layer="layout" svg:x1="7.606cm" svg:y1="14.884cm" svg:x2="7.606cm" svg:y2="15.932cm">
            <text:p/>
          </draw:line>
        </draw:g>
        <draw:line draw:name="線條" draw:style-name="gr266" draw:text-style-name="P2" draw:layer="layout" svg:x1="10.368cm" svg:y1="14.822cm" svg:x2="12.023cm" svg:y2="14.822cm">
          <text:p/>
        </draw:line>
        <draw:line draw:name="線條" draw:style-name="gr266" draw:text-style-name="P2" draw:layer="layout" svg:x1="10.355cm" svg:y1="16.154cm" svg:x2="12.009cm" svg:y2="16.154cm">
          <text:p/>
        </draw:line>
        <draw:line draw:name="Straight Connector 27" draw:style-name="gr301" draw:text-style-name="P2" draw:layer="layout" svg:x1="11.182cm" svg:y1="14.884cm" svg:x2="11.182cm" svg:y2="15.932cm">
          <text:p/>
        </draw:line>
        <draw:custom-shape draw:name="Equal 33" draw:style-name="gr201" draw:text-style-name="P49" draw:layer="layout" svg:width="0.694cm" svg:height="0.465cm" svg:x="19.291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群組">
          <draw:line draw:name="Straight Connector 27" draw:style-name="gr302" draw:text-style-name="P2" draw:layer="layout" svg:x1="24.341cm" svg:y1="17.397cm" svg:x2="23.661cm" svg:y2="16.718cm">
            <text:p/>
          </draw:line>
          <draw:custom-shape draw:name="Rounded Rectangle 40" draw:style-name="gr303" draw:text-style-name="P62" draw:layer="layout" svg:width="0.673cm" svg:height="0.669cm" svg:x="20.83cm" svg:y="14.227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0" draw:style-name="gr303" draw:text-style-name="P62" draw:layer="layout" svg:width="1.002cm" svg:height="0.859cm" svg:x="21.646cm" svg:y="14.943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0" draw:style-name="gr303" draw:text-style-name="P62" draw:layer="layout" svg:width="0.673cm" svg:height="0.669cm" svg:x="22.826cm" svg:y="15.938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7" draw:style-name="gr302" draw:text-style-name="P2" draw:layer="layout" svg:x1="20.83cm" svg:y1="14.275cm" svg:x2="20.134cm" svg:y2="13.578cm">
            <text:p/>
          </draw:line>
          <draw:custom-shape draw:name="Text Box 28" draw:style-name="gr304" draw:text-style-name="P38" draw:layer="layout" svg:width="1.366cm" svg:height="0.718cm" svg:x="20.637cm" svg:y="13.595cm">
            <text:p text:style-name="P37"><text:span text:style-name="T31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05" draw:text-style-name="P38" draw:layer="layout" svg:width="1.366cm" svg:height="0.718cm" svg:x="21.615cm" svg:y="14.23cm">
            <text:p text:style-name="P37"><text:span text:style-name="T31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06" draw:text-style-name="P38" draw:layer="layout" svg:width="1.366cm" svg:height="0.718cm" svg:x="22.624cm" svg:y="15.27cm">
            <text:p text:style-name="P37"><text:span text:style-name="T31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群組">
          <draw:line draw:name="線條" draw:style-name="gr307" draw:text-style-name="P2" draw:layer="layout" svg:x1="16.574cm" svg:y1="8.86cm" svg:x2="18.449cm" svg:y2="8.86cm">
            <text:p/>
          </draw:line>
          <draw:custom-shape draw:name="Equal 33" draw:style-name="gr308" draw:text-style-name="P49" draw:layer="layout" svg:width="0.694cm" svg:height="0.465cm" svg:x="19.059cm" svg:y="8.628cm">
            <text:p/>
  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27" draw:style-name="gr309" draw:text-style-name="P2" draw:layer="layout" svg:x1="21.457cm" svg:y1="8.331cm" svg:x2="23.129cm" svg:y2="8.331cm">
            <text:p/>
          </draw:line>
          <draw:line draw:name="Straight Connector 27" draw:style-name="gr309" draw:text-style-name="P2" draw:layer="layout" svg:x1="21.457cm" svg:y1="8.895cm" svg:x2="23.129cm" svg:y2="8.895cm">
            <text:p/>
          </draw:line>
          <draw:line draw:name="Straight Connector 27" draw:style-name="gr309" draw:text-style-name="P2" draw:layer="layout" svg:x1="21.457cm" svg:y1="9.459cm" svg:x2="23.129cm" svg:y2="9.459cm">
            <text:p/>
          </draw:line>
          <draw:line draw:name="Straight Connector 27" draw:style-name="gr302" draw:text-style-name="P2" draw:layer="layout" svg:x1="22.293cm" svg:y1="7.014cm" svg:x2="22.293cm" svg:y2="8.062cm">
            <text:p/>
          </draw:line>
          <draw:custom-shape draw:name="三角形" draw:style-name="gr310" draw:text-style-name="P63" draw:layer="layout" svg:width="0.535cm" svg:height="0.499cm" draw:transform="rotate (-1.5692255304681) translate (23.916cm 8.592cm)">
            <text:p/>
  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Text Box 28" draw:style-name="gr311" draw:text-style-name="P38" draw:layer="layout" svg:width="1.366cm" svg:height="0.718cm" svg:x="20.36cm" svg:y="7.965cm">
            <text:p text:style-name="P37"><text:span text:style-name="T31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12" draw:text-style-name="P38" draw:layer="layout" svg:width="1.366cm" svg:height="0.718cm" svg:x="20.36cm" svg:y="8.529cm">
            <text:p text:style-name="P37"><text:span text:style-name="T31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13" draw:text-style-name="P38" draw:layer="layout" svg:width="1.366cm" svg:height="0.718cm" svg:x="20.36cm" svg:y="9.093cm">
            <text:p text:style-name="P37"><text:span text:style-name="T31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7" draw:style-name="gr302" draw:text-style-name="P2" draw:layer="layout" svg:x1="22.293cm" svg:y1="9.499cm" svg:x2="22.293cm" svg:y2="10.547cm">
            <text:p/>
          </draw:line>
        </draw:g>
        <draw:custom-shape draw:name="Equal 33" draw:style-name="gr201" draw:text-style-name="P49" draw:layer="layout" svg:width="0.694cm" svg:height="0.465cm" svg:x="10.01cm" svg:y="8.548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27" draw:style-name="gr314" draw:text-style-name="P2" draw:layer="layout" svg:x1="12.407cm" svg:y1="8.251cm" svg:x2="14.08cm" svg:y2="8.251cm">
          <text:p/>
        </draw:line>
        <draw:line draw:name="Straight Connector 27" draw:style-name="gr314" draw:text-style-name="P2" draw:layer="layout" svg:x1="12.407cm" svg:y1="8.815cm" svg:x2="14.08cm" svg:y2="8.815cm">
          <text:p/>
        </draw:line>
        <draw:line draw:name="Straight Connector 27" draw:style-name="gr314" draw:text-style-name="P2" draw:layer="layout" svg:x1="12.407cm" svg:y1="9.379cm" svg:x2="14.08cm" svg:y2="9.379cm">
          <text:p/>
        </draw:line>
        <draw:line draw:name="Straight Connector 27" draw:style-name="gr301" draw:text-style-name="P2" draw:layer="layout" svg:x1="13.244cm" svg:y1="6.934cm" svg:x2="13.244cm" svg:y2="7.982cm">
          <text:p/>
        </draw:line>
        <draw:custom-shape draw:name="三角形" draw:style-name="gr315" draw:text-style-name="P58" draw:layer="layout" svg:width="0.535cm" svg:height="0.499cm" draw:transform="rotate (-1.5692255304681) translate (14.866cm 8.512cm)">
          <text:p/>
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8" draw:style-name="gr316" draw:text-style-name="P65" draw:layer="layout" svg:width="1.366cm" svg:height="0.714cm" svg:x="11.31cm" svg:y="7.885cm">
          <text:p text:style-name="P64"><text:span text:style-name="T32">{Q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17" draw:text-style-name="P65" draw:layer="layout" svg:width="1.366cm" svg:height="0.714cm" svg:x="11.31cm" svg:y="8.449cm">
          <text:p text:style-name="P64"><text:span text:style-name="T32">{Qb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18" draw:text-style-name="P65" draw:layer="layout" svg:width="1.366cm" svg:height="0.714cm" svg:x="11.31cm" svg:y="9.013cm">
          <text:p text:style-name="P64"><text:span text:style-name="T32">{Qc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301" draw:text-style-name="P2" draw:layer="layout" svg:x1="13.244cm" svg:y1="9.42cm" svg:x2="13.244cm" svg:y2="10.467cm">
          <text:p/>
        </draw:line>
        <draw:line draw:name="線條" draw:style-name="gr319" draw:text-style-name="P2" draw:layer="layout" svg:x1="7.525cm" svg:y1="8.781cm" svg:x2="9.4cm" svg:y2="8.781cm">
          <text:p/>
        </draw:line>
        <draw:custom-shape draw:name="Rounded Rectangle 40" draw:style-name="gr320" draw:text-style-name="P62" draw:layer="layout" svg:width="1.331cm" svg:height="1.296cm" svg:x="15.53cm" svg:y="14.76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presentation:presentation-page-layout-name="AL2T1">
        <draw:custom-shape draw:name="Text Box 28" draw:style-name="gr321" draw:text-style-name="P65" draw:layer="layout" svg:width="4.539cm" svg:height="1.245cm" svg:x="3.854cm" svg:y="2.284cm">
          <text:p text:style-name="P64"><text:span text:style-name="T32">{Q</text:span><text:span text:style-name="T33">a</text:span><text:span text:style-name="T34">1</text:span><text:span text:style-name="T35">}{Q</text:span><text:span text:style-name="T33">a</text:span><text:span text:style-name="T34">2</text:span><text:span text:style-name="T35">}... {Q</text:span><text:span text:style-name="T33">a</text:span><text:span text:style-name="T34">Na</text:span><text:span text:style-name="T35">}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9" draw:text-style-name="P2" draw:layer="layout" svg:x1="4.268cm" svg:y1="3.062cm" svg:x2="7.856cm" svg:y2="3.06cm">
          <text:p/>
        </draw:line>
        <draw:custom-shape draw:name="Rounded Rectangle 40" draw:style-name="gr297" draw:text-style-name="P57" draw:layer="layout" svg:width="4.47cm" svg:height="3.641cm" svg:x="7.856cm" svg:y="2.282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19" draw:text-style-name="P2" draw:layer="layout" svg:x1="4.268cm" svg:y1="4.947cm" svg:x2="7.856cm" svg:y2="4.945cm">
          <text:p/>
        </draw:line>
        <draw:custom-shape draw:name="Text Box 28" draw:style-name="gr322" draw:text-style-name="P65" draw:layer="layout" svg:width="4.539cm" svg:height="1.245cm" svg:x="3.854cm" svg:y="4.147cm">
          <text:p text:style-name="P64"><text:span text:style-name="T32">{Q</text:span><text:span text:style-name="T33">b</text:span><text:span text:style-name="T34">1</text:span><text:span text:style-name="T35">}{Q</text:span><text:span text:style-name="T33">b</text:span><text:span text:style-name="T34">2</text:span><text:span text:style-name="T35">}... {Q</text:span><text:span text:style-name="T33">b</text:span><text:span text:style-name="T34">Nb</text:span><text:span text:style-name="T35">}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9" draw:text-style-name="P2" draw:layer="layout" svg:x1="12.327cm" svg:y1="3.947cm" svg:x2="15.915cm" svg:y2="3.945cm">
          <text:p/>
        </draw:line>
        <draw:custom-shape draw:name="Text Box 28" draw:style-name="gr323" draw:text-style-name="P65" draw:layer="layout" svg:width="4.539cm" svg:height="1.245cm" svg:x="12.564cm" svg:y="3.053cm">
          <text:p text:style-name="P64"><text:span text:style-name="T32">{Q</text:span><text:span text:style-name="T33">c</text:span><text:span text:style-name="T34">1</text:span><text:span text:style-name="T35">}{Q</text:span><text:span text:style-name="T33">c</text:span><text:span text:style-name="T34">2</text:span><text:span text:style-name="T35">}... {Q</text:span><text:span text:style-name="T33">c</text:span><text:span text:style-name="T34">Nc</text:span><text:span text:style-name="T35">}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201" draw:text-style-name="P49" draw:layer="layout" svg:width="0.694cm" svg:height="0.465cm" draw:transform="rotate (-1.5707963267949) translate (10.324cm 6.718cm)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ounded Rectangle 40" draw:style-name="gr303" draw:text-style-name="P62" draw:layer="layout" svg:width="1.874cm" svg:height="1.773cm" svg:x="9.155cm" svg:y="8.44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8" draw:text-style-name="P2" draw:layer="layout" svg:x1="7.499cm" svg:y1="8.832cm" svg:x2="9.154cm" svg:y2="8.832cm">
          <text:p/>
        </draw:line>
        <draw:line draw:name="線條" draw:style-name="gr298" draw:text-style-name="P2" draw:layer="layout" svg:x1="7.499cm" svg:y1="9.827cm" svg:x2="9.154cm" svg:y2="9.827cm">
          <text:p/>
        </draw:line>
        <draw:line draw:name="線條" draw:style-name="gr298" draw:text-style-name="P2" draw:layer="layout" svg:x1="11.029cm" svg:y1="9.33cm" svg:x2="12.683cm" svg:y2="9.33cm">
          <text:p/>
        </draw:line>
        <draw:custom-shape draw:name="Text Box 13" draw:style-name="gr324" draw:text-style-name="P38" draw:layer="layout" svg:width="0.883cm" svg:height="0.575cm" svg:x="7.575cm" svg:y="8.102cm">
          <text:p text:style-name="P37"><text:span text:style-name="T2">{Q</text:span><text:span text:style-name="T36">a</text:span><text:span text:style-name="T37">1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25" draw:text-style-name="P38" draw:layer="layout" svg:width="0.883cm" svg:height="0.575cm" svg:x="7.575cm" svg:y="9.132cm">
          <text:p text:style-name="P37"><text:span text:style-name="T2">{Q</text:span><text:span text:style-name="T36">b</text:span><text:span text:style-name="T37">2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26" draw:text-style-name="P38" draw:layer="layout" svg:width="0.989cm" svg:height="0.575cm" svg:x="11.362cm" svg:y="8.62cm">
          <text:p text:style-name="P37"><text:span text:style-name="T2">{Q</text:span><text:span text:style-name="T36">c</text:span><text:span text:style-name="T37">2</text:span><text:span text:style-name="T38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16" draw:style-name="gr327" draw:text-style-name="P66" draw:layer="layout" svg:width="0.399cm" svg:height="0.399cm" svg:x="9.892cm" svg:y="11.015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Rounded Rectangle 40" draw:style-name="gr303" draw:text-style-name="P62" draw:layer="layout" svg:width="1.874cm" svg:height="1.773cm" svg:x="9.155cm" svg:y="12.22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8" draw:text-style-name="P2" draw:layer="layout" svg:x1="7.499cm" svg:y1="12.614cm" svg:x2="9.154cm" svg:y2="12.614cm">
          <text:p/>
        </draw:line>
        <draw:line draw:name="線條" draw:style-name="gr298" draw:text-style-name="P2" draw:layer="layout" svg:x1="7.499cm" svg:y1="13.609cm" svg:x2="9.154cm" svg:y2="13.609cm">
          <text:p/>
        </draw:line>
        <draw:line draw:name="線條" draw:style-name="gr298" draw:text-style-name="P2" draw:layer="layout" svg:x1="11.029cm" svg:y1="13.112cm" svg:x2="12.683cm" svg:y2="13.112cm">
          <text:p/>
        </draw:line>
        <draw:custom-shape draw:name="Text Box 21" draw:style-name="gr328" draw:text-style-name="P38" draw:layer="layout" svg:width="0.883cm" svg:height="0.575cm" svg:x="7.575cm" svg:y="11.883cm">
          <text:p text:style-name="P37"><text:span text:style-name="T2">{Q</text:span><text:span text:style-name="T36">a</text:span><text:span text:style-name="T37">4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329" draw:text-style-name="P38" draw:layer="layout" svg:width="0.883cm" svg:height="0.575cm" svg:x="7.575cm" svg:y="12.913cm">
          <text:p text:style-name="P37"><text:span text:style-name="T2">{Q</text:span><text:span text:style-name="T36">b</text:span><text:span text:style-name="T37">3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30" draw:text-style-name="P38" draw:layer="layout" svg:width="0.989cm" svg:height="0.575cm" svg:x="11.362cm" svg:y="12.402cm">
          <text:p text:style-name="P37"><text:span text:style-name="T2">{Q</text:span><text:span text:style-name="T36">c</text:span><text:span text:style-name="T37">4</text:span><text:span text:style-name="T38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24" draw:style-name="gr327" draw:text-style-name="P66" draw:layer="layout" svg:width="0.399cm" svg:height="0.399cm" svg:x="9.892cm" svg:y="14.571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Text Box 25" draw:style-name="gr331" draw:text-style-name="P38" draw:layer="layout" svg:width="0.533cm" svg:height="0.762cm" draw:transform="rotate (-1.5707963267949) translate (10.661cm 15.594cm)">
          <text:p text:style-name="P37"><text:span text:style-name="T3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32" draw:text-style-name="P38" draw:layer="layout" svg:width="2.935cm" svg:height="0.575cm" svg:x="11.879cm" svg:y="10.218cm">
          <text:p text:style-name="P37"><text:span text:style-name="T40">(Q</text:span><text:span text:style-name="T41">a</text:span><text:span text:style-name="T42">1 </text:span><text:span text:style-name="T40">+ Q</text:span><text:span text:style-name="T41">b</text:span><text:span text:style-name="T42">2 </text:span><text:span text:style-name="T40">= Q</text:span><text:span text:style-name="T41">c</text:span><text:span text:style-name="T42">2</text:span><text:span text:style-name="T4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333" draw:text-style-name="P38" draw:layer="layout" svg:width="2.935cm" svg:height="0.575cm" svg:x="11.879cm" svg:y="14.175cm">
          <text:p text:style-name="P37"><text:span text:style-name="T40">(Q</text:span><text:span text:style-name="T41">a</text:span><text:span text:style-name="T42">4 </text:span><text:span text:style-name="T40">+ Q</text:span><text:span text:style-name="T41">b</text:span><text:span text:style-name="T42">3 </text:span><text:span text:style-name="T40">= Q</text:span><text:span text:style-name="T41">c</text:span><text:span text:style-name="T42">4</text:span><text:span text:style-name="T4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 presentation:presentation-page-layout-name="AL2T1">
        <draw:custom-shape draw:name="Text Box 28" draw:style-name="gr334" draw:text-style-name="P65" draw:layer="layout" svg:width="4.539cm" svg:height="1.646cm" svg:x="3.854cm" svg:y="1.886cm">
          <text:p text:style-name="P64"><text:span text:style-name="T35"><text:s text:c="3"/></text:span><text:span text:style-name="T35">{1}&gt;&gt;1 </text:span></text:p>
          <text:p text:style-name="P64"><text:span text:style-name="T35"><text:s text:c="2"/></text:span><text:span text:style-name="T35">{-1}&gt;&gt;1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9" draw:text-style-name="P2" draw:layer="layout" svg:x1="4.268cm" svg:y1="3.062cm" svg:x2="6.395cm" svg:y2="3.06cm">
          <text:p/>
        </draw:line>
        <draw:custom-shape draw:name="Rounded Rectangle 40" draw:style-name="gr335" draw:text-style-name="P14" draw:layer="layout" svg:width="3.954cm" svg:height="3.222cm" svg:x="6.396cm" svg:y="2.27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19" draw:text-style-name="P2" draw:layer="layout" svg:x1="4.268cm" svg:y1="4.947cm" svg:x2="6.395cm" svg:y2="4.945cm">
          <text:p/>
        </draw:line>
        <draw:custom-shape draw:name="Text Box 28" draw:style-name="gr336" draw:text-style-name="P65" draw:layer="layout" svg:width="2.909cm" svg:height="1.646cm" svg:x="3.854cm" svg:y="3.748cm">
          <text:p text:style-name="P64"><text:span text:style-name="T35"><text:s text:c="3"/></text:span><text:span text:style-name="T35">{1}&gt;&gt;1 </text:span></text:p>
          <text:p text:style-name="P64"><text:span text:style-name="T35"><text:s text:c="2"/></text:span><text:span text:style-name="T35">{-1}&gt;&gt;1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9" draw:text-style-name="P2" draw:layer="layout" svg:x1="10.378cm" svg:y1="3.947cm" svg:x2="12.647cm" svg:y2="3.945cm">
          <text:p/>
        </draw:line>
        <draw:custom-shape draw:name="Text Box 28" draw:style-name="gr337" draw:text-style-name="P65" draw:layer="layout" svg:width="3.641cm" svg:height="2.111cm" svg:x="10.571cm" svg:y="2.256cm">
          <text:p text:style-name="P64"><text:span text:style-name="T35"><text:s/></text:span><text:span text:style-name="T35">{2}&gt;&gt;1 </text:span></text:p>
          <text:p text:style-name="P64"><text:span text:style-name="T35"><text:s/></text:span><text:span text:style-name="T35">{0}&gt;&gt;2 </text:span></text:p>
          <text:p text:style-name="P64"><text:span text:style-name="T35">{-2}&gt;&gt;1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8" draw:text-style-name="P45" draw:layer="layout" svg:width="1.874cm" svg:height="1.773cm" svg:x="4.373cm" svg:y="7.5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8" draw:text-style-name="P2" draw:layer="layout" svg:x1="2.717cm" svg:y1="7.935cm" svg:x2="4.372cm" svg:y2="7.935cm">
          <text:p/>
        </draw:line>
        <draw:line draw:name="線條" draw:style-name="gr298" draw:text-style-name="P2" draw:layer="layout" svg:x1="2.717cm" svg:y1="8.929cm" svg:x2="4.372cm" svg:y2="8.93cm">
          <text:p/>
        </draw:line>
        <draw:line draw:name="線條" draw:style-name="gr298" draw:text-style-name="P2" draw:layer="layout" svg:x1="6.247cm" svg:y1="8.432cm" svg:x2="7.901cm" svg:y2="8.432cm">
          <text:p/>
        </draw:line>
        <draw:custom-shape draw:name="Text Box 13" draw:style-name="gr339" draw:text-style-name="P38" draw:layer="layout" svg:width="1.244cm" svg:height="0.508cm" svg:x="2.776cm" svg:y="7.204cm">
          <text:p text:style-name="P37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40" draw:text-style-name="P38" draw:layer="layout" svg:width="1.244cm" svg:height="0.508cm" svg:x="2.776cm" svg:y="8.234cm">
          <text:p text:style-name="P37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41" draw:text-style-name="P38" draw:layer="layout" svg:width="1.244cm" svg:height="0.508cm" svg:x="6.565cm" svg:y="7.722cm">
          <text:p text:style-name="P37"><text:span text:style-name="T2">{</text:span><text:span text:style-name="T38">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42" draw:text-style-name="P38" draw:layer="layout" svg:width="1.154cm" svg:height="0.424cm" svg:x="4.74cm" svg:y="8.22cm">
          <text:p text:style-name="P37"><text:span text:style-name="T43">Block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8" draw:text-style-name="P45" draw:layer="layout" svg:width="2.37cm" svg:height="1.385cm" svg:x="4.394cm" svg:y="10.96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8" draw:text-style-name="P2" draw:layer="layout" svg:x1="2.738cm" svg:y1="11.154cm" svg:x2="4.393cm" svg:y2="11.154cm">
          <text:p/>
        </draw:line>
        <draw:line draw:name="線條" draw:style-name="gr298" draw:text-style-name="P2" draw:layer="layout" svg:x1="2.738cm" svg:y1="12.149cm" svg:x2="4.393cm" svg:y2="12.149cm">
          <text:p/>
        </draw:line>
        <draw:line draw:name="線條" draw:style-name="gr298" draw:text-style-name="P2" draw:layer="layout" svg:x1="6.824cm" svg:y1="11.651cm" svg:x2="8.478cm" svg:y2="11.651cm">
          <text:p/>
        </draw:line>
        <draw:custom-shape draw:name="Text Box 28" draw:style-name="gr343" draw:text-style-name="P38" draw:layer="layout" svg:width="1.244cm" svg:height="0.508cm" svg:x="2.798cm" svg:y="10.423cm">
          <text:p text:style-name="P37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44" draw:text-style-name="P38" draw:layer="layout" svg:width="1.385cm" svg:height="0.508cm" svg:x="2.598cm" svg:y="11.453cm">
          <text:p text:style-name="P37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45" draw:text-style-name="P38" draw:layer="layout" svg:width="1.244cm" svg:height="0.508cm" svg:x="7.184cm" svg:y="10.941cm">
          <text:p text:style-name="P37"><text:span text:style-name="T2">{</text:span><text:span text:style-name="T38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346" draw:text-style-name="P38" draw:layer="layout" svg:width="1.154cm" svg:height="0.424cm" svg:x="5.001cm" svg:y="11.439cm">
          <text:p text:style-name="P37"><text:span text:style-name="T43">Blo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98" draw:text-style-name="P2" draw:layer="layout" svg:x1="9.471cm" svg:y1="7.935cm" svg:x2="11.126cm" svg:y2="7.935cm">
          <text:p/>
        </draw:line>
        <draw:line draw:name="線條" draw:style-name="gr298" draw:text-style-name="P2" draw:layer="layout" svg:x1="9.471cm" svg:y1="8.929cm" svg:x2="11.126cm" svg:y2="8.93cm">
          <text:p/>
        </draw:line>
        <draw:line draw:name="線條" draw:style-name="gr298" draw:text-style-name="P2" draw:layer="layout" svg:x1="13.535cm" svg:y1="8.432cm" svg:x2="15.19cm" svg:y2="8.432cm">
          <text:p/>
        </draw:line>
        <draw:custom-shape draw:name="Text Box 36" draw:style-name="gr347" draw:text-style-name="P38" draw:layer="layout" svg:width="1.385cm" svg:height="0.508cm" svg:x="9.331cm" svg:y="7.204cm">
          <text:p text:style-name="P37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48" draw:text-style-name="P38" draw:layer="layout" svg:width="1.244cm" svg:height="0.508cm" svg:x="9.53cm" svg:y="8.234cm">
          <text:p text:style-name="P37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349" draw:text-style-name="P38" draw:layer="layout" svg:width="1.244cm" svg:height="0.508cm" svg:x="13.917cm" svg:y="7.722cm">
          <text:p text:style-name="P37"><text:span text:style-name="T2">{</text:span><text:span text:style-name="T38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50" draw:text-style-name="P38" draw:layer="layout" svg:width="1.154cm" svg:height="0.424cm" svg:x="11.388cm" svg:y="8.22cm">
          <text:p text:style-name="P37"><text:span text:style-name="T43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8" draw:text-style-name="P45" draw:layer="layout" svg:width="1.874cm" svg:height="1.773cm" svg:x="11.127cm" svg:y="10.76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8" draw:text-style-name="P2" draw:layer="layout" svg:x1="9.471cm" svg:y1="11.154cm" svg:x2="11.126cm" svg:y2="11.154cm">
          <text:p/>
        </draw:line>
        <draw:line draw:name="線條" draw:style-name="gr298" draw:text-style-name="P2" draw:layer="layout" svg:x1="9.471cm" svg:y1="12.149cm" svg:x2="11.126cm" svg:y2="12.149cm">
          <text:p/>
        </draw:line>
        <draw:line draw:name="線條" draw:style-name="gr298" draw:text-style-name="P2" draw:layer="layout" svg:x1="13.001cm" svg:y1="11.651cm" svg:x2="14.655cm" svg:y2="11.651cm">
          <text:p/>
        </draw:line>
        <draw:custom-shape draw:name="Text Box 44" draw:style-name="gr351" draw:text-style-name="P38" draw:layer="layout" svg:width="1.385cm" svg:height="0.508cm" svg:x="9.331cm" svg:y="10.423cm">
          <text:p text:style-name="P37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352" draw:text-style-name="P38" draw:layer="layout" svg:width="1.385cm" svg:height="0.508cm" svg:x="9.331cm" svg:y="11.453cm">
          <text:p text:style-name="P37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353" draw:text-style-name="P38" draw:layer="layout" svg:width="1.385cm" svg:height="0.508cm" svg:x="13.319cm" svg:y="10.941cm">
          <text:p text:style-name="P37"><text:span text:style-name="T2">{</text:span><text:span text:style-name="T38">-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354" draw:text-style-name="P38" draw:layer="layout" svg:width="1.154cm" svg:height="0.424cm" svg:x="11.388cm" svg:y="11.439cm">
          <text:p text:style-name="P37"><text:span text:style-name="T43">Block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8" draw:text-style-name="P45" draw:layer="layout" svg:width="0.759cm" svg:height="0.703cm" svg:x="6.648cm" svg:y="2.441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38" draw:text-style-name="P45" draw:layer="layout" svg:width="1.431cm" svg:height="0.623cm" svg:x="7.654cm" svg:y="3.19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38" draw:text-style-name="P45" draw:layer="layout" svg:width="1.431cm" svg:height="0.623cm" svg:x="7.654cm" svg:y="3.9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38" draw:text-style-name="P45" draw:layer="layout" svg:width="0.759cm" svg:height="0.703cm" svg:x="9.331cm" svg:y="4.653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38" draw:text-style-name="P45" draw:layer="layout" svg:width="2.37cm" svg:height="1.385cm" svg:x="11.127cm" svg:y="7.71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54" draw:style-name="gr355" draw:text-style-name="P38" draw:layer="layout" svg:width="1.154cm" svg:height="0.424cm" svg:x="11.733cm" svg:y="8.195cm">
          <text:p text:style-name="P37"><text:span text:style-name="T43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356" draw:text-style-name="P38" draw:layer="layout" svg:width="2.598cm" svg:height="0.508cm" svg:x="2.121cm" svg:y="6.288cm">
          <text:p text:style-name="P37"><text:span text:style-name="T44">Valid block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Dash_20_Dot_20_4" draw:display-name="Dash Dot 4" draw:style="round" draw:dots1="1" draw:dots1-length="1%" draw:distance="299%"/>
    <draw:stroke-dash draw:name="Dash_20_Dot_20_5" draw:display-name="Dash Dot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5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3cm" fo:padding-bottom="0.13cm" fo:padding-left="0.15cm" fo:padding-right="0.15cm" fo:wrap-option="wrap" draw:shadow="hidden" draw:shadow-offset-x="0.2cm" draw:shadow-offset-y="0.2cm" draw:shadow-color="#808080" draw:line-distance="0.8cm" draw:guide-overhang="0.2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family="Arial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family="Arial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family="Arial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3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60pt" fo:letter-spacing="normal" fo:font-style="normal" style:text-underline-style="none" fo:font-weight="normal" fo:background-color="transparent" style:font-name-asian="Arial Black" style:font-size-asian="60pt" style:font-style-asian="normal" style:font-weight-asian="normal" style:font-name-complex="Arial Black" style:font-size-complex="60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Arial Black" fo:font-size="18pt" fo:letter-spacing="normal" fo:font-style="normal" style:text-underline-style="none" fo:font-weight="normal" fo:background-color="transparent" style:font-name-asian="Arial Black" style:font-size-asian="18pt" style:font-style-asian="normal" style:font-weight-asian="normal" style:font-name-complex="Arial Black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24pt" fo:letter-spacing="normal" fo:font-style="normal" style:text-underline-style="none" fo:font-weight="normal" fo:background-color="transparent" style:font-name-asian="Arial Black" style:font-size-asian="24pt" style:font-style-asian="normal" style:font-weight-asian="normal" style:font-name-complex="Arial Black" style:font-size-complex="24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419cm" svg:height="1.484cm" svg:x="3.34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918cm" svg:height="1.484cm" svg:x="14.9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148cm" svg:height="1.484cm" svg:x="3.482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554cm" svg:height="1.484cm" svg:x="15.165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大標題文字" presentation:style-name="Mpr1" draw:text-style-name="MP6" draw:layer="backgroundobjects" svg:width="25.399cm" svg:height="6.074cm" svg:x="4.233cm" svg:y="3.675cm" presentation:class="title" presentation:user-transformed="true">
        <draw:text-box>
          <text:p text:style-name="MP5"><text:span text:style-name="MT2">大標題文字</text:span></text:p>
        </draw:text-box>
      </draw:frame>
      <draw:frame draw:name="內文層級一…" presentation:style-name="Mpr2" draw:text-style-name="MP9" draw:layer="backgroundobjects" svg:width="25.399cm" svg:height="4.598cm" svg:x="4.233cm" svg:y="10.006cm" presentation:class="outline" presentation:user-transformed="true">
        <draw:text-box>
          <text:list text:style-name="ML2">
            <text:list-item>
              <text:p text:style-name="MP7"><text:span text:style-name="MT3">內文層級一</text:span></text:p>
              <text:list>
                <text:list-item>
                  <text:p text:style-name="MP8"><text:span text:style-name="MT3">內文層級二</text:span></text:p>
                  <text:list>
                    <text:list-item>
                      <text:p text:style-name="MP8"><text:span text:style-name="MT3">內文層級三</text:span></text:p>
                      <text:list>
                        <text:list-item>
                          <text:p text:style-name="MP8"><text:span text:style-name="MT3">內文層級四</text:span></text:p>
                          <text:list>
                            <text:list-item>
                              <text:p text:style-name="MP8"><text:span text:style-name="MT3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3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大標題文字" presentation:style-name="Mpr6" draw:text-style-name="MP12" draw:layer="backgroundobjects" svg:width="29.209cm" svg:height="3.681cm" svg:x="1.799cm" svg:y="0.718cm" presentation:class="title" presentation:user-transformed="true">
        <draw:text-box>
          <text:p text:style-name="MP11"><text:span text:style-name="MT4">大標題文字</text:span></text:p>
        </draw:text-box>
      </draw:frame>
      <draw:frame draw:name="內文層級一…" presentation:style-name="Mpr7" draw:text-style-name="MP14" draw:layer="backgroundobjects" svg:width="29.209cm" svg:height="12.086cm" svg:x="1.799cm" svg:y="5.071cm" presentation:class="outline" presentation:user-transformed="true">
        <draw:text-box>
          <text:list text:style-name="ML2">
            <text:list-item>
              <text:p text:style-name="MP13"><text:span text:style-name="MT5">內文層級一</text:span></text:p>
              <text:list>
                <text:list-item>
                  <text:p text:style-name="MP13"><text:span text:style-name="MT5">內文層級二</text:span></text:p>
                  <text:list>
                    <text:list-item>
                      <text:p text:style-name="MP13"><text:span text:style-name="MT5">內文層級三</text:span></text:p>
                      <text:list>
                        <text:list-item>
                          <text:p text:style-name="MP13"><text:span text:style-name="MT5">內文層級四</text:span></text:p>
                          <text:list>
                            <text:list-item>
                              <text:p text:style-name="MP13"><text:span text:style-name="MT5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8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幻燈片編號" presentation:style-name="Mpr11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36</meta:editing-cycles>
    <meta:creation-date>2023-03-24T13:11:27</meta:creation-date>
    <dc:date>2023-06-19T17:58:47.680548670</dc:date>
    <meta:editing-duration>PT2H41M26S</meta:editing-duration>
    <meta:generator>LibreOffice/7.3.7.2$Linux_X86_64 LibreOffice_project/30$Build-2</meta:generator>
    <meta:document-statistic meta:object-count="902"/>
    <meta:user-defined meta:name="AppVersion">14.0000</meta:user-defined>
    <meta:user-defined meta:name="KSOProductBuildVer">1033-11.1.0.9522</meta:user-defined>
    <meta:user-defined meta:name="Slides" meta:value-type="float">20</meta:user-defined>
  </office:meta>
</office:document-meta>
</file>